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</office:automatic-styles>
  <office:body>
    <office:spreadsheet>
      <table:calculation-settings table:automatic-find-labels="false"/>
      <table:table table:name="2 consent" table:style-name="ta1">
        <table:table-column table:style-name="co1" table:default-cell-style-name="ce4"/>
        <table:table-column table:style-name="co2" table:number-columns-repeated="4" table:default-cell-style-name="Default"/>
        <table:table-row table:style-name="ro1">
          <table:table-cell table:style-name="Default"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 coutn features</text:p>
          </table:table-cell>
        </table:table-row>
        <table:table-row table:style-name="ro2">
          <table:table-cell table:style-name="ce1" office:value-type="string" calcext:value-type="string">
            <text:p>W2V </text:p>
          </table:table-cell>
          <table:table-cell office:value-type="float" office:value="0.776" calcext:value-type="float">
            <text:p>0.776</text:p>
          </table:table-cell>
          <table:table-cell office:value-type="float" office:value="0.022" calcext:value-type="float">
            <text:p>0.022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<text:s/>0.821 [ 21 ] ['0.781', '0.788', '0.768', '0.821', '0.735', '0.742', '0.781', '0.775', '0.742', '0.768', '0.768', '0.788', '0.801', '0.768', '0.795', '0.768', '0.762', '0.788', '0.762', '0.788', '0.815']</text:p>
          </table:table-cell>
        </table:table-row>
        <table:table-row table:style-name="ro2">
          <table:table-cell table:style-name="ce2" office:value-type="string" calcext:value-type="string">
            <text:p>W2V HGL </text:p>
          </table:table-cell>
          <table:table-cell office:value-type="float" office:value="0.772" calcext:value-type="float">
            <text:p>0.772</text:p>
          </table:table-cell>
          <table:table-cell office:value-type="float" office:value="0.023" calcext:value-type="float">
            <text:p>0.023</text:p>
          </table:table-cell>
          <table:table-cell office:value-type="float" office:value="0.728" calcext:value-type="float">
            <text:p>0.728</text:p>
          </table:table-cell>
          <table:table-cell office:value-type="string" calcext:value-type="string">
            <text:p><text:s/>0.828 [ 20 ] ['0.775', '0.775', '0.828', '0.755', '0.748', '0.742', '0.795', '0.742', '0.755', '0.755', '0.768', '0.788', '0.728', '0.781', '0.768', '0.768', '0.795', '0.781', '0.801', '0.781']</text:p>
          </table:table-cell>
        </table:table-row>
        <table:table-row table:style-name="ro2">
          <table:table-cell table:style-name="ce2" office:value-type="string" calcext:value-type="string">
            <text:p>W2V IND </text:p>
          </table:table-cell>
          <table:table-cell office:value-type="float" office:value="0.769" calcext:value-type="float">
            <text:p>0.769</text:p>
          </table:table-cell>
          <table:table-cell office:value-type="float" office:value="0.023" calcext:value-type="float">
            <text:p>0.023</text:p>
          </table:table-cell>
          <table:table-cell office:value-type="float" office:value="0.728" calcext:value-type="float">
            <text:p>0.728</text:p>
          </table:table-cell>
          <table:table-cell office:value-type="string" calcext:value-type="string">
            <text:p><text:s/>0.821 [ 20 ] ['0.775', '0.775', '0.795', '0.742', '0.735', '0.781', '0.768', '0.728', '0.762', '0.755', '0.781', '0.801', '0.748', '0.762', '0.762', '0.735', '0.781', '0.788', '0.775', '0.821']</text:p>
          </table:table-cell>
        </table:table-row>
        <table:table-row table:style-name="ro2">
          <table:table-cell table:style-name="ce2" office:value-type="string" calcext:value-type="string">
            <text:p>W2V IND HGL </text:p>
          </table:table-cell>
          <table:table-cell office:value-type="float" office:value="0.764" calcext:value-type="float">
            <text:p>0.764</text:p>
          </table:table-cell>
          <table:table-cell office:value-type="float" office:value="0.022" calcext:value-type="float">
            <text:p>0.022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<text:s/>0.808 [ 20 ] ['0.735', '0.788', '0.795', '0.781', '0.768', '0.775', '0.748', '0.768', '0.735', '0.755', '0.781', '0.742', '0.748', '0.768', '0.735', '0.768', '0.795', '0.748', '0.808', '0.735']</text:p>
          </table:table-cell>
        </table:table-row>
        <table:table-row table:style-name="ro2">
          <table:table-cell table:style-name="ce2" office:value-type="string" calcext:value-type="string">
            <text:p>CLU W2V HGL </text:p>
          </table:table-cell>
          <table:table-cell office:value-type="float" office:value="0.764" calcext:value-type="float">
            <text:p>0.764</text:p>
          </table:table-cell>
          <table:table-cell office:value-type="float" office:value="0.025" calcext:value-type="float">
            <text:p>0.025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<text:s/>0.795 [ 20 ] ['0.728', '0.781', '0.781', '0.781', '0.768', '0.781', '0.762', '0.781', '0.748', '0.795', '0.795', '0.742', '0.768', '0.788', '0.735', '0.722', '0.781', '0.709', '0.781', '0.742']</text:p>
          </table:table-cell>
        </table:table-row>
        <table:table-row table:style-name="ro2">
          <table:table-cell table:style-name="ce2" office:value-type="string" calcext:value-type="string">
            <text:p>CLU W2V POS IND </text:p>
          </table:table-cell>
          <table:table-cell office:value-type="float" office:value="0.764" calcext:value-type="float">
            <text:p>0.764</text:p>
          </table:table-cell>
          <table:table-cell office:value-type="float" office:value="0.025" calcext:value-type="float">
            <text:p>0.025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<text:s/>0.801 [ 20 ] ['0.762', '0.775', '0.781', '0.801', '0.768', '0.781', '0.715', '0.722', '0.781', '0.742', '0.781', '0.735', '0.781', '0.781', '0.795', '0.748', '0.775', '0.715', '0.768', '0.768']</text:p>
          </table:table-cell>
        </table:table-row>
        <table:table-row table:style-name="ro2">
          <table:table-cell table:style-name="ce2" office:value-type="string" calcext:value-type="string">
            <text:p>CLU W2V </text:p>
          </table:table-cell>
          <table:table-cell office:value-type="float" office:value="0.764" calcext:value-type="float">
            <text:p>0.764</text:p>
          </table:table-cell>
          <table:table-cell office:value-type="float" office:value="0.025" calcext:value-type="float">
            <text:p>0.025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<text:s/>0.808 [ 21 ] ['0.795', '0.788', '0.748', '0.801', '0.722', '0.762', '0.735', '0.742', '0.748', '0.722', '0.728', '0.781', '0.781', '0.781', '0.775', '0.748', '0.755', '0.768', '0.781', '0.781', '0.808']</text:p>
          </table:table-cell>
        </table:table-row>
        <table:table-row table:style-name="ro2">
          <table:table-cell table:style-name="ce2" office:value-type="string" calcext:value-type="string">
            <text:p>CLU W2V IND </text:p>
          </table:table-cell>
          <table:table-cell office:value-type="float" office:value="0.764" calcext:value-type="float">
            <text:p>0.764</text:p>
          </table:table-cell>
          <table:table-cell office:value-type="float" office:value="0.019" calcext:value-type="float">
            <text:p>0.019</text:p>
          </table:table-cell>
          <table:table-cell office:value-type="float" office:value="0.728" calcext:value-type="float">
            <text:p>0.728</text:p>
          </table:table-cell>
          <table:table-cell office:value-type="string" calcext:value-type="string">
            <text:p><text:s/>0.801 [ 20 ] ['0.742', '0.762', '0.755', '0.775', '0.781', '0.781', '0.795', '0.768', '0.768', '0.748', '0.795', '0.742', '0.801', '0.768', '0.748', '0.755', '0.768', '0.742', '0.762', '0.728']</text:p>
          </table:table-cell>
        </table:table-row>
        <table:table-row table:style-name="ro2">
          <table:table-cell table:style-name="ce2" office:value-type="string" calcext:value-type="string">
            <text:p>GER W2V </text:p>
          </table:table-cell>
          <table:table-cell office:value-type="float" office:value="0.763" calcext:value-type="float">
            <text:p>0.763</text:p>
          </table:table-cell>
          <table:table-cell office:value-type="float" office:value="0.021" calcext:value-type="float">
            <text:p>0.021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<text:s/>0.801 [ 20 ] ['0.768', '0.755', '0.788', '0.768', '0.762', '0.762', '0.801', '0.722', '0.742', '0.735', '0.748', '0.768', '0.755', '0.748', '0.768', '0.748', '0.768', '0.762', '0.801', '0.795']</text:p>
          </table:table-cell>
        </table:table-row>
        <table:table-row table:style-name="ro2">
          <table:table-cell table:style-name="ce2" office:value-type="string" calcext:value-type="string">
            <text:p>W2V POS 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4" calcext:value-type="float">
            <text:p>0.034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<text:s/>0.848 [ 20 ] ['0.781', '0.768', '0.788', '0.728', '0.755', '0.702', '0.755', '0.755', '0.682', '0.742', '0.762', '0.748', '0.768', '0.762', '0.762', '0.788', '0.781', '0.768', '0.801', '0.848']</text:p>
          </table:table-cell>
        </table:table-row>
        <table:table-row table:style-name="ro2">
          <table:table-cell table:style-name="ce2" office:value-type="string" calcext:value-type="string">
            <text:p>W2V POS IND 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9" calcext:value-type="float">
            <text:p>0.029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<text:s/>0.808 [ 20 ] ['0.722', '0.755', '0.788', '0.801', '0.742', '0.762', '0.795', '0.808', '0.762', '0.801', '0.768', '0.728', '0.768', '0.768', '0.728', '0.742', '0.742', '0.768', '0.709', '0.715']</text:p>
          </table:table-cell>
        </table:table-row>
        <table:table-row table:style-name="ro2">
          <table:table-cell table:style-name="ce2" office:value-type="string" calcext:value-type="string">
            <text:p>CLU W2V POS 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7" calcext:value-type="float">
            <text:p>0.027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<text:s/>0.788 [ 20 ] ['0.695', '0.781', '0.762', '0.768', '0.762', '0.762', '0.781', '0.781', '0.781', '0.762', '0.762', '0.702', '0.781', '0.788', '0.715', '0.768', '0.742', '0.748', '0.788', '0.735']</text:p>
          </table:table-cell>
        </table:table-row>
        <table:table-row table:style-name="ro2">
          <table:table-cell table:style-name="ce2" office:value-type="string" calcext:value-type="string">
            <text:p>CLU GER W2V 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6" calcext:value-type="float">
            <text:p>0.026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<text:s/>0.801 [ 20 ] ['0.795', '0.748', '0.781', '0.768', '0.735', '0.788', '0.735', '0.735', '0.735', '0.695', '0.762', '0.755', '0.742', '0.768', '0.768', '0.775', '0.768', '0.728', '0.801', '0.781']</text:p>
          </table:table-cell>
        </table:table-row>
        <table:table-row table:style-name="ro2">
          <table:table-cell table:style-name="ce2" office:value-type="string" calcext:value-type="string">
            <text:p>CLU GER W2V POS 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1" calcext:value-type="float">
            <text:p>0.021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<text:s/>0.795 [ 20 ] ['0.762', '0.735', '0.795', '0.781', '0.775', '0.748', '0.748', '0.702', '0.755', '0.755', '0.762', '0.742', '0.755', '0.795', '0.775', '0.762', '0.735', '0.742', '0.735', '0.755']</text:p>
          </table:table-cell>
        </table:table-row>
        <table:table-row table:style-name="ro2">
          <table:table-cell table:style-name="ce2" office:value-type="string" calcext:value-type="string">
            <text:p>CLU GER W2V POS IND HGL 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5" calcext:value-type="float">
            <text:p>0.025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<text:s/>0.801 [ 22 ] ['0.801', '0.781', '0.781', '0.709', '0.748', '0.755', '0.735', '0.715', '0.722', '0.755', '0.788', '0.735', '0.781', '0.775', '0.722', '0.748', '0.775', '0.755', '0.762', '0.781', '0.755', '0.748']</text:p>
          </table:table-cell>
        </table:table-row>
        <table:table-row table:style-name="ro2">
          <table:table-cell table:style-name="ce2" office:value-type="string" calcext:value-type="string">
            <text:p>W2V POS HGL </text:p>
          </table:table-cell>
          <table:table-cell office:value-type="float" office:value="0.756" calcext:value-type="float">
            <text:p>0.756</text:p>
          </table:table-cell>
          <table:table-cell office:value-type="float" office:value="0.019" calcext:value-type="float">
            <text:p>0.019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<text:s/>0.808 [ 20 ] ['0.748', '0.748', '0.808', '0.768', '0.768', '0.748', '0.735', '0.768', '0.762', '0.788', '0.748', '0.735', '0.768', '0.762', '0.722', '0.755', '0.742', '0.762', '0.748', '0.735']</text:p>
          </table:table-cell>
        </table:table-row>
        <table:table-row table:style-name="ro2">
          <table:table-cell table:style-name="ce3" office:value-type="string" calcext:value-type="string">
            <text:p>GER W2V HGL </text:p>
          </table:table-cell>
          <table:table-cell office:value-type="float" office:value="0.754" calcext:value-type="float">
            <text:p>0.754</text:p>
          </table:table-cell>
          <table:table-cell office:value-type="float" office:value="0.023" calcext:value-type="float">
            <text:p>0.023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<text:s/>0.795 [ 20 ] ['0.748', '0.742', '0.775', '0.762', '0.762', '0.775', '0.728', '0.775', '0.748', '0.768', '0.762', '0.715', '0.775', '0.775', '0.715', '0.735', '0.775', '0.728', '0.795', '0.722']</text:p>
          </table:table-cell>
        </table:table-row>
        <table:table-row table:style-name="ro1">
          <table:table-cell office:value-type="string" calcext:value-type="string">
            <text:p>GER W2V POS 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2" calcext:value-type="float">
            <text:p>0.032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<text:s/>0.815 [ 20 ] ['0.728', '0.735', '0.795', '0.768', '0.728', '0.768', '0.781', '0.801', '0.755', '0.781', '0.762', '0.722', '0.815', '0.755', '0.722', '0.755', '0.702', '0.781', '0.722', '0.702']</text:p>
          </table:table-cell>
        </table:table-row>
        <table:table-row table:style-name="ro1">
          <table:table-cell office:value-type="string" calcext:value-type="string">
            <text:p>CLU W2V CNT POS </text:p>
          </table:table-cell>
          <table:table-cell office:value-type="float" office:value="0.75" calcext:value-type="float">
            <text:p>0.75</text:p>
          </table:table-cell>
          <table:table-cell office:value-type="float" office:value="0.024" calcext:value-type="float">
            <text:p>0.024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<text:s/>0.801 [ 20 ] ['0.801', '0.755', '0.788', '0.775', '0.728', '0.742', '0.715', '0.735', '0.728', '0.735', '0.755', '0.735', '0.742', '0.788', '0.762', '0.709', '0.768', '0.762', '0.735', '0.735']</text:p>
          </table:table-cell>
        </table:table-row>
        <table:table-row table:style-name="ro1">
          <table:table-cell office:value-type="string" calcext:value-type="string">
            <text:p>CLU GER W2V IND </text:p>
          </table:table-cell>
          <table:table-cell office:value-type="float" office:value="0.75" calcext:value-type="float">
            <text:p>0.75</text:p>
          </table:table-cell>
          <table:table-cell office:value-type="float" office:value="0.027" calcext:value-type="float">
            <text:p>0.027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<text:s/>0.788 [ 20 ] ['0.781', '0.762', '0.775', '0.775', '0.755', '0.709', '0.735', '0.755', '0.775', '0.702', '0.781', '0.709', '0.742', '0.788', '0.755', '0.735', '0.775', '0.709', '0.728', '0.748']</text:p>
          </table:table-cell>
        </table:table-row>
        <table:table-row table:style-name="ro1">
          <table:table-cell office:value-type="string" calcext:value-type="string">
            <text:p>CLU W2V IND HGL </text:p>
          </table:table-cell>
          <table:table-cell office:value-type="float" office:value="0.75" calcext:value-type="float">
            <text:p>0.75</text:p>
          </table:table-cell>
          <table:table-cell office:value-type="float" office:value="0.022" calcext:value-type="float">
            <text:p>0.022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<text:s/>0.788 [ 20 ] ['0.775', '0.762', '0.755', '0.768', '0.762', '0.735', '0.709', '0.735', '0.735', '0.755', '0.748', '0.742', '0.788', '0.748', '0.728', '0.748', '0.788', '0.709', '0.735', '0.781']</text:p>
          </table:table-cell>
        </table:table-row>
        <table:table-row table:style-name="ro1">
          <table:table-cell office:value-type="string" calcext:value-type="string">
            <text:p>CLU W2V CNT IND </text:p>
          </table:table-cell>
          <table:table-cell office:value-type="float" office:value="0.749" calcext:value-type="float">
            <text:p>0.749</text:p>
          </table:table-cell>
          <table:table-cell office:value-type="float" office:value="0.029" calcext:value-type="float">
            <text:p>0.029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<text:s/>0.821 [ 20 ] ['0.815', '0.742', '0.762', '0.735', '0.768', '0.722', '0.755', '0.728', '0.728', '0.709', '0.775', '0.722', '0.728', '0.821', '0.762', '0.728', '0.762', '0.742', '0.722', '0.755']</text:p>
          </table:table-cell>
        </table:table-row>
        <table:table-row table:style-name="ro1">
          <table:table-cell office:value-type="string" calcext:value-type="string">
            <text:p>CLU GER W2V POS IND </text:p>
          </table:table-cell>
          <table:table-cell office:value-type="float" office:value="0.749" calcext:value-type="float">
            <text:p>0.749</text:p>
          </table:table-cell>
          <table:table-cell office:value-type="float" office:value="0.026" calcext:value-type="float">
            <text:p>0.026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<text:s/>0.788 [ 20 ] ['0.748', '0.768', '0.735', '0.788', '0.682', '0.768', '0.781', '0.755', '0.762', '0.768', '0.762', '0.742', '0.755', '0.728', '0.742', '0.742', '0.742', '0.702', '0.722', '0.781']</text:p>
          </table:table-cell>
        </table:table-row>
        <table:table-row table:style-name="ro1">
          <table:table-cell office:value-type="string" calcext:value-type="string">
            <text:p>CLU W2V POS IND HGL </text:p>
          </table:table-cell>
          <table:table-cell office:value-type="float" office:value="0.749" calcext:value-type="float">
            <text:p>0.749</text:p>
          </table:table-cell>
          <table:table-cell office:value-type="float" office:value="0.037" calcext:value-type="float">
            <text:p>0.037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<text:s/>0.795 [ 20 ] ['0.742', '0.768', '0.702', '0.768', '0.709', '0.795', '0.735', '0.762', '0.795', '0.742', '0.781', '0.762', '0.742', '0.715', '0.775', '0.781', '0.762', '0.662', '0.689', '0.795']</text:p>
          </table:table-cell>
        </table:table-row>
        <table:table-row table:style-name="ro1">
          <table:table-cell office:value-type="string" calcext:value-type="string">
            <text:p>CLU GER W2V HGL </text:p>
          </table:table-cell>
          <table:table-cell office:value-type="float" office:value="0.748" calcext:value-type="float">
            <text:p>0.748</text:p>
          </table:table-cell>
          <table:table-cell office:value-type="float" office:value="0.028" calcext:value-type="float">
            <text:p>0.028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<text:s/>0.801 [ 20 ] ['0.781', '0.735', '0.762', '0.768', '0.768', '0.742', '0.709', '0.702', '0.762', '0.748', '0.801', '0.695', '0.742', '0.768', '0.762', '0.748', '0.768', '0.709', '0.715', '0.775']</text:p>
          </table:table-cell>
        </table:table-row>
        <table:table-row table:style-name="ro1">
          <table:table-cell office:value-type="string" calcext:value-type="string">
            <text:p>CLU W2V POS HGL </text:p>
          </table:table-cell>
          <table:table-cell office:value-type="float" office:value="0.747" calcext:value-type="float">
            <text:p>0.747</text:p>
          </table:table-cell>
          <table:table-cell office:value-type="float" office:value="0.027" calcext:value-type="float">
            <text:p>0.027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<text:s/>0.801 [ 20 ] ['0.762', '0.742', '0.781', '0.801', '0.762', '0.748', '0.702', '0.695', '0.728', '0.755', '0.748', '0.735', '0.768', '0.762', '0.781', '0.762', '0.735', '0.702', '0.735', '0.742']</text:p>
          </table:table-cell>
        </table:table-row>
        <table:table-row table:style-name="ro1">
          <table:table-cell office:value-type="string" calcext:value-type="string">
            <text:p>CLU GER W2V CNT IND HGL </text:p>
          </table:table-cell>
          <table:table-cell office:value-type="float" office:value="0.747" calcext:value-type="float">
            <text:p>0.747</text:p>
          </table:table-cell>
          <table:table-cell office:value-type="float" office:value="0.029" calcext:value-type="float">
            <text:p>0.029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0.795 [ 22 ] ['0.755', '0.755', '0.768', '0.762', '0.728', '0.702', '0.735', '0.722', '0.742', '0.795', '0.768', '0.735', '0.762', '0.775', '0.715', '0.675', '0.781', '0.781', '0.728', '0.775', '0.715', '0.768']</text:p>
          </table:table-cell>
        </table:table-row>
        <table:table-row table:style-name="ro1">
          <table:table-cell office:value-type="string" calcext:value-type="string">
            <text:p>GER W2V IND 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2" calcext:value-type="float">
            <text:p>0.032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<text:s/>0.815 [ 20 ] ['0.742', '0.735', '0.815', '0.748', '0.722', '0.775', '0.742', '0.788', '0.762', '0.728', '0.768', '0.735', '0.795', '0.748', '0.689', '0.755', '0.735', '0.715', '0.768', '0.682']</text:p>
          </table:table-cell>
        </table:table-row>
        <table:table-row table:style-name="ro1">
          <table:table-cell office:value-type="string" calcext:value-type="string">
            <text:p>CLU GER W2V CNT </text:p>
          </table:table-cell>
          <table:table-cell office:value-type="float" office:value="0.746" calcext:value-type="float">
            <text:p>0.746</text:p>
          </table:table-cell>
          <table:table-cell office:value-type="float" office:value="0.026" calcext:value-type="float">
            <text:p>0.026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<text:s/>0.808 [ 20 ] ['0.808', '0.755', '0.748', '0.722', '0.762', '0.715', '0.748', '0.735', '0.728', '0.748', '0.775', '0.722', '0.728', '0.801', '0.775', '0.728', '0.735', '0.722', '0.728', '0.742']</text:p>
          </table:table-cell>
        </table:table-row>
        <table:table-row table:style-name="ro1">
          <table:table-cell office:value-type="string" calcext:value-type="string">
            <text:p>GER W2V IND HGL </text:p>
          </table:table-cell>
          <table:table-cell office:value-type="float" office:value="0.746" calcext:value-type="float">
            <text:p>0.746</text:p>
          </table:table-cell>
          <table:table-cell office:value-type="float" office:value="0.024" calcext:value-type="float">
            <text:p>0.024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<text:s/>0.788 [ 20 ] ['0.788', '0.742', '0.775', '0.768', '0.768', '0.762', '0.722', '0.722', '0.762', '0.748', '0.781', '0.702', '0.715', '0.742', '0.755', '0.735', '0.755', '0.709', '0.742', '0.735']</text:p>
          </table:table-cell>
        </table:table-row>
        <table:table-row table:style-name="ro1">
          <table:table-cell office:value-type="string" calcext:value-type="string">
            <text:p>CLU GER W2V CNT POS IND 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5" calcext:value-type="float">
            <text:p>0.035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<text:s/>0.808 [ 22 ] ['0.762', '0.795', '0.808', '0.748', '0.709', '0.735', '0.755', '0.695', '0.722', '0.795', '0.775', '0.709', '0.689', '0.748', '0.715', '0.722', '0.788', '0.728', '0.702', '0.788', '0.768', '0.748']</text:p>
          </table:table-cell>
        </table:table-row>
        <table:table-row table:style-name="ro1">
          <table:table-cell office:value-type="string" calcext:value-type="string">
            <text:p>CLU GER W2V CNT POS HGL 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7" calcext:value-type="float">
            <text:p>0.037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<text:s/>0.801 [ 22 ] ['0.788', '0.801', '0.788', '0.755', '0.682', '0.755', '0.755', '0.702', '0.715', '0.775', '0.762', '0.702', '0.695', '0.762', '0.695', '0.722', '0.801', '0.748', '0.702', '0.781', '0.748', '0.768']</text:p>
          </table:table-cell>
        </table:table-row>
        <table:table-row table:style-name="ro1">
          <table:table-cell office:value-type="string" calcext:value-type="string">
            <text:p>CLU W2V CNT POS HGL 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6" calcext:value-type="float">
            <text:p>0.036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<text:s/>0.801 [ 20 ] ['0.755', '0.722', '0.781', '0.801', '0.689', '0.742', '0.748', '0.755', '0.775', '0.775', '0.755', '0.801', '0.715', '0.689', '0.748', '0.768', '0.742', '0.682', '0.695', '0.775']</text:p>
          </table:table-cell>
        </table:table-row>
        <table:table-row table:style-name="ro1">
          <table:table-cell office:value-type="string" calcext:value-type="string">
            <text:p>CLU W2V CNT </text:p>
          </table:table-cell>
          <table:table-cell office:value-type="float" office:value="0.745" calcext:value-type="float">
            <text:p>0.745</text:p>
          </table:table-cell>
          <table:table-cell office:value-type="float" office:value="0.029" calcext:value-type="float">
            <text:p>0.029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<text:s/>0.795 [ 20 ] ['0.702', '0.735', '0.781', '0.735', '0.702', '0.755', '0.781', '0.781', '0.748', '0.742', '0.775', '0.742', '0.795', '0.728', '0.728', '0.709', '0.722', '0.709', '0.781', '0.742']</text:p>
          </table:table-cell>
        </table:table-row>
        <table:table-row table:style-name="ro1">
          <table:table-cell office:value-type="string" calcext:value-type="string">
            <text:p>W2V POS IND HGL </text:p>
          </table:table-cell>
          <table:table-cell office:value-type="float" office:value="0.745" calcext:value-type="float">
            <text:p>0.745</text:p>
          </table:table-cell>
          <table:table-cell office:value-type="float" office:value="0.036" calcext:value-type="float">
            <text:p>0.036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<text:s/>0.821 [ 20 ] ['0.742', '0.762', '0.689', '0.762', '0.709', '0.821', '0.735', '0.762', '0.755', '0.722', '0.795', '0.762', '0.775', '0.709', '0.781', '0.728', '0.768', '0.702', '0.669', '0.748']</text:p>
          </table:table-cell>
        </table:table-row>
        <table:table-row table:style-name="ro1">
          <table:table-cell office:value-type="string" calcext:value-type="string">
            <text:p>CLU W2V CNT POS IND HGL </text:p>
          </table:table-cell>
          <table:table-cell office:value-type="float" office:value="0.745" calcext:value-type="float">
            <text:p>0.745</text:p>
          </table:table-cell>
          <table:table-cell office:value-type="float" office:value="0.035" calcext:value-type="float">
            <text:p>0.035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<text:s/>0.801 [ 22 ] ['0.788', '0.801', '0.801', '0.742', '0.689', '0.728', '0.755', '0.695', '0.728', '0.762', '0.748', '0.715', '0.709', '0.762', '0.702', '0.715', '0.788', '0.748', '0.702', '0.795', '0.748', '0.762']</text:p>
          </table:table-cell>
        </table:table-row>
        <table:table-row table:style-name="ro1">
          <table:table-cell office:value-type="string" calcext:value-type="string">
            <text:p>CLU GER W2V CNT POS IND HGL 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6" calcext:value-type="float">
            <text:p>0.036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<text:s/>0.801 [ 22 ] ['0.775', '0.801', '0.795', '0.755', '0.689', '0.742', '0.755', '0.689', '0.715', '0.781', '0.762', '0.709', '0.702', '0.762', '0.682', '0.715', '0.795', '0.748', '0.709', '0.775', '0.748', '0.762']</text:p>
          </table:table-cell>
        </table:table-row>
        <table:table-row table:style-name="ro1">
          <table:table-cell office:value-type="string" calcext:value-type="string">
            <text:p>CLU GER W2V POS HGL 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2" calcext:value-type="float">
            <text:p>0.032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<text:s/>0.795 [ 20 ] ['0.768', '0.742', '0.728', '0.795', '0.689', '0.795', '0.768', '0.709', '0.742', '0.755', '0.768', '0.748', '0.728', '0.682', '0.775', '0.735', '0.755', '0.728', '0.689', '0.775']</text:p>
          </table:table-cell>
        </table:table-row>
        <table:table-row table:style-name="ro1">
          <table:table-cell office:value-type="string" calcext:value-type="string">
            <text:p>GER W2V POS IND </text:p>
          </table:table-cell>
          <table:table-cell office:value-type="float" office:value="0.743" calcext:value-type="float">
            <text:p>0.743</text:p>
          </table:table-cell>
          <table:table-cell office:value-type="float" office:value="0.026" calcext:value-type="float">
            <text:p>0.026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<text:s/>0.788 [ 20 ] ['0.775', '0.728', '0.775', '0.762', '0.768', '0.788', '0.742', '0.702', '0.762', '0.755', '0.748', '0.709', '0.742', '0.768', '0.735', '0.709', '0.748', '0.702', '0.735', '0.709']</text:p>
          </table:table-cell>
        </table:table-row>
        <table:table-row table:style-name="ro1">
          <table:table-cell office:value-type="string" calcext:value-type="string">
            <text:p>CLU GER W2V CNT POS </text:p>
          </table:table-cell>
          <table:table-cell office:value-type="float" office:value="0.739" calcext:value-type="float">
            <text:p>0.739</text:p>
          </table:table-cell>
          <table:table-cell office:value-type="float" office:value="0.029" calcext:value-type="float">
            <text:p>0.029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<text:s/>0.795 [ 20 ] ['0.735', '0.755', '0.795', '0.768', '0.695', '0.722', '0.715', '0.742', '0.762', '0.748', '0.748', '0.788', '0.722', '0.689', '0.728', '0.735', '0.735', '0.715', '0.702', '0.788']</text:p>
          </table:table-cell>
        </table:table-row>
        <table:table-row table:style-name="ro1">
          <table:table-cell office:value-type="string" calcext:value-type="string">
            <text:p>CLU W2V CNT POS IND </text:p>
          </table:table-cell>
          <table:table-cell office:value-type="float" office:value="0.739" calcext:value-type="float">
            <text:p>0.739</text:p>
          </table:table-cell>
          <table:table-cell office:value-type="float" office:value="0.023" calcext:value-type="float">
            <text:p>0.023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<text:s/>0.775 [ 20 ] ['0.742', '0.742', '0.775', '0.755', '0.702', '0.735', '0.755', '0.742', '0.748', '0.775', '0.722', '0.768', '0.709', '0.695', '0.735', '0.748', '0.735', '0.715', '0.715', '0.768']</text:p>
          </table:table-cell>
        </table:table-row>
        <table:table-row table:style-name="ro1">
          <table:table-cell office:value-type="string" calcext:value-type="string">
            <text:p>GER W2V POS IND HGL </text:p>
          </table:table-cell>
          <table:table-cell office:value-type="float" office:value="0.737" calcext:value-type="float">
            <text:p>0.737</text:p>
          </table:table-cell>
          <table:table-cell office:value-type="float" office:value="0.025" calcext:value-type="float">
            <text:p>0.025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<text:s/>0.795 [ 20 ] ['0.728', '0.748', '0.715', '0.762', '0.715', '0.762', '0.755', '0.722', '0.755', '0.715', '0.755', '0.735', '0.755', '0.722', '0.795', '0.715', '0.735', '0.689', '0.709', '0.762']</text:p>
          </table:table-cell>
        </table:table-row>
        <table:table-row table:style-name="ro1">
          <table:table-cell office:value-type="string" calcext:value-type="string">
            <text:p>CLU W2V CNT HGL </text:p>
          </table:table-cell>
          <table:table-cell office:value-type="float" office:value="0.737" calcext:value-type="float">
            <text:p>0.737</text:p>
          </table:table-cell>
          <table:table-cell office:value-type="float" office:value="0.025" calcext:value-type="float">
            <text:p>0.025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<text:s/>0.801 [ 20 ] ['0.801', '0.722', '0.735', '0.709', '0.748', '0.709', '0.722', '0.742', '0.715', '0.742', '0.768', '0.702', '0.735', '0.775', '0.768', '0.722', '0.742', '0.735', '0.735', '0.715']</text:p>
          </table:table-cell>
        </table:table-row>
        <table:table-row table:style-name="ro1">
          <table:table-cell office:value-type="string" calcext:value-type="string">
            <text:p>CLU GER W2V CNT IND </text:p>
          </table:table-cell>
          <table:table-cell office:value-type="float" office:value="0.737" calcext:value-type="float">
            <text:p>0.737</text:p>
          </table:table-cell>
          <table:table-cell office:value-type="float" office:value="0.028" calcext:value-type="float">
            <text:p>0.028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<text:s/>0.775 [ 20 ] ['0.748', '0.735', '0.775', '0.775', '0.728', '0.775', '0.728', '0.735', '0.709', '0.742', '0.755', '0.748', '0.742', '0.695', '0.768', '0.768', '0.702', '0.715', '0.669', '0.735']</text:p>
          </table:table-cell>
        </table:table-row>
        <table:table-row table:style-name="ro1">
          <table:table-cell office:value-type="string" calcext:value-type="string">
            <text:p>CLU GER W2V IND HGL </text:p>
          </table:table-cell>
          <table:table-cell office:value-type="float" office:value="0.737" calcext:value-type="float">
            <text:p>0.737</text:p>
          </table:table-cell>
          <table:table-cell office:value-type="float" office:value="0.033" calcext:value-type="float">
            <text:p>0.033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<text:s/>0.781 [ 20 ] ['0.755', '0.735', '0.748', '0.755', '0.695', '0.762', '0.748', '0.748', '0.781', '0.775', '0.728', '0.748', '0.728', '0.689', '0.781', '0.748', '0.715', '0.662', '0.682', '0.762']</text:p>
          </table:table-cell>
        </table:table-row>
        <table:table-row table:style-name="ro1">
          <table:table-cell office:value-type="string" calcext:value-type="string">
            <text:p>GER W2V POS HGL </text:p>
          </table:table-cell>
          <table:table-cell office:value-type="float" office:value="0.737" calcext:value-type="float">
            <text:p>0.737</text:p>
          </table:table-cell>
          <table:table-cell office:value-type="float" office:value="0.033" calcext:value-type="float">
            <text:p>0.033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<text:s/>0.801 [ 20 ] ['0.775', '0.715', '0.801', '0.775', '0.728', '0.762', '0.669', '0.689', '0.755', '0.742', '0.755', '0.728', '0.742', '0.781', '0.742', '0.695', '0.715', '0.702', '0.722', '0.742']</text:p>
          </table:table-cell>
        </table:table-row>
        <table:table-row table:style-name="ro1">
          <table:table-cell office:value-type="string" calcext:value-type="string">
            <text:p>CLU CNT POS </text:p>
          </table:table-cell>
          <table:table-cell office:value-type="float" office:value="0.735" calcext:value-type="float">
            <text:p>0.735</text:p>
          </table:table-cell>
          <table:table-cell office:value-type="float" office:value="0.025" calcext:value-type="float">
            <text:p>0.025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0.775 [ 20 ] ['0.675', '0.722', '0.775', '0.755', '0.722', '0.748', '0.742', '0.735', '0.755', '0.762', '0.715', '0.715', '0.775', '0.742', '0.695', '0.728', '0.762', '0.735', '0.722', '0.722']</text:p>
          </table:table-cell>
        </table:table-row>
        <table:table-row table:style-name="ro1">
          <table:table-cell office:value-type="string" calcext:value-type="string">
            <text:p>CLU GER CNT POS IND HGL </text:p>
          </table:table-cell>
          <table:table-cell office:value-type="float" office:value="0.734" calcext:value-type="float">
            <text:p>0.734</text:p>
          </table:table-cell>
          <table:table-cell office:value-type="float" office:value="0.029" calcext:value-type="float">
            <text:p>0.029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<text:s/>0.781 [ 22 ] ['0.768', '0.748', '0.748', '0.742', '0.662', '0.755', '0.728', '0.715', '0.702', '0.742', '0.735', '0.695', '0.709', '0.742', '0.702', '0.742', '0.781', '0.755', '0.695', '0.762', '0.735', '0.775']</text:p>
          </table:table-cell>
        </table:table-row>
        <table:table-row table:style-name="ro1">
          <table:table-cell office:value-type="string" calcext:value-type="string">
            <text:p>CLU GER W2V CNT HGL </text:p>
          </table:table-cell>
          <table:table-cell office:value-type="float" office:value="0.733" calcext:value-type="float">
            <text:p>0.733</text:p>
          </table:table-cell>
          <table:table-cell office:value-type="float" office:value="0.029" calcext:value-type="float">
            <text:p>0.029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<text:s/>0.781 [ 20 ] ['0.748', '0.748', '0.768', '0.768', '0.709', '0.781', '0.728', '0.722', '0.728', '0.755', '0.735', '0.755', '0.722', '0.702', '0.768', '0.742', '0.702', '0.715', '0.656', '0.715']</text:p>
          </table:table-cell>
        </table:table-row>
        <table:table-row table:style-name="ro1">
          <table:table-cell office:value-type="string" calcext:value-type="string">
            <text:p>CLU GER POS </text:p>
          </table:table-cell>
          <table:table-cell office:value-type="float" office:value="0.733" calcext:value-type="float">
            <text:p>0.733</text:p>
          </table:table-cell>
          <table:table-cell office:value-type="float" office:value="0.034" calcext:value-type="float">
            <text:p>0.034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<text:s/>0.788 [ 20 ] ['0.695', '0.695', '0.768', '0.781', '0.748', '0.755', '0.748', '0.755', '0.742', '0.762', '0.788', '0.682', '0.735', '0.728', '0.656', '0.709', '0.715', '0.755', '0.742', '0.695']</text:p>
          </table:table-cell>
        </table:table-row>
        <table:table-row table:style-name="ro1">
          <table:table-cell office:value-type="string" calcext:value-type="string">
            <text:p>CLU W2V CNT IND HGL </text:p>
          </table:table-cell>
          <table:table-cell office:value-type="float" office:value="0.733" calcext:value-type="float">
            <text:p>0.733</text:p>
          </table:table-cell>
          <table:table-cell office:value-type="float" office:value="0.033" calcext:value-type="float">
            <text:p>0.033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<text:s/>0.781 [ 20 ] ['0.742', '0.755', '0.755', '0.762', '0.702', '0.781', '0.735', '0.715', '0.728', '0.775', '0.742', '0.775', '0.715', '0.682', '0.762', '0.755', '0.702', '0.695', '0.656', '0.728']</text:p>
          </table:table-cell>
        </table:table-row>
        <table:table-row table:style-name="ro1">
          <table:table-cell office:value-type="string" calcext:value-type="string">
            <text:p>CLU CNT POS HGL </text:p>
          </table:table-cell>
          <table:table-cell office:value-type="float" office:value="0.732" calcext:value-type="float">
            <text:p>0.732</text:p>
          </table:table-cell>
          <table:table-cell office:value-type="float" office:value="0.029" calcext:value-type="float">
            <text:p>0.029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0.788 [ 20 ] ['0.788', '0.735', '0.748', '0.768', '0.675', '0.728', '0.695', '0.722', '0.709', '0.722', '0.781', '0.702', '0.755', '0.755', '0.735', '0.689', '0.715', '0.748', '0.748', '0.728']</text:p>
          </table:table-cell>
        </table:table-row>
        <table:table-row table:style-name="ro1">
          <table:table-cell office:value-type="string" calcext:value-type="string">
            <text:p>CLU POS IND </text:p>
          </table:table-cell>
          <table:table-cell office:value-type="float" office:value="0.732" calcext:value-type="float">
            <text:p>0.732</text:p>
          </table:table-cell>
          <table:table-cell office:value-type="float" office:value="0.029" calcext:value-type="float">
            <text:p>0.029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<text:s/>0.795 [ 20 ] ['0.682', '0.709', '0.755', '0.742', '0.748', '0.755', '0.755', '0.728', '0.755', '0.742', '0.762', '0.702', '0.795', '0.742', '0.702', '0.702', '0.735', '0.742', '0.695', '0.689']</text:p>
          </table:table-cell>
        </table:table-row>
        <table:table-row table:style-name="ro1">
          <table:table-cell office:value-type="string" calcext:value-type="string">
            <text:p>CLU GER CNT POS </text:p>
          </table:table-cell>
          <table:table-cell office:value-type="float" office:value="0.731" calcext:value-type="float">
            <text:p>0.731</text:p>
          </table:table-cell>
          <table:table-cell office:value-type="float" office:value="0.025" calcext:value-type="float">
            <text:p>0.025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<text:s/>0.781 [ 20 ] ['0.781', '0.742', '0.742', '0.742', '0.709', '0.735', '0.669', '0.715', '0.715', '0.715', '0.742', '0.709', '0.742', '0.748', '0.762', '0.689', '0.748', '0.748', '0.735', '0.728']</text:p>
          </table:table-cell>
        </table:table-row>
        <table:table-row table:style-name="ro1">
          <table:table-cell office:value-type="string" calcext:value-type="string">
            <text:p>GER W2V CNT POS IND HGL </text:p>
          </table:table-cell>
          <table:table-cell office:value-type="float" office:value="0.731" calcext:value-type="float">
            <text:p>0.731</text:p>
          </table:table-cell>
          <table:table-cell office:value-type="float" office:value="0.038" calcext:value-type="float">
            <text:p>0.038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<text:s/>0.788 [ 22 ] ['0.768', '0.781', '0.788', '0.709', '0.722', '0.735', '0.742', '0.669', '0.742', '0.788', '0.755', '0.695', '0.709', '0.748', '0.649', '0.675', '0.742', '0.728', '0.695', '0.775', '0.722', '0.755']</text:p>
          </table:table-cell>
        </table:table-row>
        <table:table-row table:style-name="ro1">
          <table:table-cell office:value-type="string" calcext:value-type="string">
            <text:p>GER W2V CNT POS </text:p>
          </table:table-cell>
          <table:table-cell office:value-type="float" office:value="0.731" calcext:value-type="float">
            <text:p>0.731</text:p>
          </table:table-cell>
          <table:table-cell office:value-type="float" office:value="0.035" calcext:value-type="float">
            <text:p>0.035</text:p>
          </table:table-cell>
          <table:table-cell office:value-type="float" office:value="0.642" calcext:value-type="float">
            <text:p>0.642</text:p>
          </table:table-cell>
          <table:table-cell office:value-type="string" calcext:value-type="string">
            <text:p><text:s/>0.821 [ 20 ] ['0.821', '0.735', '0.722', '0.742', '0.722', '0.728', '0.709', '0.735', '0.735', '0.735', '0.728', '0.709', '0.728', '0.742', '0.728', '0.642', '0.682', '0.795', '0.762', '0.722']</text:p>
          </table:table-cell>
        </table:table-row>
        <table:table-row table:style-name="ro1">
          <table:table-cell office:value-type="string" calcext:value-type="string">
            <text:p>CLU CNT POS IND </text:p>
          </table:table-cell>
          <table:table-cell office:value-type="float" office:value="0.727" calcext:value-type="float">
            <text:p>0.727</text:p>
          </table:table-cell>
          <table:table-cell office:value-type="float" office:value="0.031" calcext:value-type="float">
            <text:p>0.031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<text:s/>0.788 [ 20 ] ['0.788', '0.715', '0.762', '0.755', '0.689', '0.722', '0.675', '0.715', '0.695', '0.702', '0.742', '0.722', '0.735', '0.768', '0.762', '0.662', '0.728', '0.728', '0.722', '0.748']</text:p>
          </table:table-cell>
        </table:table-row>
        <table:table-row table:style-name="ro1">
          <table:table-cell office:value-type="string" calcext:value-type="string">
            <text:p>CLU GER CNT POS HGL </text:p>
          </table:table-cell>
          <table:table-cell office:value-type="float" office:value="0.726" calcext:value-type="float">
            <text:p>0.726</text:p>
          </table:table-cell>
          <table:table-cell office:value-type="float" office:value="0.029" calcext:value-type="float">
            <text:p>0.029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0.775 [ 20 ] ['0.715', '0.709', '0.775', '0.722', '0.675', '0.728', '0.728', '0.728', '0.715', '0.748', '0.775', '0.762', '0.709', '0.675', '0.748', '0.762', '0.735', '0.695', '0.682', '0.735']</text:p>
          </table:table-cell>
        </table:table-row>
        <table:table-row table:style-name="ro1">
          <table:table-cell office:value-type="string" calcext:value-type="string">
            <text:p>W2V CNT POS </text:p>
          </table:table-cell>
          <table:table-cell office:value-type="float" office:value="0.725" calcext:value-type="float">
            <text:p>0.725</text:p>
          </table:table-cell>
          <table:table-cell office:value-type="float" office:value="0.034" calcext:value-type="float">
            <text:p>0.034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0.808 [ 20 ] ['0.702', '0.715', '0.775', '0.722', '0.728', '0.742', '0.728', '0.808', '0.709', '0.748', '0.755', '0.675', '0.768', '0.728', '0.682', '0.728', '0.709', '0.702', '0.682', '0.682']</text:p>
          </table:table-cell>
        </table:table-row>
        <table:table-row table:style-name="ro1">
          <table:table-cell office:value-type="string" calcext:value-type="string">
            <text:p>CLU GER CNT HGL </text:p>
          </table:table-cell>
          <table:table-cell office:value-type="float" office:value="0.725" calcext:value-type="float">
            <text:p>0.725</text:p>
          </table:table-cell>
          <table:table-cell office:value-type="float" office:value="0.028" calcext:value-type="float">
            <text:p>0.028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<text:s/>0.801 [ 20 ] ['0.801', '0.722', '0.722', '0.702', '0.742', '0.689', '0.695', '0.722', '0.715', '0.755', '0.735', '0.689', '0.722', '0.755', '0.762', '0.702', '0.709', '0.695', '0.728', '0.742']</text:p>
          </table:table-cell>
        </table:table-row>
        <table:table-row table:style-name="ro1">
          <table:table-cell office:value-type="string" calcext:value-type="string">
            <text:p>CLU GER CNT IND </text:p>
          </table:table-cell>
          <table:table-cell office:value-type="float" office:value="0.725" calcext:value-type="float">
            <text:p>0.7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<text:s/>0.795 [ 20 ] ['0.795', '0.695', '0.728', '0.709', '0.722', '0.702', '0.715', '0.715', '0.715', '0.722', '0.762', '0.715', '0.728', '0.762', '0.748', '0.702', '0.709', '0.715', '0.709', '0.742']</text:p>
          </table:table-cell>
        </table:table-row>
        <table:table-row table:style-name="ro1">
          <table:table-cell office:value-type="string" calcext:value-type="string">
            <text:p>CLU GER CNT </text:p>
          </table:table-cell>
          <table:table-cell office:value-type="float" office:value="0.724" calcext:value-type="float">
            <text:p>0.724</text:p>
          </table:table-cell>
          <table:table-cell office:value-type="float" office:value="0.027" calcext:value-type="float">
            <text:p>0.027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<text:s/>0.762 [ 20 ] ['0.702', '0.702', '0.762', '0.735', '0.695', '0.755', '0.742', '0.762', '0.689', '0.742', '0.728', '0.695', '0.748', '0.742', '0.709', '0.662', '0.715', '0.735', '0.755', '0.702']</text:p>
          </table:table-cell>
        </table:table-row>
        <table:table-row table:style-name="ro1">
          <table:table-cell office:value-type="string" calcext:value-type="string">
            <text:p>CLU CNT IND </text:p>
          </table:table-cell>
          <table:table-cell office:value-type="float" office:value="0.723" calcext:value-type="float">
            <text:p>0.723</text:p>
          </table:table-cell>
          <table:table-cell office:value-type="float" office:value="0.03" calcext:value-type="float">
            <text:p>0.03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<text:s/>0.788 [ 20 ] ['0.722', '0.728', '0.748', '0.755', '0.675', '0.735', '0.722', '0.788', '0.695', '0.722', '0.742', '0.722', '0.755', '0.715', '0.689', '0.669', '0.702', '0.695', '0.768', '0.715']</text:p>
          </table:table-cell>
        </table:table-row>
        <table:table-row table:style-name="ro1">
          <table:table-cell office:value-type="string" calcext:value-type="string">
            <text:p>CLU GER POS IND </text:p>
          </table:table-cell>
          <table:table-cell office:value-type="float" office:value="0.722" calcext:value-type="float">
            <text:p>0.722</text:p>
          </table:table-cell>
          <table:table-cell office:value-type="float" office:value="0.03" calcext:value-type="float">
            <text:p>0.03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<text:s/>0.775 [ 20 ] ['0.748', '0.722', '0.742', '0.775', '0.722', '0.689', '0.669', '0.675', '0.715', '0.702', '0.728', '0.715', '0.755', '0.742', '0.755', '0.735', '0.689', '0.675', '0.715', '0.762']</text:p>
          </table:table-cell>
        </table:table-row>
        <table:table-row table:style-name="ro1">
          <table:table-cell office:value-type="string" calcext:value-type="string">
            <text:p>CLU POS HGL </text:p>
          </table:table-cell>
          <table:table-cell office:value-type="float" office:value="0.722" calcext:value-type="float">
            <text:p>0.7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<text:s/>0.762 [ 20 ] ['0.689', '0.689', '0.735', '0.728', '0.742', '0.728', '0.735', '0.742', '0.748', '0.742', '0.748', '0.709', '0.762', '0.715', '0.656', '0.728', '0.715', '0.755', '0.695', '0.675']</text:p>
          </table:table-cell>
        </table:table-row>
        <table:table-row table:style-name="ro1">
          <table:table-cell office:value-type="string" calcext:value-type="string">
            <text:p>CLU CNT </text:p>
          </table:table-cell>
          <table:table-cell office:value-type="float" office:value="0.722" calcext:value-type="float">
            <text:p>0.722</text:p>
          </table:table-cell>
          <table:table-cell office:value-type="float" office:value="0.032" calcext:value-type="float">
            <text:p>0.032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<text:s/>0.801 [ 20 ] ['0.735', '0.695', '0.735', '0.742', '0.695', '0.669', '0.675', '0.728', '0.689', '0.709', '0.742', '0.689', '0.709', '0.755', '0.709', '0.728', '0.801', '0.728', '0.755', '0.755']</text:p>
          </table:table-cell>
        </table:table-row>
        <table:table-row table:style-name="ro1">
          <table:table-cell office:value-type="string" calcext:value-type="string">
            <text:p>W2V CNT POS IND </text:p>
          </table:table-cell>
          <table:table-cell office:value-type="float" office:value="0.721" calcext:value-type="float">
            <text:p>0.721</text:p>
          </table:table-cell>
          <table:table-cell office:value-type="float" office:value="0.027" calcext:value-type="float">
            <text:p>0.027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<text:s/>0.762 [ 20 ] ['0.728', '0.728', '0.748', '0.762', '0.669', '0.742', '0.715', '0.689', '0.702', '0.695', '0.728', '0.735', '0.735', '0.728', '0.748', '0.735', '0.709', '0.669', '0.689', '0.762']</text:p>
          </table:table-cell>
        </table:table-row>
        <table:table-row table:style-name="ro1">
          <table:table-cell office:value-type="string" calcext:value-type="string">
            <text:p>GER W2V CNT IND </text:p>
          </table:table-cell>
          <table:table-cell office:value-type="float" office:value="0.721" calcext:value-type="float">
            <text:p>0.721</text:p>
          </table:table-cell>
          <table:table-cell office:value-type="float" office:value="0.032" calcext:value-type="float">
            <text:p>0.032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<text:s/>0.801 [ 20 ] ['0.801', '0.709', '0.709', '0.748', '0.735', '0.689', '0.728', '0.695', '0.702', '0.742', '0.735', '0.689', '0.669', '0.768', '0.748', '0.702', '0.709', '0.742', '0.722', '0.669']</text:p>
          </table:table-cell>
        </table:table-row>
        <table:table-row table:style-name="ro1">
          <table:table-cell office:value-type="string" calcext:value-type="string">
            <text:p>CLU POS IND HGL </text:p>
          </table:table-cell>
          <table:table-cell office:value-type="float" office:value="0.72" calcext:value-type="float">
            <text:p>0.72</text:p>
          </table:table-cell>
          <table:table-cell office:value-type="float" office:value="0.029" calcext:value-type="float">
            <text:p>0.029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<text:s/>0.768 [ 20 ] ['0.742', '0.728', '0.702', '0.768', '0.695', '0.709', '0.649', '0.695', '0.702', '0.715', '0.689', '0.742', '0.748', '0.742', '0.742', '0.748', '0.709', '0.709', '0.695', '0.762']</text:p>
          </table:table-cell>
        </table:table-row>
        <table:table-row table:style-name="ro1">
          <table:table-cell office:value-type="string" calcext:value-type="string">
            <text:p>CLU GER CNT POS IND </text:p>
          </table:table-cell>
          <table:table-cell office:value-type="float" office:value="0.719" calcext:value-type="float">
            <text:p>0.7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<text:s/>0.762 [ 20 ] ['0.722', '0.689', '0.762', '0.735', '0.669', '0.722', '0.728', '0.715', '0.728', '0.742', '0.762', '0.748', '0.709', '0.675', '0.742', '0.742', '0.715', '0.689', '0.675', '0.702']</text:p>
          </table:table-cell>
        </table:table-row>
        <table:table-row table:style-name="ro1">
          <table:table-cell office:value-type="string" calcext:value-type="string">
            <text:p>CLU CNT POS IND HGL </text:p>
          </table:table-cell>
          <table:table-cell office:value-type="float" office:value="0.719" calcext:value-type="float">
            <text:p>0.719</text:p>
          </table:table-cell>
          <table:table-cell office:value-type="float" office:value="0.031" calcext:value-type="float">
            <text:p>0.031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0.775 [ 20 ] ['0.702', '0.675', '0.748', '0.728', '0.675', '0.722', '0.709', '0.728', '0.709', '0.755', '0.762', '0.775', '0.682', '0.689', '0.735', '0.768', '0.722', '0.682', '0.682', '0.735']</text:p>
          </table:table-cell>
        </table:table-row>
        <table:table-row table:style-name="ro1">
          <table:table-cell office:value-type="string" calcext:value-type="string">
            <text:p>CLU CNT HGL </text:p>
          </table:table-cell>
          <table:table-cell office:value-type="float" office:value="0.718" calcext:value-type="float">
            <text:p>0.7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<text:s/>0.768 [ 20 ] ['0.702', '0.722', '0.768', '0.728', '0.689', '0.742', '0.728', '0.755', '0.662', '0.722', '0.709', '0.702', '0.742', '0.715', '0.695', '0.689', '0.742', '0.715', '0.755', '0.682']</text:p>
          </table:table-cell>
        </table:table-row>
        <table:table-row table:style-name="ro1">
          <table:table-cell office:value-type="string" calcext:value-type="string">
            <text:p>GER W2V CNT POS IND </text:p>
          </table:table-cell>
          <table:table-cell office:value-type="float" office:value="0.718" calcext:value-type="float">
            <text:p>0.718</text:p>
          </table:table-cell>
          <table:table-cell office:value-type="float" office:value="0.032" calcext:value-type="float">
            <text:p>0.032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<text:s/>0.795 [ 20 ] ['0.702', '0.709', '0.722', '0.762', '0.669', '0.722', '0.715', '0.669', '0.675', '0.695', '0.748', '0.748', '0.748', '0.695', '0.742', '0.735', '0.702', '0.695', '0.709', '0.795']</text:p>
          </table:table-cell>
        </table:table-row>
        <table:table-row table:style-name="ro1">
          <table:table-cell office:value-type="string" calcext:value-type="string">
            <text:p>CLU CNT IND HGL </text:p>
          </table:table-cell>
          <table:table-cell office:value-type="float" office:value="0.717" calcext:value-type="float">
            <text:p>0.717</text:p>
          </table:table-cell>
          <table:table-cell office:value-type="float" office:value="0.026" calcext:value-type="float">
            <text:p>0.026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<text:s/>0.775 [ 20 ] ['0.775', '0.689', '0.709', '0.689', '0.715', '0.682', '0.689', '0.709', '0.709', '0.735', '0.742', '0.689', '0.728', '0.762', '0.748', '0.715', '0.695', '0.695', '0.742', '0.722']</text:p>
          </table:table-cell>
        </table:table-row>
        <table:table-row table:style-name="ro1">
          <table:table-cell office:value-type="string" calcext:value-type="string">
            <text:p>CLU GER POS IND HGL </text:p>
          </table:table-cell>
          <table:table-cell office:value-type="float" office:value="0.715" calcext:value-type="float">
            <text:p>0.715</text:p>
          </table:table-cell>
          <table:table-cell office:value-type="float" office:value="0.036" calcext:value-type="float">
            <text:p>0.036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<text:s/>0.768 [ 20 ] ['0.755', '0.722', '0.722', '0.762', '0.662', '0.742', '0.755', '0.695', '0.675', '0.768', '0.735', '0.715', '0.656', '0.662', '0.755', '0.728', '0.702', '0.682', '0.669', '0.728']</text:p>
          </table:table-cell>
        </table:table-row>
        <table:table-row table:style-name="ro1">
          <table:table-cell office:value-type="string" calcext:value-type="string">
            <text:p>CLU GER POS HGL </text:p>
          </table:table-cell>
          <table:table-cell office:value-type="float" office:value="0.715" calcext:value-type="float">
            <text:p>0.715</text:p>
          </table:table-cell>
          <table:table-cell office:value-type="float" office:value="0.033" calcext:value-type="float">
            <text:p>0.033</text:p>
          </table:table-cell>
          <table:table-cell office:value-type="float" office:value="0.629" calcext:value-type="float">
            <text:p>0.629</text:p>
          </table:table-cell>
          <table:table-cell office:value-type="string" calcext:value-type="string">
            <text:p><text:s/>0.762 [ 20 ] ['0.735', '0.715', '0.709', '0.755', '0.702', '0.695', '0.656', '0.629', '0.695', '0.722', '0.702', '0.722', '0.748', '0.748', '0.755', '0.742', '0.689', '0.702', '0.715', '0.762']</text:p>
          </table:table-cell>
        </table:table-row>
        <table:table-row table:style-name="ro1">
          <table:table-cell office:value-type="string" calcext:value-type="string">
            <text:p>CLU GER IND </text:p>
          </table:table-cell>
          <table:table-cell office:value-type="float" office:value="0.715" calcext:value-type="float">
            <text:p>0.715</text:p>
          </table:table-cell>
          <table:table-cell office:value-type="float" office:value="0.029" calcext:value-type="float">
            <text:p>0.029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<text:s/>0.748 [ 20 ] ['0.715', '0.695', '0.709', '0.722', '0.728', '0.748', '0.748', '0.742', '0.748', '0.722', '0.748', '0.702', '0.722', '0.702', '0.649', '0.675', '0.748', '0.682', '0.728', '0.662']</text:p>
          </table:table-cell>
        </table:table-row>
        <table:table-row table:style-name="ro1">
          <table:table-cell office:value-type="string" calcext:value-type="string">
            <text:p>W2V CNT POS HGL </text:p>
          </table:table-cell>
          <table:table-cell office:value-type="float" office:value="0.715" calcext:value-type="float">
            <text:p>0.715</text:p>
          </table:table-cell>
          <table:table-cell office:value-type="float" office:value="0.029" calcext:value-type="float">
            <text:p>0.029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<text:s/>0.755 [ 20 ] ['0.695', '0.728', '0.742', '0.755', '0.649', '0.748', '0.715', '0.702', '0.715', '0.702', '0.728', '0.748', '0.709', '0.715', '0.742', '0.722', '0.689', '0.662', '0.675', '0.748']</text:p>
          </table:table-cell>
        </table:table-row>
        <table:table-row table:style-name="ro1">
          <table:table-cell office:value-type="string" calcext:value-type="string">
            <text:p>W2V CNT </text:p>
          </table:table-cell>
          <table:table-cell office:value-type="float" office:value="0.715" calcext:value-type="float">
            <text:p>0.7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<text:s/>0.755 [ 20 ] ['0.748', '0.715', '0.742', '0.735', '0.695', '0.649', '0.695', '0.728', '0.715', '0.715', '0.689', '0.689', '0.715', '0.702', '0.735', '0.728', '0.735', '0.722', '0.689', '0.755']</text:p>
          </table:table-cell>
        </table:table-row>
        <table:table-row table:style-name="ro1">
          <table:table-cell office:value-type="string" calcext:value-type="string">
            <text:p>CLU GER CNT IND HGL </text:p>
          </table:table-cell>
          <table:table-cell office:value-type="float" office:value="0.714" calcext:value-type="float">
            <text:p>0.714</text:p>
          </table:table-cell>
          <table:table-cell office:value-type="float" office:value="0.034" calcext:value-type="float">
            <text:p>0.034</text:p>
          </table:table-cell>
          <table:table-cell office:value-type="float" office:value="0.629" calcext:value-type="float">
            <text:p>0.629</text:p>
          </table:table-cell>
          <table:table-cell office:value-type="string" calcext:value-type="string">
            <text:p><text:s/>0.755 [ 20 ] ['0.709', '0.742', '0.722', '0.748', '0.709', '0.728', '0.748', '0.695', '0.682', '0.748', '0.742', '0.735', '0.682', '0.649', '0.755', '0.748', '0.722', '0.682', '0.629', '0.709']</text:p>
          </table:table-cell>
        </table:table-row>
        <table:table-row table:style-name="ro1">
          <table:table-cell office:value-type="string" calcext:value-type="string">
            <text:p>W2V CNT POS IND HGL </text:p>
          </table:table-cell>
          <table:table-cell office:value-type="float" office:value="0.713" calcext:value-type="float">
            <text:p>0.713</text:p>
          </table:table-cell>
          <table:table-cell office:value-type="float" office:value="0.028" calcext:value-type="float">
            <text:p>0.028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<text:s/>0.755 [ 20 ] ['0.689', '0.722', '0.742', '0.755', '0.649', '0.735', '0.715', '0.695', '0.709', '0.709', '0.728', '0.748', '0.709', '0.709', '0.742', '0.715', '0.695', '0.669', '0.669', '0.748']</text:p>
          </table:table-cell>
        </table:table-row>
        <table:table-row table:style-name="ro1">
          <table:table-cell office:value-type="string" calcext:value-type="string">
            <text:p>GER W2V CNT POS HGL </text:p>
          </table:table-cell>
          <table:table-cell office:value-type="float" office:value="0.712" calcext:value-type="float">
            <text:p>0.712</text:p>
          </table:table-cell>
          <table:table-cell office:value-type="float" office:value="0.03" calcext:value-type="float">
            <text:p>0.03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<text:s/>0.762 [ 20 ] ['0.702', '0.689', '0.735', '0.755', '0.675', '0.728', '0.715', '0.662', '0.695', '0.695', '0.755', '0.742', '0.735', '0.689', '0.728', '0.735', '0.675', '0.689', '0.669', '0.762']</text:p>
          </table:table-cell>
        </table:table-row>
        <table:table-row table:style-name="ro1">
          <table:table-cell office:value-type="string" calcext:value-type="string">
            <text:p>CLU GER HGL </text:p>
          </table:table-cell>
          <table:table-cell office:value-type="float" office:value="0.71" calcext:value-type="float">
            <text:p>0.71</text:p>
          </table:table-cell>
          <table:table-cell office:value-type="float" office:value="0.035" calcext:value-type="float">
            <text:p>0.035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<text:s/>0.762 [ 20 ] ['0.709', '0.695', '0.702', '0.722', '0.742', '0.722', '0.755', '0.722', '0.762', '0.709', '0.755', '0.689', '0.689', '0.669', '0.649', '0.695', '0.762', '0.662', '0.748', '0.649']</text:p>
          </table:table-cell>
        </table:table-row>
        <table:table-row table:style-name="ro1">
          <table:table-cell office:value-type="string" calcext:value-type="string">
            <text:p>GER W2V CNT HGL </text:p>
          </table:table-cell>
          <table:table-cell office:value-type="float" office:value="0.709" calcext:value-type="float">
            <text:p>0.709</text:p>
          </table:table-cell>
          <table:table-cell office:value-type="float" office:value="0.033" calcext:value-type="float">
            <text:p>0.033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<text:s/>0.795 [ 20 ] ['0.795', '0.662', '0.682', '0.728', '0.728', '0.702', '0.689', '0.675', '0.709', '0.728', '0.715', '0.675', '0.682', '0.762', '0.755', '0.709', '0.709', '0.709', '0.709', '0.662']</text:p>
          </table:table-cell>
        </table:table-row>
        <table:table-row table:style-name="ro1">
          <table:table-cell office:value-type="string" calcext:value-type="string">
            <text:p>W2V CNT IND </text:p>
          </table:table-cell>
          <table:table-cell office:value-type="float" office:value="0.709" calcext:value-type="float">
            <text:p>0.709</text:p>
          </table:table-cell>
          <table:table-cell office:value-type="float" office:value="0.023" calcext:value-type="float">
            <text:p>0.023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<text:s/>0.762 [ 20 ] ['0.682', '0.702', '0.735', '0.715', '0.689', '0.715', '0.695', '0.762', '0.682', '0.702', '0.722', '0.695', '0.728', '0.695', '0.702', '0.748', '0.689', '0.682', '0.735', '0.695']</text:p>
          </table:table-cell>
        </table:table-row>
        <table:table-row table:style-name="ro1">
          <table:table-cell office:value-type="string" calcext:value-type="string">
            <text:p>CLU POS </text:p>
          </table:table-cell>
          <table:table-cell office:value-type="float" office:value="0.708" calcext:value-type="float">
            <text:p>0.708</text:p>
          </table:table-cell>
          <table:table-cell office:value-type="float" office:value="0.031" calcext:value-type="float">
            <text:p>0.031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<text:s/>0.762 [ 20 ] ['0.748', '0.682', '0.728', '0.709', '0.735', '0.728', '0.702', '0.695', '0.662', '0.649', '0.742', '0.669', '0.669', '0.702', '0.675', '0.728', '0.762', '0.728', '0.715', '0.728']</text:p>
          </table:table-cell>
        </table:table-row>
        <table:table-row table:style-name="ro1">
          <table:table-cell office:value-type="string" calcext:value-type="string">
            <text:p>CLU IND HGL </text:p>
          </table:table-cell>
          <table:table-cell office:value-type="float" office:value="0.708" calcext:value-type="float">
            <text:p>0.708</text:p>
          </table:table-cell>
          <table:table-cell office:value-type="float" office:value="0.034" calcext:value-type="float">
            <text:p>0.034</text:p>
          </table:table-cell>
          <table:table-cell office:value-type="float" office:value="0.609" calcext:value-type="float">
            <text:p>0.609</text:p>
          </table:table-cell>
          <table:table-cell office:value-type="string" calcext:value-type="string">
            <text:p><text:s/>0.768 [ 20 ] ['0.735', '0.709', '0.702', '0.715', '0.722', '0.728', '0.742', '0.695', '0.722', '0.715', '0.722', '0.689', '0.728', '0.675', '0.609', '0.702', '0.768', '0.656', '0.742', '0.682']</text:p>
          </table:table-cell>
        </table:table-row>
        <table:table-row table:style-name="ro1">
          <table:table-cell office:value-type="string" calcext:value-type="string">
            <text:p>GER W2V CNT </text:p>
          </table:table-cell>
          <table:table-cell office:value-type="float" office:value="0.705" calcext:value-type="float">
            <text:p>0.705</text:p>
          </table:table-cell>
          <table:table-cell office:value-type="float" office:value="0.023" calcext:value-type="float">
            <text:p>0.023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<text:s/>0.755 [ 20 ] ['0.662', '0.709', '0.742', '0.695', '0.695', '0.728', '0.695', '0.755', '0.675', '0.709', '0.728', '0.675', '0.735', '0.702', '0.682', '0.709', '0.715', '0.695', '0.702', '0.695']</text:p>
          </table:table-cell>
        </table:table-row>
        <table:table-row table:style-name="ro1">
          <table:table-cell office:value-type="string" calcext:value-type="string">
            <text:p>W2V CNT IND HGL </text:p>
          </table:table-cell>
          <table:table-cell office:value-type="float" office:value="0.703" calcext:value-type="float">
            <text:p>0.703</text:p>
          </table:table-cell>
          <table:table-cell office:value-type="float" office:value="0.036" calcext:value-type="float">
            <text:p>0.036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<text:s/>0.788 [ 20 ] ['0.689', '0.675', '0.695', '0.742', '0.675', '0.715', '0.742', '0.689', '0.689', '0.695', '0.722', '0.788', '0.728', '0.702', '0.709', '0.722', '0.682', '0.675', '0.603', '0.722']</text:p>
          </table:table-cell>
        </table:table-row>
        <table:table-row table:style-name="ro1">
          <table:table-cell office:value-type="string" calcext:value-type="string">
            <text:p>GER W2V CNT IND HGL </text:p>
          </table:table-cell>
          <table:table-cell office:value-type="float" office:value="0.701" calcext:value-type="float">
            <text:p>0.701</text:p>
          </table:table-cell>
          <table:table-cell office:value-type="float" office:value="0.038" calcext:value-type="float">
            <text:p>0.038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<text:s/>0.788 [ 20 ] ['0.675', '0.695', '0.695', '0.762', '0.662', '0.742', '0.728', '0.675', '0.675', '0.702', '0.709', '0.788', '0.722', '0.695', '0.702', '0.702', '0.662', '0.675', '0.616', '0.742']</text:p>
          </table:table-cell>
        </table:table-row>
        <table:table-row table:style-name="ro1">
          <table:table-cell office:value-type="string" calcext:value-type="string">
            <text:p>W2V CNT HGL </text:p>
          </table:table-cell>
          <table:table-cell office:value-type="float" office:value="0.7" calcext:value-type="float">
            <text:p>0.7</text:p>
          </table:table-cell>
          <table:table-cell office:value-type="float" office:value="0.024" calcext:value-type="float">
            <text:p>0.024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<text:s/>0.742 [ 20 ] ['0.682', '0.675', '0.742', '0.675', '0.682', '0.695', '0.702', '0.742', '0.675', '0.675', '0.709', '0.715', '0.728', '0.695', '0.702', '0.742', '0.715', '0.669', '0.709', '0.675']</text:p>
          </table:table-cell>
        </table:table-row>
        <table:table-row table:style-name="ro1">
          <table:table-cell office:value-type="string" calcext:value-type="string">
            <text:p>CLU GER </text:p>
          </table:table-cell>
          <table:table-cell office:value-type="float" office:value="0.699" calcext:value-type="float">
            <text:p>0.699</text:p>
          </table:table-cell>
          <table:table-cell office:value-type="float" office:value="0.042" calcext:value-type="float">
            <text:p>0.042</text:p>
          </table:table-cell>
          <table:table-cell office:value-type="float" office:value="0.642" calcext:value-type="float">
            <text:p>0.642</text:p>
          </table:table-cell>
          <table:table-cell office:value-type="string" calcext:value-type="string">
            <text:p><text:s/>0.775 [ 21 ] ['0.755', '0.768', '0.675', '0.742', '0.748', '0.656', '0.709', '0.649', '0.662', '0.695', '0.662', '0.689', '0.649', '0.642', '0.656', '0.675', '0.715', '0.748', '0.702', '0.775', '0.709']</text:p>
          </table:table-cell>
        </table:table-row>
        <table:table-row table:style-name="ro1">
          <table:table-cell office:value-type="string" calcext:value-type="string">
            <text:p>CLU HGL </text:p>
          </table:table-cell>
          <table:table-cell office:value-type="float" office:value="0.699" calcext:value-type="float">
            <text:p>0.699</text:p>
          </table:table-cell>
          <table:table-cell office:value-type="float" office:value="0.032" calcext:value-type="float">
            <text:p>0.032</text:p>
          </table:table-cell>
          <table:table-cell office:value-type="float" office:value="0.642" calcext:value-type="float">
            <text:p>0.642</text:p>
          </table:table-cell>
          <table:table-cell office:value-type="string" calcext:value-type="string">
            <text:p><text:s/>0.781 [ 20 ] ['0.781', '0.709', '0.735', '0.675', '0.702', '0.709', '0.682', '0.662', '0.702', '0.689', '0.702', '0.642', '0.656', '0.689', '0.675', '0.682', '0.722', '0.695', '0.748', '0.728']</text:p>
          </table:table-cell>
        </table:table-row>
        <table:table-row table:style-name="ro1">
          <table:table-cell office:value-type="string" calcext:value-type="string">
            <text:p>CLU GER IND HGL </text:p>
          </table:table-cell>
          <table:table-cell office:value-type="float" office:value="0.697" calcext:value-type="float">
            <text:p>0.697</text:p>
          </table:table-cell>
          <table:table-cell office:value-type="float" office:value="0.033" calcext:value-type="float">
            <text:p>0.033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<text:s/>0.755 [ 20 ] ['0.702', '0.695', '0.715', '0.728', '0.662', '0.636', '0.636', '0.662', '0.675', '0.715', '0.709', '0.662', '0.722', '0.742', '0.722', '0.715', '0.722', '0.669', '0.689', '0.755']</text:p>
          </table:table-cell>
        </table:table-row>
        <table:table-row table:style-name="ro1">
          <table:table-cell office:value-type="string" calcext:value-type="string">
            <text:p>CNT POS </text:p>
          </table:table-cell>
          <table:table-cell office:value-type="float" office:value="0.696" calcext:value-type="float">
            <text:p>0.696</text:p>
          </table:table-cell>
          <table:table-cell office:value-type="float" office:value="0.029" calcext:value-type="float">
            <text:p>0.029</text:p>
          </table:table-cell>
          <table:table-cell office:value-type="float" office:value="0.642" calcext:value-type="float">
            <text:p>0.642</text:p>
          </table:table-cell>
          <table:table-cell office:value-type="string" calcext:value-type="string">
            <text:p><text:s/>0.768 [ 20 ] ['0.715', '0.695', '0.689', '0.702', '0.669', '0.642', '0.695', '0.669', '0.662', '0.682', '0.669', '0.728', '0.695', '0.742', '0.709', '0.735', '0.768', '0.675', '0.689', '0.695']</text:p>
          </table:table-cell>
        </table:table-row>
        <table:table-row table:style-name="ro1">
          <table:table-cell office:value-type="string" calcext:value-type="string">
            <text:p>CLU IND </text:p>
          </table:table-cell>
          <table:table-cell office:value-type="float" office:value="0.694" calcext:value-type="float">
            <text:p>0.694</text:p>
          </table:table-cell>
          <table:table-cell office:value-type="float" office:value="0.028" calcext:value-type="float">
            <text:p>0.028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<text:s/>0.748 [ 20 ] ['0.728', '0.709', '0.742', '0.682', '0.689', '0.695', '0.702', '0.649', '0.675', '0.669', '0.722', '0.669', '0.675', '0.722', '0.656', '0.656', '0.695', '0.702', '0.748', '0.702']</text:p>
          </table:table-cell>
        </table:table-row>
        <table:table-row table:style-name="ro1">
          <table:table-cell office:value-type="string" calcext:value-type="string">
            <text:p>CLU </text:p>
          </table:table-cell>
          <table:table-cell office:value-type="float" office:value="0.693" calcext:value-type="float">
            <text:p>0.693</text:p>
          </table:table-cell>
          <table:table-cell office:value-type="float" office:value="0.031" calcext:value-type="float">
            <text:p>0.031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<text:s/>0.755 [ 21 ] ['0.755', '0.715', '0.675', '0.735', '0.682', '0.675', '0.695', '0.675', '0.636', '0.662', '0.669', '0.755', '0.669', '0.662', '0.709', '0.669', '0.675', '0.702', '0.702', '0.735', '0.709']</text:p>
          </table:table-cell>
        </table:table-row>
        <table:table-row table:style-name="ro1">
          <table:table-cell office:value-type="string" calcext:value-type="string">
            <text:p>CNT POS IND </text:p>
          </table:table-cell>
          <table:table-cell office:value-type="float" office:value="0.69" calcext:value-type="float">
            <text:p>0.69</text:p>
          </table:table-cell>
          <table:table-cell office:value-type="float" office:value="0.039" calcext:value-type="float">
            <text:p>0.039</text:p>
          </table:table-cell>
          <table:table-cell office:value-type="float" office:value="0.596" calcext:value-type="float">
            <text:p>0.596</text:p>
          </table:table-cell>
          <table:table-cell office:value-type="string" calcext:value-type="string">
            <text:p><text:s/>0.762 [ 20 ] ['0.762', '0.662', '0.722', '0.715', '0.669', '0.702', '0.649', '0.675', '0.662', '0.669', '0.662', '0.709', '0.675', '0.702', '0.755', '0.596', '0.662', '0.722', '0.695', '0.742']</text:p>
          </table:table-cell>
        </table:table-row>
        <table:table-row table:style-name="ro1">
          <table:table-cell office:value-type="string" calcext:value-type="string">
            <text:p>GER CNT POS </text:p>
          </table:table-cell>
          <table:table-cell office:value-type="float" office:value="0.69" calcext:value-type="float">
            <text:p>0.69</text:p>
          </table:table-cell>
          <table:table-cell office:value-type="float" office:value="0.034" calcext:value-type="float">
            <text:p>0.034</text:p>
          </table:table-cell>
          <table:table-cell office:value-type="float" office:value="0.609" calcext:value-type="float">
            <text:p>0.609</text:p>
          </table:table-cell>
          <table:table-cell office:value-type="string" calcext:value-type="string">
            <text:p><text:s/>0.748 [ 20 ] ['0.669', '0.669', '0.735', '0.695', '0.735', '0.709', '0.689', '0.748', '0.709', '0.689', '0.695', '0.636', '0.695', '0.715', '0.642', '0.715', '0.702', '0.682', '0.609', '0.656']</text:p>
          </table:table-cell>
        </table:table-row>
        <table:table-row table:style-name="ro1">
          <table:table-cell office:value-type="string" calcext:value-type="string">
            <text:p>CNT POS HGL </text:p>
          </table:table-cell>
          <table:table-cell office:value-type="float" office:value="0.687" calcext:value-type="float">
            <text:p>0.687</text:p>
          </table:table-cell>
          <table:table-cell office:value-type="float" office:value="0.032" calcext:value-type="float">
            <text:p>0.032</text:p>
          </table:table-cell>
          <table:table-cell office:value-type="float" office:value="0.629" calcext:value-type="float">
            <text:p>0.629</text:p>
          </table:table-cell>
          <table:table-cell office:value-type="string" calcext:value-type="string">
            <text:p><text:s/>0.768 [ 20 ] ['0.768', '0.669', '0.689', '0.682', '0.662', '0.689', '0.649', '0.689', '0.656', '0.682', '0.662', '0.695', '0.695', '0.709', '0.735', '0.629', '0.662', '0.695', '0.695', '0.735']</text:p>
          </table:table-cell>
        </table:table-row>
        <table:table-row table:style-name="ro1">
          <table:table-cell office:value-type="string" calcext:value-type="string">
            <text:p>GER CNT POS IND </text:p>
          </table:table-cell>
          <table:table-cell office:value-type="float" office:value="0.676" calcext:value-type="float">
            <text:p>0.676</text:p>
          </table:table-cell>
          <table:table-cell office:value-type="float" office:value="0.031" calcext:value-type="float">
            <text:p>0.031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<text:s/>0.742 [ 20 ] ['0.682', '0.656', '0.675', '0.735', '0.623', '0.695', '0.689', '0.629', '0.642', '0.695', '0.742', '0.656', '0.682', '0.649', '0.702', '0.695', '0.689', '0.642', '0.656', '0.689']</text:p>
          </table:table-cell>
        </table:table-row>
        <table:table-row table:style-name="ro1">
          <table:table-cell office:value-type="string" calcext:value-type="string">
            <text:p>CNT POS IND HGL 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4" calcext:value-type="float">
            <text:p>0.034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<text:s/>0.735 [ 20 ] ['0.669', '0.682', '0.695', '0.702', '0.616', '0.695', '0.695', '0.675', '0.629', '0.689', '0.728', '0.649', '0.695', '0.623', '0.682', '0.682', '0.702', '0.629', '0.636', '0.735']</text:p>
          </table:table-cell>
        </table:table-row>
        <table:table-row table:style-name="ro1">
          <table:table-cell office:value-type="string" calcext:value-type="string">
            <text:p>GER CNT POS IND HGL 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2" calcext:value-type="float">
            <text:p>0.032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<text:s/>0.728 [ 20 ] ['0.669', '0.642', '0.702', '0.715', '0.629', '0.722', '0.689', '0.623', '0.656', '0.695', '0.728', '0.656', '0.682', '0.642', '0.689', '0.689', '0.662', '0.642', '0.656', '0.722']</text:p>
          </table:table-cell>
        </table:table-row>
        <table:table-row table:style-name="ro1">
          <table:table-cell office:value-type="string" calcext:value-type="string">
            <text:p>GER CNT POS HGL 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2" calcext:value-type="float">
            <text:p>0.032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<text:s/>0.722 [ 20 ] ['0.675', '0.649', '0.702', '0.715', '0.623', '0.715', '0.702', '0.629', '0.649', '0.709', '0.722', '0.669', '0.682', '0.629', '0.669', '0.689', '0.669', '0.636', '0.649', '0.722']</text:p>
          </table:table-cell>
        </table:table-row>
        <table:table-row table:style-name="ro1">
          <table:table-cell office:value-type="string" calcext:value-type="string">
            <text:p>CNT 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4" calcext:value-type="float">
            <text:p>0.034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<text:s/>0.748 [ 21 ] ['0.715', '0.709', '0.656', '0.669', '0.715', '0.662', '0.616', '0.669', '0.669', '0.629', '0.662', '0.629', '0.669', '0.649', '0.735', '0.662', '0.669', '0.748', '0.669', '0.642', '0.689']</text:p>
          </table:table-cell>
        </table:table-row>
        <table:table-row table:style-name="ro1">
          <table:table-cell office:value-type="string" calcext:value-type="string">
            <text:p>CNT IND HGL 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7" calcext:value-type="float">
            <text:p>0.037</text:p>
          </table:table-cell>
          <table:table-cell office:value-type="float" office:value="0.609" calcext:value-type="float">
            <text:p>0.609</text:p>
          </table:table-cell>
          <table:table-cell office:value-type="string" calcext:value-type="string">
            <text:p><text:s/>0.775 [ 20 ] ['0.775', '0.616', '0.656', '0.689', '0.682', '0.649', '0.695', '0.642', '0.669', '0.675', '0.675', '0.689', '0.616', '0.675', '0.735', '0.609', '0.675', '0.669', '0.682', '0.656']</text:p>
          </table:table-cell>
        </table:table-row>
        <table:table-row table:style-name="ro1">
          <table:table-cell office:value-type="string" calcext:value-type="string">
            <text:p>GER CNT </text:p>
          </table:table-cell>
          <table:table-cell office:value-type="float" office:value="0.67" calcext:value-type="float">
            <text:p>0.67</text:p>
          </table:table-cell>
          <table:table-cell office:value-type="float" office:value="0.031" calcext:value-type="float">
            <text:p>0.031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<text:s/>0.742 [ 20 ] ['0.689', '0.656', '0.689', '0.709', '0.649', '0.616', '0.669', '0.669', '0.623', '0.662', '0.629', '0.649', '0.669', '0.722', '0.656', '0.662', '0.742', '0.689', '0.675', '0.669']</text:p>
          </table:table-cell>
        </table:table-row>
        <table:table-row table:style-name="ro1">
          <table:table-cell office:value-type="string" calcext:value-type="string">
            <text:p>CNT IND 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2" calcext:value-type="float">
            <text:p>0.032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<text:s/>0.742 [ 20 ] ['0.689', '0.649', '0.669', '0.715', '0.642', '0.616', '0.662', '0.662', '0.623', '0.649', '0.642', '0.675', '0.636', '0.728', '0.669', '0.669', '0.742', '0.656', '0.642', '0.689']</text:p>
          </table:table-cell>
        </table:table-row>
        <table:table-row table:style-name="ro1">
          <table:table-cell office:value-type="string" calcext:value-type="string">
            <text:p>GER CNT IND 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583" calcext:value-type="float">
            <text:p>0.583</text:p>
          </table:table-cell>
          <table:table-cell office:value-type="string" calcext:value-type="string">
            <text:p><text:s/>0.722 [ 20 ] ['0.642', '0.583', '0.715', '0.649', '0.675', '0.642', '0.656', '0.675', '0.642', '0.722', '0.702', '0.636', '0.695', '0.689', '0.662', '0.649', '0.675', '0.649', '0.636', '0.682']</text:p>
          </table:table-cell>
        </table:table-row>
        <table:table-row table:style-name="ro1">
          <table:table-cell office:value-type="string" calcext:value-type="string">
            <text:p>CNT HGL 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6" calcext:value-type="float">
            <text:p>0.036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<text:s/>0.748 [ 20 ] ['0.689', '0.636', '0.689', '0.722', '0.649', '0.623', '0.649', '0.682', '0.616', '0.669', '0.642', '0.656', '0.649', '0.722', '0.636', '0.629', '0.748', '0.623', '0.629', '0.662']</text:p>
          </table:table-cell>
        </table:table-row>
        <table:table-row table:style-name="ro1">
          <table:table-cell office:value-type="string" calcext:value-type="string">
            <text:p>GER CNT HGL </text:p>
          </table:table-cell>
          <table:table-cell office:value-type="float" office:value="0.66" calcext:value-type="float">
            <text:p>0.66</text:p>
          </table:table-cell>
          <table:table-cell office:value-type="float" office:value="0.026" calcext:value-type="float">
            <text:p>0.026</text:p>
          </table:table-cell>
          <table:table-cell office:value-type="float" office:value="0.596" calcext:value-type="float">
            <text:p>0.596</text:p>
          </table:table-cell>
          <table:table-cell office:value-type="string" calcext:value-type="string">
            <text:p><text:s/>0.702 [ 20 ] ['0.642', '0.596', '0.695', '0.642', '0.669', '0.682', '0.636', '0.675', '0.669', '0.702', '0.682', '0.636', '0.675', '0.689', '0.662', '0.656', '0.642', '0.636', '0.636', '0.675']</text:p>
          </table:table-cell>
        </table:table-row>
        <table:table-row table:style-name="ro1">
          <table:table-cell office:value-type="string" calcext:value-type="string">
            <text:p>GER CNT IND HGL </text:p>
          </table:table-cell>
          <table:table-cell office:value-type="float" office:value="0.65" calcext:value-type="float">
            <text:p>0.65</text:p>
          </table:table-cell>
          <table:table-cell office:value-type="float" office:value="0.04" calcext:value-type="float">
            <text:p>0.04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0.742 [ 20 ] ['0.636', '0.649', '0.669', '0.682', '0.603', '0.662', '0.675', '0.616', '0.649', '0.675', '0.649', '0.742', '0.649', '0.583', '0.669', '0.675', '0.656', '0.623', '0.550', '0.682']</text:p>
          </table:table-cell>
        </table:table-row>
        <table:table-row table:style-name="ro1">
          <table:table-cell office:value-type="string" calcext:value-type="string">
            <text:p>GER POS HGL </text:p>
          </table:table-cell>
          <table:table-cell office:value-type="float" office:value="0.636" calcext:value-type="float">
            <text:p>0.636</text:p>
          </table:table-cell>
          <table:table-cell office:value-type="float" office:value="0.033" calcext:value-type="float">
            <text:p>0.033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0.675 [ 20 ] ['0.656', '0.550', '0.662', '0.669', '0.675', '0.629', '0.675', '0.642', '0.642', '0.642', '0.636', '0.589', '0.656', '0.675', '0.583', '0.656', '0.623', '0.649', '0.596', '0.623']</text:p>
          </table:table-cell>
        </table:table-row>
        <table:table-row table:style-name="ro1">
          <table:table-cell office:value-type="string" calcext:value-type="string">
            <text:p>GER POS </text:p>
          </table:table-cell>
          <table:table-cell office:value-type="float" office:value="0.631" calcext:value-type="float">
            <text:p>0.631</text:p>
          </table:table-cell>
          <table:table-cell office:value-type="float" office:value="0.037" calcext:value-type="float">
            <text:p>0.037</text:p>
          </table:table-cell>
          <table:table-cell office:value-type="float" office:value="0.556" calcext:value-type="float">
            <text:p>0.556</text:p>
          </table:table-cell>
          <table:table-cell office:value-type="string" calcext:value-type="string">
            <text:p><text:s/>0.702 [ 20 ] ['0.669', '0.656', '0.682', '0.662', '0.629', '0.589', '0.623', '0.556', '0.616', '0.576', '0.629', '0.616', '0.596', '0.662', '0.616', '0.682', '0.702', '0.642', '0.609', '0.609']</text:p>
          </table:table-cell>
        </table:table-row>
        <table:table-row table:style-name="ro1">
          <table:table-cell office:value-type="string" calcext:value-type="string">
            <text:p>POS IND </text:p>
          </table:table-cell>
          <table:table-cell office:value-type="float" office:value="0.623" calcext:value-type="float">
            <text:p>0.623</text:p>
          </table:table-cell>
          <table:table-cell office:value-type="float" office:value="0.038" calcext:value-type="float">
            <text:p>0.038</text:p>
          </table:table-cell>
          <table:table-cell office:value-type="float" office:value="0.523" calcext:value-type="float">
            <text:p>0.523</text:p>
          </table:table-cell>
          <table:table-cell office:value-type="string" calcext:value-type="string">
            <text:p><text:s/>0.702 [ 20 ] ['0.702', '0.623', '0.662', '0.636', '0.609', '0.596', '0.583', '0.596', '0.636', '0.523', '0.629', '0.636', '0.609', '0.649', '0.596', '0.616', '0.689', '0.616', '0.596', '0.656']</text:p>
          </table:table-cell>
        </table:table-row>
        <table:table-row table:style-name="ro1">
          <table:table-cell office:value-type="string" calcext:value-type="string">
            <text:p>POS </text:p>
          </table:table-cell>
          <table:table-cell office:value-type="float" office:value="0.622" calcext:value-type="float">
            <text:p>0.622</text:p>
          </table:table-cell>
          <table:table-cell office:value-type="float" office:value="0.032" calcext:value-type="float">
            <text:p>0.032</text:p>
          </table:table-cell>
          <table:table-cell office:value-type="float" office:value="0.556" calcext:value-type="float">
            <text:p>0.556</text:p>
          </table:table-cell>
          <table:table-cell office:value-type="string" calcext:value-type="string">
            <text:p><text:s/>0.675 [ 21 ] ['0.623', '0.675', '0.609', '0.642', '0.629', '0.609', '0.556', '0.616', '0.576', '0.629', '0.589', '0.629', '0.669', '0.603', '0.636', '0.623', '0.609', '0.675', '0.603', '0.583', '0.669']</text:p>
          </table:table-cell>
        </table:table-row>
        <table:table-row table:style-name="ro1">
          <table:table-cell office:value-type="string" calcext:value-type="string">
            <text:p>POS HGL </text:p>
          </table:table-cell>
          <table:table-cell office:value-type="float" office:value="0.62" calcext:value-type="float">
            <text:p>0.62</text:p>
          </table:table-cell>
          <table:table-cell office:value-type="float" office:value="0.034" calcext:value-type="float">
            <text:p>0.034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<text:s/>0.682 [ 20 ] ['0.682', '0.629', '0.649', '0.636', '0.623', '0.583', '0.596', '0.609', '0.623', '0.570', '0.649', '0.616', '0.563', '0.636', '0.589', '0.623', '0.669', '0.603', '0.576', '0.682']</text:p>
          </table:table-cell>
        </table:table-row>
        <table:table-row table:style-name="ro1">
          <table:table-cell office:value-type="string" calcext:value-type="string">
            <text:p>POS IND HGL </text:p>
          </table:table-cell>
          <table:table-cell office:value-type="float" office:value="0.618" calcext:value-type="float">
            <text:p>0.618</text:p>
          </table:table-cell>
          <table:table-cell office:value-type="float" office:value="0.041" calcext:value-type="float">
            <text:p>0.041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0.695 [ 20 ] ['0.662', '0.596', '0.570', '0.675', '0.576', '0.642', '0.550', '0.623', '0.596', '0.636', '0.603', '0.603', '0.669', '0.675', '0.629', '0.563', '0.596', '0.576', '0.623', '0.695']</text:p>
          </table:table-cell>
        </table:table-row>
        <table:table-row table:style-name="ro1">
          <table:table-cell office:value-type="string" calcext:value-type="string">
            <text:p>GER POS IND </text:p>
          </table:table-cell>
          <table:table-cell office:value-type="float" office:value="0.616" calcext:value-type="float">
            <text:p>0.616</text:p>
          </table:table-cell>
          <table:table-cell office:value-type="float" office:value="0.035" calcext:value-type="float">
            <text:p>0.035</text:p>
          </table:table-cell>
          <table:table-cell office:value-type="float" office:value="0.523" calcext:value-type="float">
            <text:p>0.523</text:p>
          </table:table-cell>
          <table:table-cell office:value-type="string" calcext:value-type="string">
            <text:p><text:s/>0.682 [ 20 ] ['0.589', '0.523', '0.682', '0.603', '0.642', '0.609', '0.629', '0.636', '0.623', '0.649', '0.642', '0.603', '0.629', '0.656', '0.576', '0.649', '0.576', '0.603', '0.596', '0.603']</text:p>
          </table:table-cell>
        </table:table-row>
        <table:table-row table:style-name="ro1">
          <table:table-cell office:value-type="string" calcext:value-type="string">
            <text:p>GER POS IND HGL </text:p>
          </table:table-cell>
          <table:table-cell office:value-type="float" office:value="0.609" calcext:value-type="float">
            <text:p>0.609</text:p>
          </table:table-cell>
          <table:table-cell office:value-type="float" office:value="0.038" calcext:value-type="float">
            <text:p>0.038</text:p>
          </table:table-cell>
          <table:table-cell office:value-type="float" office:value="0.497" calcext:value-type="float">
            <text:p>0.497</text:p>
          </table:table-cell>
          <table:table-cell office:value-type="string" calcext:value-type="string">
            <text:p><text:s/>0.656 [ 20 ] ['0.616', '0.649', '0.629', '0.596', '0.576', '0.616', '0.609', '0.629', '0.497', '0.603', '0.609', '0.563', '0.656', '0.616', '0.649', '0.623', '0.656', '0.603', '0.550', '0.629']</text:p>
          </table:table-cell>
        </table:table-row>
        <table:table-row table:style-name="ro1">
          <table:table-cell office:value-type="string" calcext:value-type="string">
            <text:p>GER IND HGL </text:p>
          </table:table-cell>
          <table:table-cell office:value-type="float" office:value="0.524" calcext:value-type="float">
            <text:p>0.524</text:p>
          </table:table-cell>
          <table:table-cell office:value-type="float" office:value="0.036" calcext:value-type="float">
            <text:p>0.036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<text:s/>0.583 [ 20 ] ['0.517', '0.464', '0.457', '0.497', '0.550', '0.563', '0.570', '0.477', '0.497', '0.530', '0.583', '0.550', '0.543', '0.570', '0.483', '0.536', '0.517', '0.503', '0.556', '0.510']</text:p>
          </table:table-cell>
        </table:table-row>
        <table:table-row table:style-name="ro1">
          <table:table-cell office:value-type="string" calcext:value-type="string">
            <text:p>IND HGL </text:p>
          </table:table-cell>
          <table:table-cell office:value-type="float" office:value="0.518" calcext:value-type="float">
            <text:p>0.518</text:p>
          </table:table-cell>
          <table:table-cell office:value-type="float" office:value="0.033" calcext:value-type="float">
            <text:p>0.03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<text:s/>0.596 [ 20 ] ['0.550', '0.570', '0.596', '0.523', '0.464', '0.530', '0.483', '0.490', '0.503', '0.497', '0.510', '0.543', '0.470', '0.490', '0.510', '0.530', '0.483', '0.543', '0.543', '0.530']</text:p>
          </table:table-cell>
        </table:table-row>
        <table:table-row table:style-name="ro1">
          <table:table-cell office:value-type="string" calcext:value-type="string">
            <text:p>GER IND </text:p>
          </table:table-cell>
          <table:table-cell office:value-type="float" office:value="0.503" calcext:value-type="float">
            <text:p>0.5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<text:s/>0.609 [ 20 ] ['0.510', '0.510', '0.497', '0.477', '0.497', '0.517', '0.543', '0.477', '0.563', '0.477', '0.497', '0.477', '0.464', '0.470', '0.477', '0.510', '0.510', '0.503', '0.609', '0.470']</text:p>
          </table:table-cell>
        </table:table-row>
        <table:table-row table:style-name="ro1">
          <table:table-cell office:value-type="string" calcext:value-type="string">
            <text:p>GER HGL </text:p>
          </table:table-cell>
          <table:table-cell office:value-type="float" office:value="0.499" calcext:value-type="float">
            <text:p>0.499</text:p>
          </table:table-cell>
          <table:table-cell office:value-type="float" office:value="0.034" calcext:value-type="float">
            <text:p>0.034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/>0.563 [ 20 ] ['0.536', '0.530', '0.556', '0.464', '0.490', '0.510', '0.470', '0.450', '0.563', '0.457', '0.464', '0.477', '0.457', '0.490', '0.543', '0.490', '0.503', '0.510', '0.490', '0.523']</text:p>
          </table:table-cell>
        </table:table-row>
        <table:table-row table:style-name="ro1">
          <table:table-cell office:value-type="string" calcext:value-type="string">
            <text:p>HGL </text:p>
          </table:table-cell>
          <table:table-cell office:value-type="float" office:value="0.478" calcext:value-type="float">
            <text:p>0.478</text:p>
          </table:table-cell>
          <table:table-cell office:value-type="float" office:value="0.03" calcext:value-type="float">
            <text:p>0.03</text:p>
          </table:table-cell>
          <table:table-cell office:value-type="float" office:value="0.437" calcext:value-type="float">
            <text:p>0.437</text:p>
          </table:table-cell>
          <table:table-cell office:value-type="string" calcext:value-type="string">
            <text:p><text:s/>0.543 [ 21 ] ['0.523', '0.497', '0.536', '0.543', '0.497', '0.457', '0.464', '0.444', '0.477', '0.437', '0.450', '0.470', '0.503', '0.450', '0.470', '0.483', '0.457', '0.457', '0.470', '0.450', '0.503']</text:p>
          </table:table-cell>
        </table:table-row>
        <table:table-row table:style-name="ro1">
          <table:table-cell office:value-type="string" calcext:value-type="string">
            <text:p>GER </text:p>
          </table:table-cell>
          <table:table-cell office:value-type="float" office:value="0.478" calcext:value-type="float">
            <text:p>0.478</text:p>
          </table:table-cell>
          <table:table-cell office:value-type="float" office:value="0.021" calcext:value-type="float">
            <text:p>0.021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<text:s/>0.517 [ 21 ] ['0.483', '0.517', '0.457', '0.477', '0.477', '0.450', '0.497', '0.497', '0.470', '0.450', '0.444', '0.470', '0.457', '0.450', '0.470', '0.490', '0.497', '0.477', '0.510', '0.490', '0.503']</text:p>
          </table:table-cell>
        </table:table-row>
        <table:table-row table:style-name="ro1">
          <table:table-cell office:value-type="string" calcext:value-type="string">
            <text:p>IND </text:p>
          </table:table-cell>
          <table:table-cell office:value-type="float" office:value="0.418" calcext:value-type="float">
            <text:p>0.418</text:p>
          </table:table-cell>
          <table:table-cell office:value-type="float" office:value="0.034" calcext:value-type="float">
            <text:p>0.034</text:p>
          </table:table-cell>
          <table:table-cell office:value-type="float" office:value="0.344" calcext:value-type="float">
            <text:p>0.344</text:p>
          </table:table-cell>
          <table:table-cell office:value-type="string" calcext:value-type="string">
            <text:p><text:s/>0.483 [ 21 ] ['0.411', '0.424', '0.411', '0.430', '0.344', '0.364', '0.437', '0.450', '0.470', '0.417', '0.411', '0.437', '0.450', '0.417', '0.364', '0.424', '0.377', '0.450', '0.404', '0.483', '0.397']</text:p>
          </table:table-cell>
        </table:table-row>
        <table:table-row table:style-name="ro1" table:number-rows-repeated="1048447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'2 consent'.A3:'2 consent'.A1048576">
            <calcext:condition calcext:apply-style-name="Untitled1" calcext:value="contains-text(&quot;W2V&quot;)" calcext:base-cell-address="'2 consent'.A2"/>
          </calcext:conditional-format>
          <calcext:conditional-format calcext:target-range-address="'2 consent'.A2:'2 consent'.A18">
            <calcext:condition calcext:apply-style-name="Untitled1" calcext:value="contains-text(&quot;W2V&quot;)" calcext:base-cell-address="'2 consent'.A2"/>
          </calcext:conditional-format>
          <calcext:conditional-format calcext:target-range-address="'2 consent'.A2:'2 consent'.A17">
            <calcext:condition calcext:apply-style-name="Untitled1" calcext:value="contains-text(&quot;W2V&quot;)" calcext:base-cell-address="'2 consent'.A2"/>
          </calcext:conditional-format>
        </calcext:conditional-formats>
      </table:table>
      <table:table table:name="3 consent" table:style-name="ta1">
        <table:table-column table:style-name="co1" table:default-cell-style-name="ce6"/>
        <table:table-column table:style-name="co2" table:number-columns-repeated="4" table:default-cell-style-name="Default"/>
        <table:table-row table:style-name="ro2">
          <table:table-cell table:style-name="ce5" office:value-type="string" calcext:value-type="string">
            <text:p>feature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 coutn features</text:p>
          </table:table-cell>
        </table:table-row>
        <table:table-row table:style-name="ro2">
          <table:table-cell office:value-type="string" calcext:value-type="string">
            <text:p>W2V </text:p>
          </table:table-cell>
          <table:table-cell office:value-type="float" office:value="0.864" calcext:value-type="float">
            <text:p>0.864</text:p>
          </table:table-cell>
          <table:table-cell office:value-type="float" office:value="0.047" calcext:value-type="float">
            <text:p>0.047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<text:s/>0.928 [ 20 ] ['0.916', '0.880', '0.904', '0.916', '0.880', '0.843', '0.759', '0.795', '0.928', '0.819', '0.904', '0.783', '0.904', '0.904', '0.855', '0.831', '0.855', '0.867', '0.843', '0.892']</text:p>
          </table:table-cell>
        </table:table-row>
        <table:table-row table:style-name="ro1">
          <table:table-cell office:value-type="string" calcext:value-type="string">
            <text:p>CLU W2V </text:p>
          </table:table-cell>
          <table:table-cell office:value-type="float" office:value="0.848" calcext:value-type="float">
            <text:p>0.848</text:p>
          </table:table-cell>
          <table:table-cell office:value-type="float" office:value="0.039" calcext:value-type="float">
            <text:p>0.039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<text:s/>0.940 [ 20 ] ['0.892', '0.855', '0.880', '0.880', '0.843', '0.819', '0.795', '0.819', '0.940', '0.819', '0.843', '0.783', '0.843', '0.928', '0.843', '0.819', '0.843', '0.843', '0.819', '0.843']</text:p>
          </table:table-cell>
        </table:table-row>
        <table:table-row table:style-name="ro1">
          <table:table-cell office:value-type="string" calcext:value-type="string">
            <text:p>W2V HGL </text:p>
          </table:table-cell>
          <table:table-cell office:value-type="float" office:value="0.848" calcext:value-type="float">
            <text:p>0.848</text:p>
          </table:table-cell>
          <table:table-cell office:value-type="float" office:value="0.043" calcext:value-type="float">
            <text:p>0.043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<text:s/>0.916 [ 20 ] ['0.867', '0.892', '0.892', '0.892', '0.892', '0.807', '0.783', '0.795', '0.916', '0.807', '0.843', '0.783', '0.855', '0.904', '0.855', '0.807', '0.819', '0.904', '0.807', '0.843']</text:p>
          </table:table-cell>
        </table:table-row>
        <table:table-row table:style-name="ro1">
          <table:table-cell office:value-type="string" calcext:value-type="string">
            <text:p>W2V IND </text:p>
          </table:table-cell>
          <table:table-cell office:value-type="float" office:value="0.843" calcext:value-type="float">
            <text:p>0.843</text:p>
          </table:table-cell>
          <table:table-cell office:value-type="float" office:value="0.045" calcext:value-type="float">
            <text:p>0.045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<text:s/>0.904 [ 20 ] ['0.867', '0.831', '0.867', '0.855', '0.855', '0.831', '0.735', '0.783', '0.904', '0.819', '0.867', '0.771', '0.904', '0.892', '0.855', '0.795', '0.819', '0.892', '0.831', '0.880']</text:p>
          </table:table-cell>
        </table:table-row>
        <table:table-row table:style-name="ro1">
          <table:table-cell office:value-type="string" calcext:value-type="string">
            <text:p>W2V POS </text:p>
          </table:table-cell>
          <table:table-cell office:value-type="float" office:value="0.831" calcext:value-type="float">
            <text:p>0.831</text:p>
          </table:table-cell>
          <table:table-cell office:value-type="float" office:value="0.042" calcext:value-type="float">
            <text:p>0.042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<text:s/>0.916 [ 20 ] ['0.855', '0.783', '0.880', '0.855', '0.843', '0.831', '0.759', '0.795', '0.916', '0.843', '0.819', '0.771', '0.831', '0.880', '0.771', '0.819', '0.783', '0.867', '0.843', '0.880']</text:p>
          </table:table-cell>
        </table:table-row>
        <table:table-row table:style-name="ro1">
          <table:table-cell office:value-type="string" calcext:value-type="string">
            <text:p>CLU GER W2V </text:p>
          </table:table-cell>
          <table:table-cell office:value-type="float" office:value="0.83" calcext:value-type="float">
            <text:p>0.83</text:p>
          </table:table-cell>
          <table:table-cell office:value-type="float" office:value="0.039" calcext:value-type="float">
            <text:p>0.039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<text:s/>0.904 [ 20 ] ['0.843', '0.880', '0.867', '0.855', '0.843', '0.843', '0.759', '0.831', '0.892', '0.795', '0.843', '0.795', '0.831', '0.904', '0.819', '0.819', '0.759', '0.831', '0.783', '0.807']</text:p>
          </table:table-cell>
        </table:table-row>
        <table:table-row table:style-name="ro1">
          <table:table-cell office:value-type="string" calcext:value-type="string">
            <text:p>CLU GER W2V CNT IND </text:p>
          </table:table-cell>
          <table:table-cell office:value-type="float" office:value="0.828" calcext:value-type="float">
            <text:p>0.828</text:p>
          </table:table-cell>
          <table:table-cell office:value-type="float" office:value="0.03" calcext:value-type="float">
            <text:p>0.03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<text:s/>0.916 [ 20 ] ['0.831', '0.867', '0.855', '0.819', '0.819', '0.819', '0.783', '0.831', '0.867', '0.916', '0.795', '0.843', '0.807', '0.819', '0.819', '0.795', '0.831', '0.819', '0.795', '0.819']</text:p>
          </table:table-cell>
        </table:table-row>
        <table:table-row table:style-name="ro1">
          <table:table-cell office:value-type="string" calcext:value-type="string">
            <text:p>CLU W2V HGL </text:p>
          </table:table-cell>
          <table:table-cell office:value-type="float" office:value="0.827" calcext:value-type="float">
            <text:p>0.827</text:p>
          </table:table-cell>
          <table:table-cell office:value-type="float" office:value="0.038" calcext:value-type="float">
            <text:p>0.038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<text:s/>0.916 [ 20 ] ['0.843', '0.855', '0.795', '0.843', '0.880', '0.807', '0.759', '0.771', '0.855', '0.819', '0.831', '0.771', '0.843', '0.807', '0.916', '0.831', '0.831', '0.855', '0.783', '0.831']</text:p>
          </table:table-cell>
        </table:table-row>
        <table:table-row table:style-name="ro1">
          <table:table-cell office:value-type="string" calcext:value-type="string">
            <text:p>CLU W2V CNT POS HGL </text:p>
          </table:table-cell>
          <table:table-cell office:value-type="float" office:value="0.822" calcext:value-type="float">
            <text:p>0.822</text:p>
          </table:table-cell>
          <table:table-cell office:value-type="float" office:value="0.041" calcext:value-type="float">
            <text:p>0.041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<text:s/>0.892 [ 20 ] ['0.831', '0.867', '0.831', '0.855', '0.795', '0.843', '0.783', '0.831', '0.880', '0.892', '0.807', '0.867', '0.783', '0.771', '0.867', '0.747', '0.819', '0.795', '0.759', '0.807']</text:p>
          </table:table-cell>
        </table:table-row>
        <table:table-row table:style-name="ro1">
          <table:table-cell office:value-type="string" calcext:value-type="string">
            <text:p>CLU W2V CNT POS IND </text:p>
          </table:table-cell>
          <table:table-cell office:value-type="float" office:value="0.822" calcext:value-type="float">
            <text:p>0.822</text:p>
          </table:table-cell>
          <table:table-cell office:value-type="float" office:value="0.041" calcext:value-type="float">
            <text:p>0.041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<text:s/>0.904 [ 20 ] ['0.819', '0.855', '0.855', '0.855', '0.783', '0.795', '0.759', '0.855', '0.880', '0.904', '0.819', '0.855', '0.783', '0.783', '0.843', '0.771', '0.819', '0.831', '0.747', '0.819']</text:p>
          </table:table-cell>
        </table:table-row>
        <table:table-row table:style-name="ro1">
          <table:table-cell office:value-type="string" calcext:value-type="string">
            <text:p>CLU GER W2V CNT POS </text:p>
          </table:table-cell>
          <table:table-cell office:value-type="float" office:value="0.82" calcext:value-type="float">
            <text:p>0.82</text:p>
          </table:table-cell>
          <table:table-cell office:value-type="float" office:value="0.033" calcext:value-type="float">
            <text:p>0.033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<text:s/>0.880 [ 20 ] ['0.843', '0.855', '0.843', '0.831', '0.771', '0.795', '0.771', '0.831', '0.880', '0.880', '0.807', '0.843', '0.807', '0.771', '0.831', '0.807', '0.819', '0.831', '0.771', '0.819']</text:p>
          </table:table-cell>
        </table:table-row>
        <table:table-row table:style-name="ro1">
          <table:table-cell office:value-type="string" calcext:value-type="string">
            <text:p>CLU W2V IND </text:p>
          </table:table-cell>
          <table:table-cell office:value-type="float" office:value="0.818" calcext:value-type="float">
            <text:p>0.818</text:p>
          </table:table-cell>
          <table:table-cell office:value-type="float" office:value="0.038" calcext:value-type="float">
            <text:p>0.038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<text:s/>0.892 [ 20 ] ['0.855', '0.843', '0.819', '0.783', '0.892', '0.807', '0.807', '0.795', '0.807', '0.855', '0.783', '0.831', '0.807', '0.795', '0.880', '0.795', '0.843', '0.795', '0.723', '0.843']</text:p>
          </table:table-cell>
        </table:table-row>
        <table:table-row table:style-name="ro1">
          <table:table-cell office:value-type="string" calcext:value-type="string">
            <text:p>GER W2V </text:p>
          </table:table-cell>
          <table:table-cell office:value-type="float" office:value="0.818" calcext:value-type="float">
            <text:p>0.818</text:p>
          </table:table-cell>
          <table:table-cell office:value-type="float" office:value="0.045" calcext:value-type="float">
            <text:p>0.045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<text:s/>0.880 [ 20 ] ['0.819', '0.843', '0.831', '0.843', '0.819', '0.819', '0.759', '0.831', '0.880', '0.687', '0.880', '0.783', '0.831', '0.880', '0.831', '0.771', '0.819', '0.843', '0.771', '0.819']</text:p>
          </table:table-cell>
        </table:table-row>
        <table:table-row table:style-name="ro1">
          <table:table-cell office:value-type="string" calcext:value-type="string">
            <text:p>CLU GER W2V CNT POS IND </text:p>
          </table:table-cell>
          <table:table-cell office:value-type="float" office:value="0.817" calcext:value-type="float">
            <text:p>0.817</text:p>
          </table:table-cell>
          <table:table-cell office:value-type="float" office:value="0.046" calcext:value-type="float">
            <text:p>0.046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<text:s/>0.940 [ 22 ] ['0.819', '0.855', '0.783', '0.855', '0.807', '0.855', '0.880', '0.771', '0.819', '0.759', '0.795', '0.759', '0.819', '0.819', '0.807', '0.880', '0.783', '0.940', '0.819', '0.819', '0.759', '0.759']</text:p>
          </table:table-cell>
        </table:table-row>
        <table:table-row table:style-name="ro1">
          <table:table-cell office:value-type="string" calcext:value-type="string">
            <text:p>W2V POS IND </text:p>
          </table:table-cell>
          <table:table-cell office:value-type="float" office:value="0.816" calcext:value-type="float">
            <text:p>0.8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<text:s/>0.880 [ 20 ] ['0.795', '0.831', '0.783', '0.795', '0.880', '0.795', '0.807', '0.819', '0.819', '0.843', '0.831', '0.807', '0.771', '0.795', '0.880', '0.771', '0.843', '0.831', '0.759', '0.867']</text:p>
          </table:table-cell>
        </table:table-row>
        <table:table-row table:style-name="ro1">
          <table:table-cell office:value-type="string" calcext:value-type="string">
            <text:p>CLU W2V CNT IND HGL </text:p>
          </table:table-cell>
          <table:table-cell office:value-type="float" office:value="0.814" calcext:value-type="float">
            <text:p>0.814</text:p>
          </table:table-cell>
          <table:table-cell office:value-type="float" office:value="0.031" calcext:value-type="float">
            <text:p>0.031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<text:s/>0.880 [ 20 ] ['0.819', '0.855', '0.819', '0.831', '0.795', '0.807', '0.783', '0.843', '0.843', '0.880', '0.795', '0.819', '0.795', '0.843', '0.819', '0.783', '0.819', '0.795', '0.735', '0.795']</text:p>
          </table:table-cell>
        </table:table-row>
        <table:table-row table:style-name="ro1">
          <table:table-cell office:value-type="string" calcext:value-type="string">
            <text:p>CLU GER CNT POS IND </text:p>
          </table:table-cell>
          <table:table-cell office:value-type="float" office:value="0.813" calcext:value-type="float">
            <text:p>0.813</text:p>
          </table:table-cell>
          <table:table-cell office:value-type="float" office:value="0.043" calcext:value-type="float">
            <text:p>0.043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<text:s/>0.904 [ 20 ] ['0.843', '0.855', '0.843', '0.807', '0.783', '0.831', '0.795', '0.831', '0.904', '0.880', '0.783', '0.819', '0.747', '0.771', '0.831', '0.747', '0.819', '0.819', '0.735', '0.807']</text:p>
          </table:table-cell>
        </table:table-row>
        <table:table-row table:style-name="ro1">
          <table:table-cell office:value-type="string" calcext:value-type="string">
            <text:p>CLU GER W2V CNT HGL </text:p>
          </table:table-cell>
          <table:table-cell office:value-type="float" office:value="0.813" calcext:value-type="float">
            <text:p>0.813</text:p>
          </table:table-cell>
          <table:table-cell office:value-type="float" office:value="0.029" calcext:value-type="float">
            <text:p>0.029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<text:s/>0.880 [ 20 ] ['0.807', '0.831', '0.831', '0.807', '0.783', '0.795', '0.771', '0.843', '0.843', '0.880', '0.759', '0.843', '0.795', '0.831', '0.831', '0.783', '0.819', '0.795', '0.783', '0.819']</text:p>
          </table:table-cell>
        </table:table-row>
        <table:table-row table:style-name="ro1">
          <table:table-cell office:value-type="string" calcext:value-type="string">
            <text:p>CLU W2V CNT POS IND HGL </text:p>
          </table:table-cell>
          <table:table-cell office:value-type="float" office:value="0.811" calcext:value-type="float">
            <text:p>0.811</text:p>
          </table:table-cell>
          <table:table-cell office:value-type="float" office:value="0.041" calcext:value-type="float">
            <text:p>0.041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<text:s/>0.940 [ 22 ] ['0.807', '0.843', '0.795', '0.831', '0.771', '0.843', '0.843', '0.783', '0.795', '0.783', '0.771', '0.771', '0.795', '0.843', '0.795', '0.880', '0.771', '0.940', '0.807', '0.795', '0.771', '0.795']</text:p>
          </table:table-cell>
        </table:table-row>
        <table:table-row table:style-name="ro1">
          <table:table-cell office:value-type="string" calcext:value-type="string">
            <text:p>CLU W2V IND HGL </text:p>
          </table:table-cell>
          <table:table-cell office:value-type="float" office:value="0.81" calcext:value-type="float">
            <text:p>0.81</text:p>
          </table:table-cell>
          <table:table-cell office:value-type="float" office:value="0.058" calcext:value-type="float">
            <text:p>0.058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<text:s/>0.928 [ 20 ] ['0.711', '0.783', '0.807', '0.831', '0.928', '0.867', '0.843', '0.843', '0.795', '0.747', '0.892', '0.819', '0.880', '0.723', '0.795', '0.759', '0.867', '0.807', '0.759', '0.747']</text:p>
          </table:table-cell>
        </table:table-row>
        <table:table-row table:style-name="ro1">
          <table:table-cell office:value-type="string" calcext:value-type="string">
            <text:p>CLU W2V POS </text:p>
          </table:table-cell>
          <table:table-cell office:value-type="float" office:value="0.809" calcext:value-type="float">
            <text:p>0.809</text:p>
          </table:table-cell>
          <table:table-cell office:value-type="float" office:value="0.038" calcext:value-type="float">
            <text:p>0.038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<text:s/>0.880 [ 20 ] ['0.771', '0.795', '0.819', '0.783', '0.843', '0.783', '0.807', '0.831', '0.831', '0.807', '0.819', '0.759', '0.771', '0.819', '0.843', '0.807', '0.867', '0.831', '0.711', '0.880']</text:p>
          </table:table-cell>
        </table:table-row>
        <table:table-row table:style-name="ro1">
          <table:table-cell office:value-type="string" calcext:value-type="string">
            <text:p>CLU GER W2V CNT POS IND HGL </text:p>
          </table:table-cell>
          <table:table-cell office:value-type="float" office:value="0.809" calcext:value-type="float">
            <text:p>0.809</text:p>
          </table:table-cell>
          <table:table-cell office:value-type="float" office:value="0.039" calcext:value-type="float">
            <text:p>0.039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<text:s/>0.916 [ 22 ] ['0.807', '0.867', '0.771', '0.843', '0.771', '0.819', '0.843', '0.783', '0.819', '0.783', '0.771', '0.771', '0.771', '0.819', '0.795', '0.880', '0.783', '0.916', '0.807', '0.807', '0.795', '0.783']</text:p>
          </table:table-cell>
        </table:table-row>
        <table:table-row table:style-name="ro1">
          <table:table-cell office:value-type="string" calcext:value-type="string">
            <text:p>CLU GER W2V CNT POS HGL </text:p>
          </table:table-cell>
          <table:table-cell office:value-type="float" office:value="0.808" calcext:value-type="float">
            <text:p>0.808</text:p>
          </table:table-cell>
          <table:table-cell office:value-type="float" office:value="0.042" calcext:value-type="float">
            <text:p>0.042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<text:s/>0.916 [ 22 ] ['0.807', '0.867', '0.747', '0.843', '0.771', '0.819', '0.843', '0.807', '0.795', '0.783', '0.771', '0.771', '0.771', '0.831', '0.795', '0.892', '0.783', '0.916', '0.807', '0.807', '0.783', '0.771']</text:p>
          </table:table-cell>
        </table:table-row>
        <table:table-row table:style-name="ro1">
          <table:table-cell office:value-type="string" calcext:value-type="string">
            <text:p>W2V IND HGL </text:p>
          </table:table-cell>
          <table:table-cell office:value-type="float" office:value="0.807" calcext:value-type="float">
            <text:p>0.807</text:p>
          </table:table-cell>
          <table:table-cell office:value-type="float" office:value="0.041" calcext:value-type="float">
            <text:p>0.041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<text:s/>0.880 [ 20 ] ['0.831', '0.843', '0.735', '0.795', '0.880', '0.795', '0.747', '0.795', '0.819', '0.831', '0.819', '0.783', '0.843', '0.855', '0.867', '0.819', '0.783', '0.795', '0.735', '0.759']</text:p>
          </table:table-cell>
        </table:table-row>
        <table:table-row table:style-name="ro1">
          <table:table-cell office:value-type="string" calcext:value-type="string">
            <text:p>CLU W2V CNT POS </text:p>
          </table:table-cell>
          <table:table-cell office:value-type="float" office:value="0.807" calcext:value-type="float">
            <text:p>0.807</text:p>
          </table:table-cell>
          <table:table-cell office:value-type="float" office:value="0.045" calcext:value-type="float">
            <text:p>0.045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<text:s/>0.916 [ 20 ] ['0.783', '0.807', '0.831', '0.843', '0.916', '0.855', '0.843', '0.771', '0.783', '0.771', '0.831', '0.747', '0.880', '0.783', '0.783', '0.795', '0.843', '0.783', '0.747', '0.747']</text:p>
          </table:table-cell>
        </table:table-row>
        <table:table-row table:style-name="ro1">
          <table:table-cell office:value-type="string" calcext:value-type="string">
            <text:p>CLU GER CNT POS HGL </text:p>
          </table:table-cell>
          <table:table-cell office:value-type="float" office:value="0.807" calcext:value-type="float">
            <text:p>0.807</text:p>
          </table:table-cell>
          <table:table-cell office:value-type="float" office:value="0.043" calcext:value-type="float">
            <text:p>0.043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<text:s/>0.892 [ 20 ] ['0.843', '0.867', '0.843', '0.831', '0.795', '0.807', '0.771', '0.807', '0.892', '0.855', '0.795', '0.831', '0.747', '0.807', '0.819', '0.723', '0.807', '0.795', '0.723', '0.783']</text:p>
          </table:table-cell>
        </table:table-row>
        <table:table-row table:style-name="ro1">
          <table:table-cell office:value-type="string" calcext:value-type="string">
            <text:p>W2V POS IND HGL </text:p>
          </table:table-cell>
          <table:table-cell office:value-type="float" office:value="0.807" calcext:value-type="float">
            <text:p>0.807</text:p>
          </table:table-cell>
          <table:table-cell office:value-type="float" office:value="0.039" calcext:value-type="float">
            <text:p>0.039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<text:s/>0.867 [ 20 ] ['0.843', '0.843', '0.807', '0.783', '0.783', '0.819', '0.759', '0.855', '0.867', '0.843', '0.795', '0.819', '0.795', '0.759', '0.843', '0.711', '0.831', '0.783', '0.759', '0.831']</text:p>
          </table:table-cell>
        </table:table-row>
        <table:table-row table:style-name="ro1">
          <table:table-cell office:value-type="string" calcext:value-type="string">
            <text:p>CLU W2V CNT HGL </text:p>
          </table:table-cell>
          <table:table-cell office:value-type="float" office:value="0.806" calcext:value-type="float">
            <text:p>0.806</text:p>
          </table:table-cell>
          <table:table-cell office:value-type="float" office:value="0.051" calcext:value-type="float">
            <text:p>0.051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<text:s/>0.940 [ 20 ] ['0.783', '0.711', '0.807', '0.831', '0.940', '0.880', '0.831', '0.807', '0.747', '0.783', '0.807', '0.771', '0.855', '0.807', '0.795', '0.783', '0.855', '0.819', '0.735', '0.771']</text:p>
          </table:table-cell>
        </table:table-row>
        <table:table-row table:style-name="ro1">
          <table:table-cell office:value-type="string" calcext:value-type="string">
            <text:p>CLU W2V POS IND </text:p>
          </table:table-cell>
          <table:table-cell office:value-type="float" office:value="0.805" calcext:value-type="float">
            <text:p>0.8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<text:s/>0.880 [ 20 ] ['0.747', '0.819', '0.795', '0.843', '0.880', '0.807', '0.831', '0.771', '0.807', '0.819', '0.855', '0.759', '0.843', '0.771', '0.771', '0.783', '0.807', '0.831', '0.771', '0.783']</text:p>
          </table:table-cell>
        </table:table-row>
        <table:table-row table:style-name="ro1">
          <table:table-cell office:value-type="string" calcext:value-type="string">
            <text:p>CLU W2V CNT </text:p>
          </table:table-cell>
          <table:table-cell office:value-type="float" office:value="0.805" calcext:value-type="float">
            <text:p>0.805</text:p>
          </table:table-cell>
          <table:table-cell office:value-type="float" office:value="0.038" calcext:value-type="float">
            <text:p>0.038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<text:s/>0.880 [ 20 ] ['0.807', '0.867', '0.771', '0.795', '0.880', '0.819', '0.831', '0.795', '0.771', '0.807', '0.807', '0.771', '0.735', '0.807', '0.807', '0.807', '0.855', '0.771', '0.747', '0.855']</text:p>
          </table:table-cell>
        </table:table-row>
        <table:table-row table:style-name="ro1">
          <table:table-cell office:value-type="string" calcext:value-type="string">
            <text:p>CLU CNT POS IND HGL </text:p>
          </table:table-cell>
          <table:table-cell office:value-type="float" office:value="0.804" calcext:value-type="float">
            <text:p>0.804</text:p>
          </table:table-cell>
          <table:table-cell office:value-type="float" office:value="0.04" calcext:value-type="float">
            <text:p>0.04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<text:s/>0.880 [ 20 ] ['0.819', '0.855', '0.819', '0.843', '0.795', '0.819', '0.771', '0.807', '0.880', '0.855', '0.783', '0.807', '0.759', '0.783', '0.831', '0.735', '0.831', '0.795', '0.711', '0.783']</text:p>
          </table:table-cell>
        </table:table-row>
        <table:table-row table:style-name="ro1">
          <table:table-cell office:value-type="string" calcext:value-type="string">
            <text:p>CLU GER W2V IND </text:p>
          </table:table-cell>
          <table:table-cell office:value-type="float" office:value="0.804" calcext:value-type="float">
            <text:p>0.804</text:p>
          </table:table-cell>
          <table:table-cell office:value-type="float" office:value="0.059" calcext:value-type="float">
            <text:p>0.059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<text:s/>0.904 [ 20 ] ['0.747', '0.819', '0.831', '0.867', '0.880', '0.831', '0.831', '0.843', '0.759', '0.735', '0.904', '0.771', '0.880', '0.687', '0.771', '0.819', '0.867', '0.771', '0.723', '0.747']</text:p>
          </table:table-cell>
        </table:table-row>
        <table:table-row table:style-name="ro2">
          <table:table-cell office:value-type="string" calcext:value-type="string">
            <text:p>W2V CNT POS IND </text:p>
          </table:table-cell>
          <table:table-cell office:value-type="float" office:value="0.802" calcext:value-type="float">
            <text:p>0.802</text:p>
          </table:table-cell>
          <table:table-cell office:value-type="float" office:value="0.041" calcext:value-type="float">
            <text:p>0.041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<text:s/>0.880 [ 20 ] ['0.831', '0.795', '0.807', '0.867', '0.807', '0.819', '0.747', '0.843', '0.819', '0.880', '0.771', '0.831', '0.783', '0.783', '0.831', '0.759', '0.783', '0.783', '0.699', '0.807']</text:p>
          </table:table-cell>
        </table:table-row>
        <table:table-row table:style-name="ro1">
          <table:table-cell office:value-type="string" calcext:value-type="string">
            <text:p>CLU GER W2V CNT </text:p>
          </table:table-cell>
          <table:table-cell office:value-type="float" office:value="0.801" calcext:value-type="float">
            <text:p>0.801</text:p>
          </table:table-cell>
          <table:table-cell office:value-type="float" office:value="0.046" calcext:value-type="float">
            <text:p>0.046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<text:s/>0.880 [ 20 ] ['0.807', '0.747', '0.807', '0.843', '0.880', '0.867', '0.831', '0.795', '0.723', '0.735', '0.831', '0.747', '0.831', '0.807', '0.807', '0.807', '0.867', '0.795', '0.735', '0.759']</text:p>
          </table:table-cell>
        </table:table-row>
        <table:table-row table:style-name="ro1">
          <table:table-cell office:value-type="string" calcext:value-type="string">
            <text:p>CLU W2V CNT IND </text:p>
          </table:table-cell>
          <table:table-cell office:value-type="float" office:value="0.8" calcext:value-type="float">
            <text:p>0.8</text:p>
          </table:table-cell>
          <table:table-cell office:value-type="float" office:value="0.047" calcext:value-type="float">
            <text:p>0.047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<text:s/>0.904 [ 20 ] ['0.783', '0.723', '0.819', '0.831', '0.904', '0.867', '0.843', '0.795', '0.735', '0.759', '0.795', '0.735', '0.831', '0.807', '0.795', '0.783', '0.855', '0.819', '0.747', '0.771']</text:p>
          </table:table-cell>
        </table:table-row>
        <table:table-row table:style-name="ro1">
          <table:table-cell office:value-type="string" calcext:value-type="string">
            <text:p>CLU GER W2V CNT IND HGL </text:p>
          </table:table-cell>
          <table:table-cell office:value-type="float" office:value="0.8" calcext:value-type="float">
            <text:p>0.8</text:p>
          </table:table-cell>
          <table:table-cell office:value-type="float" office:value="0.041" calcext:value-type="float">
            <text:p>0.041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<text:s/>0.904 [ 22 ] ['0.795', '0.880', '0.747', '0.759', '0.783', '0.795', '0.843', '0.735', '0.783', '0.759', '0.795', '0.771', '0.807', '0.843', '0.807', '0.843', '0.819', '0.904', '0.807', '0.783', '0.783', '0.759']</text:p>
          </table:table-cell>
        </table:table-row>
        <table:table-row table:style-name="ro1">
          <table:table-cell office:value-type="string" calcext:value-type="string">
            <text:p>CLU W2V POS HGL </text:p>
          </table:table-cell>
          <table:table-cell office:value-type="float" office:value="0.799" calcext:value-type="float">
            <text:p>0.799</text:p>
          </table:table-cell>
          <table:table-cell office:value-type="float" office:value="0.041" calcext:value-type="float">
            <text:p>0.041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<text:s/>0.892 [ 20 ] ['0.735', '0.819', '0.771', '0.819', '0.892', '0.831', '0.843', '0.807', '0.819', '0.771', '0.831', '0.795', '0.819', '0.699', '0.759', '0.831', '0.783', '0.807', '0.783', '0.771']</text:p>
          </table:table-cell>
        </table:table-row>
        <table:table-row table:style-name="ro1">
          <table:table-cell office:value-type="string" calcext:value-type="string">
            <text:p>CLU CNT </text:p>
          </table:table-cell>
          <table:table-cell office:value-type="float" office:value="0.799" calcext:value-type="float">
            <text:p>0.799</text:p>
          </table:table-cell>
          <table:table-cell office:value-type="float" office:value="0.041" calcext:value-type="float">
            <text:p>0.041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<text:s/>0.892 [ 20 ] ['0.855', '0.819', '0.819', '0.831', '0.795', '0.783', '0.735', '0.783', '0.867', '0.735', '0.747', '0.771', '0.795', '0.892', '0.819', '0.771', '0.771', '0.783', '0.819', '0.783']</text:p>
          </table:table-cell>
        </table:table-row>
        <table:table-row table:style-name="ro1">
          <table:table-cell office:value-type="string" calcext:value-type="string">
            <text:p>CLU GER W2V IND HGL </text:p>
          </table:table-cell>
          <table:table-cell office:value-type="float" office:value="0.798" calcext:value-type="float">
            <text:p>0.798</text:p>
          </table:table-cell>
          <table:table-cell office:value-type="float" office:value="0.045" calcext:value-type="float">
            <text:p>0.045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<text:s/>0.867 [ 20 ] ['0.783', '0.843', '0.807', '0.759', '0.711', '0.807', '0.759', '0.807', '0.843', '0.855', '0.843', '0.843', '0.807', '0.795', '0.807', '0.699', '0.867', '0.771', '0.759', '0.783']</text:p>
          </table:table-cell>
        </table:table-row>
        <table:table-row table:style-name="ro1">
          <table:table-cell office:value-type="string" calcext:value-type="string">
            <text:p>GER W2V HGL </text:p>
          </table:table-cell>
          <table:table-cell office:value-type="float" office:value="0.798" calcext:value-type="float">
            <text:p>0.798</text:p>
          </table:table-cell>
          <table:table-cell office:value-type="float" office:value="0.04" calcext:value-type="float">
            <text:p>0.04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<text:s/>0.867 [ 20 ] ['0.831', '0.819', '0.699', '0.759', '0.867', '0.831', '0.759', '0.783', '0.783', '0.819', '0.795', '0.759', '0.795', '0.819', '0.867', '0.807', '0.831', '0.795', '0.759', '0.771']</text:p>
          </table:table-cell>
        </table:table-row>
        <table:table-row table:style-name="ro1">
          <table:table-cell office:value-type="string" calcext:value-type="string">
            <text:p>CLU GER W2V POS </text:p>
          </table:table-cell>
          <table:table-cell office:value-type="float" office:value="0.796" calcext:value-type="float">
            <text:p>0.796</text:p>
          </table:table-cell>
          <table:table-cell office:value-type="float" office:value="0.042" calcext:value-type="float">
            <text:p>0.042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<text:s/>0.867 [ 20 ] ['0.735', '0.855', '0.819', '0.855', '0.867', '0.783', '0.795', '0.747', '0.819', '0.783', '0.831', '0.759', '0.843', '0.783', '0.723', '0.795', '0.819', '0.759', '0.735', '0.807']</text:p>
          </table:table-cell>
        </table:table-row>
        <table:table-row table:style-name="ro1">
          <table:table-cell office:value-type="string" calcext:value-type="string">
            <text:p>CLU CNT POS HGL </text:p>
          </table:table-cell>
          <table:table-cell office:value-type="float" office:value="0.796" calcext:value-type="float">
            <text:p>0.796</text:p>
          </table:table-cell>
          <table:table-cell office:value-type="float" office:value="0.045" calcext:value-type="float">
            <text:p>0.045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<text:s/>0.867 [ 20 ] ['0.771', '0.783', '0.771', '0.795', '0.867', '0.855', '0.855', '0.747', '0.807', '0.795', '0.831', '0.771', '0.843', '0.735', '0.747', '0.831', '0.855', '0.783', '0.699', '0.771']</text:p>
          </table:table-cell>
        </table:table-row>
        <table:table-row table:style-name="ro1">
          <table:table-cell office:value-type="string" calcext:value-type="string">
            <text:p>CLU GER CNT POS </text:p>
          </table:table-cell>
          <table:table-cell office:value-type="float" office:value="0.795" calcext:value-type="float">
            <text:p>0.795</text:p>
          </table:table-cell>
          <table:table-cell office:value-type="float" office:value="0.045" calcext:value-type="float">
            <text:p>0.045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<text:s/>0.855 [ 20 ] ['0.759', '0.807', '0.807', '0.807', '0.855', '0.855', '0.855', '0.759', '0.771', '0.771', '0.831', '0.771', '0.855', '0.735', '0.747', '0.819', '0.855', '0.759', '0.723', '0.747']</text:p>
          </table:table-cell>
        </table:table-row>
        <table:table-row table:style-name="ro1">
          <table:table-cell office:value-type="string" calcext:value-type="string">
            <text:p>CLU W2V POS IND HGL </text:p>
          </table:table-cell>
          <table:table-cell office:value-type="float" office:value="0.794" calcext:value-type="float">
            <text:p>0.794</text:p>
          </table:table-cell>
          <table:table-cell office:value-type="float" office:value="0.05" calcext:value-type="float">
            <text:p>0.05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<text:s/>0.867 [ 20 ] ['0.831', '0.783', '0.735', '0.831', '0.783', '0.807', '0.759', '0.819', '0.855', '0.831', '0.807', '0.867', '0.843', '0.735', '0.819', '0.711', '0.855', '0.723', '0.699', '0.783']</text:p>
          </table:table-cell>
        </table:table-row>
        <table:table-row table:style-name="ro1">
          <table:table-cell office:value-type="string" calcext:value-type="string">
            <text:p>CLU GER CNT POS IND HGL </text:p>
          </table:table-cell>
          <table:table-cell office:value-type="float" office:value="0.794" calcext:value-type="float">
            <text:p>0.794</text:p>
          </table:table-cell>
          <table:table-cell office:value-type="float" office:value="0.04" calcext:value-type="float">
            <text:p>0.04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<text:s/>0.904 [ 22 ] ['0.771', '0.843', '0.747', '0.819', '0.807', '0.819', '0.855', '0.783', '0.759', '0.771', '0.759', '0.759', '0.747', '0.807', '0.795', '0.855', '0.759', '0.904', '0.771', '0.771', '0.771', '0.795']</text:p>
          </table:table-cell>
        </table:table-row>
        <table:table-row table:style-name="ro1">
          <table:table-cell office:value-type="string" calcext:value-type="string">
            <text:p>CLU CNT IND HGL </text:p>
          </table:table-cell>
          <table:table-cell office:value-type="float" office:value="0.793" calcext:value-type="float">
            <text:p>0.793</text:p>
          </table:table-cell>
          <table:table-cell office:value-type="float" office:value="0.055" calcext:value-type="float">
            <text:p>0.055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<text:s/>0.904 [ 20 ] ['0.759', '0.687', '0.795', '0.807', '0.904', '0.867', '0.880', '0.783', '0.735', '0.735', '0.819', '0.759', '0.807', '0.771', '0.795', '0.735', '0.867', '0.807', '0.735', '0.819']</text:p>
          </table:table-cell>
        </table:table-row>
        <table:table-row table:style-name="ro1">
          <table:table-cell office:value-type="string" calcext:value-type="string">
            <text:p>CLU CNT POS IND </text:p>
          </table:table-cell>
          <table:table-cell office:value-type="float" office:value="0.793" calcext:value-type="float">
            <text:p>0.793</text:p>
          </table:table-cell>
          <table:table-cell office:value-type="float" office:value="0.048" calcext:value-type="float">
            <text:p>0.048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<text:s/>0.880 [ 20 ] ['0.771', '0.807', '0.807', '0.831', '0.880', '0.843', '0.843', '0.723', '0.747', '0.759', '0.855', '0.771', '0.855', '0.759', '0.771', '0.783', '0.843', '0.747', '0.723', '0.735']</text:p>
          </table:table-cell>
        </table:table-row>
        <table:table-row table:style-name="ro1">
          <table:table-cell office:value-type="string" calcext:value-type="string">
            <text:p>CLU GER CNT HGL </text:p>
          </table:table-cell>
          <table:table-cell office:value-type="float" office:value="0.793" calcext:value-type="float">
            <text:p>0.793</text:p>
          </table:table-cell>
          <table:table-cell office:value-type="float" office:value="0.052" calcext:value-type="float">
            <text:p>0.052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<text:s/>0.904 [ 20 ] ['0.795', '0.699', '0.795', '0.807', '0.904', '0.867', '0.843', '0.795', '0.735', '0.735', '0.843', '0.759', '0.795', '0.723', '0.795', '0.771', '0.867', '0.783', '0.735', '0.807']</text:p>
          </table:table-cell>
        </table:table-row>
        <table:table-row table:style-name="ro1">
          <table:table-cell office:value-type="string" calcext:value-type="string">
            <text:p>CLU GER W2V HGL </text:p>
          </table:table-cell>
          <table:table-cell office:value-type="float" office:value="0.793" calcext:value-type="float">
            <text:p>0.793</text:p>
          </table:table-cell>
          <table:table-cell office:value-type="float" office:value="0.058" calcext:value-type="float">
            <text:p>0.058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<text:s/>0.916 [ 20 ] ['0.735', '0.771', '0.807', '0.855', '0.880', '0.771', '0.843', '0.831', '0.771', '0.711', '0.916', '0.747', '0.831', '0.759', '0.723', '0.783', '0.880', '0.771', '0.735', '0.735']</text:p>
          </table:table-cell>
        </table:table-row>
        <table:table-row table:style-name="ro1">
          <table:table-cell office:value-type="string" calcext:value-type="string">
            <text:p>CLU CNT IND </text:p>
          </table:table-cell>
          <table:table-cell office:value-type="float" office:value="0.793" calcext:value-type="float">
            <text:p>0.793</text:p>
          </table:table-cell>
          <table:table-cell office:value-type="float" office:value="0.034" calcext:value-type="float">
            <text:p>0.034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<text:s/>0.867 [ 20 ] ['0.819', '0.867', '0.771', '0.795', '0.783', '0.819', '0.819', '0.771', '0.771', '0.795', '0.807', '0.747', '0.747', '0.795', '0.783', '0.807', '0.819', '0.807', '0.711', '0.831']</text:p>
          </table:table-cell>
        </table:table-row>
        <table:table-row table:style-name="ro1">
          <table:table-cell office:value-type="string" calcext:value-type="string">
            <text:p>CLU CNT HGL </text:p>
          </table:table-cell>
          <table:table-cell office:value-type="float" office:value="0.792" calcext:value-type="float">
            <text:p>0.792</text:p>
          </table:table-cell>
          <table:table-cell office:value-type="float" office:value="0.03" calcext:value-type="float">
            <text:p>0.03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<text:s/>0.843 [ 20 ] ['0.807', '0.843', '0.795', '0.771', '0.783', '0.783', '0.819', '0.771', '0.747', '0.831', '0.807', '0.735', '0.783', '0.819', '0.771', '0.819', '0.819', '0.783', '0.735', '0.819']</text:p>
          </table:table-cell>
        </table:table-row>
        <table:table-row table:style-name="ro1">
          <table:table-cell office:value-type="string" calcext:value-type="string">
            <text:p>CLU GER CNT </text:p>
          </table:table-cell>
          <table:table-cell office:value-type="float" office:value="0.792" calcext:value-type="float">
            <text:p>0.792</text:p>
          </table:table-cell>
          <table:table-cell office:value-type="float" office:value="0.038" calcext:value-type="float">
            <text:p>0.038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<text:s/>0.867 [ 20 ] ['0.807', '0.867', '0.771', '0.771', '0.831', '0.795', '0.807', '0.759', '0.735', '0.831', '0.783', '0.735', '0.807', '0.807', '0.783', '0.783', '0.795', '0.795', '0.711', '0.855']</text:p>
          </table:table-cell>
        </table:table-row>
        <table:table-row table:style-name="ro1">
          <table:table-cell office:value-type="string" calcext:value-type="string">
            <text:p>GER W2V CNT POS IND </text:p>
          </table:table-cell>
          <table:table-cell office:value-type="float" office:value="0.791" calcext:value-type="float">
            <text:p>0.791</text:p>
          </table:table-cell>
          <table:table-cell office:value-type="float" office:value="0.025" calcext:value-type="float">
            <text:p>0.025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<text:s/>0.831 [ 20 ] ['0.831', '0.783', '0.783', '0.819', '0.771', '0.819', '0.759', '0.783', '0.819', '0.819', '0.795', '0.795', '0.783', '0.747', '0.807', '0.783', '0.771', '0.807', '0.735', '0.807']</text:p>
          </table:table-cell>
        </table:table-row>
        <table:table-row table:style-name="ro1">
          <table:table-cell office:value-type="string" calcext:value-type="string">
            <text:p>CLU GER W2V POS IND HGL </text:p>
          </table:table-cell>
          <table:table-cell office:value-type="float" office:value="0.791" calcext:value-type="float">
            <text:p>0.791</text:p>
          </table:table-cell>
          <table:table-cell office:value-type="float" office:value="0.047" calcext:value-type="float">
            <text:p>0.047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<text:s/>0.892 [ 22 ] ['0.795', '0.867', '0.747', '0.783', '0.747', '0.747', '0.831', '0.747', '0.783', '0.747', '0.807', '0.711', '0.819', '0.831', '0.831', '0.843', '0.747', '0.892', '0.831', '0.795', '0.759', '0.735']</text:p>
          </table:table-cell>
        </table:table-row>
        <table:table-row table:style-name="ro1">
          <table:table-cell office:value-type="string" calcext:value-type="string">
            <text:p>CLU GER CNT IND HGL </text:p>
          </table:table-cell>
          <table:table-cell office:value-type="float" office:value="0.79" calcext:value-type="float">
            <text:p>0.79</text:p>
          </table:table-cell>
          <table:table-cell office:value-type="float" office:value="0.039" calcext:value-type="float">
            <text:p>0.039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<text:s/>0.867 [ 20 ] ['0.807', '0.831', '0.795', '0.807', '0.795', '0.819', '0.747', '0.771', '0.855', '0.867', '0.747', '0.819', '0.747', '0.795', '0.795', '0.711', '0.807', '0.759', '0.747', '0.783']</text:p>
          </table:table-cell>
        </table:table-row>
        <table:table-row table:style-name="ro1">
          <table:table-cell office:value-type="string" calcext:value-type="string">
            <text:p>CLU CNT POS </text:p>
          </table:table-cell>
          <table:table-cell office:value-type="float" office:value="0.789" calcext:value-type="float">
            <text:p>0.789</text:p>
          </table:table-cell>
          <table:table-cell office:value-type="float" office:value="0.046" calcext:value-type="float">
            <text:p>0.046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0.867 [ 20 ] ['0.819', '0.855', '0.759', '0.831', '0.819', '0.759', '0.807', '0.783', '0.771', '0.795', '0.795', '0.759', '0.783', '0.807', '0.759', '0.747', '0.867', '0.723', '0.675', '0.855']</text:p>
          </table:table-cell>
        </table:table-row>
        <table:table-row table:style-name="ro1">
          <table:table-cell office:value-type="string" calcext:value-type="string">
            <text:p>W2V CNT </text:p>
          </table:table-cell>
          <table:table-cell office:value-type="float" office:value="0.789" calcext:value-type="float">
            <text:p>0.789</text:p>
          </table:table-cell>
          <table:table-cell office:value-type="float" office:value="0.047" calcext:value-type="float">
            <text:p>0.047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<text:s/>0.867 [ 20 ] ['0.831', '0.867', '0.795', '0.831', '0.735', '0.807', '0.723', '0.735', '0.855', '0.771', '0.807', '0.759', '0.843', '0.867', '0.759', '0.783', '0.723', '0.747', '0.759', '0.771']</text:p>
          </table:table-cell>
        </table:table-row>
        <table:table-row table:style-name="ro1">
          <table:table-cell office:value-type="string" calcext:value-type="string">
            <text:p>CLU GER W2V POS IND </text:p>
          </table:table-cell>
          <table:table-cell office:value-type="float" office:value="0.789" calcext:value-type="float">
            <text:p>0.789</text:p>
          </table:table-cell>
          <table:table-cell office:value-type="float" office:value="0.047" calcext:value-type="float">
            <text:p>0.047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<text:s/>0.904 [ 20 ] ['0.795', '0.783', '0.807', '0.771', '0.747', '0.711', '0.747', '0.843', '0.904', '0.831', '0.831', '0.831', '0.795', '0.771', '0.807', '0.699', '0.747', '0.759', '0.783', '0.819']</text:p>
          </table:table-cell>
        </table:table-row>
        <table:table-row table:style-name="ro1">
          <table:table-cell office:value-type="string" calcext:value-type="string">
            <text:p>W2V POS HGL </text:p>
          </table:table-cell>
          <table:table-cell office:value-type="float" office:value="0.789" calcext:value-type="float">
            <text:p>0.789</text:p>
          </table:table-cell>
          <table:table-cell office:value-type="float" office:value="0.042" calcext:value-type="float">
            <text:p>0.042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<text:s/>0.843 [ 20 ] ['0.771', '0.783', '0.783', '0.807', '0.831', '0.783', '0.807', '0.759', '0.795', '0.771', '0.831', '0.747', '0.795', '0.831', '0.831', '0.735', '0.843', '0.783', '0.663', '0.831']</text:p>
          </table:table-cell>
        </table:table-row>
        <table:table-row table:style-name="ro1">
          <table:table-cell office:value-type="string" calcext:value-type="string">
            <text:p>W2V CNT POS HGL </text:p>
          </table:table-cell>
          <table:table-cell office:value-type="float" office:value="0.788" calcext:value-type="float">
            <text:p>0.788</text:p>
          </table:table-cell>
          <table:table-cell office:value-type="float" office:value="0.042" calcext:value-type="float">
            <text:p>0.042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0.867 [ 20 ] ['0.819', '0.795', '0.771', '0.819', '0.783', '0.819', '0.747', '0.807', '0.843', '0.867', '0.807', '0.807', '0.771', '0.747', '0.819', '0.723', '0.783', '0.783', '0.675', '0.771']</text:p>
          </table:table-cell>
        </table:table-row>
        <table:table-row table:style-name="ro1">
          <table:table-cell office:value-type="string" calcext:value-type="string">
            <text:p>CLU HGL </text:p>
          </table:table-cell>
          <table:table-cell office:value-type="float" office:value="0.787" calcext:value-type="float">
            <text:p>0.787</text:p>
          </table:table-cell>
          <table:table-cell office:value-type="float" office:value="0.059" calcext:value-type="float">
            <text:p>0.059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<text:s/>0.904 [ 20 ] ['0.819', '0.747', '0.819', '0.807', '0.855', '0.747', '0.735', '0.795', '0.904', '0.687', '0.711', '0.711', '0.783', '0.880', '0.831', '0.783', '0.771', '0.711', '0.855', '0.795']</text:p>
          </table:table-cell>
        </table:table-row>
        <table:table-row table:style-name="ro1">
          <table:table-cell office:value-type="string" calcext:value-type="string">
            <text:p>W2V CNT POS IND HGL </text:p>
          </table:table-cell>
          <table:table-cell office:value-type="float" office:value="0.787" calcext:value-type="float">
            <text:p>0.787</text:p>
          </table:table-cell>
          <table:table-cell office:value-type="float" office:value="0.042" calcext:value-type="float">
            <text:p>0.042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<text:s/>0.867 [ 20 ] ['0.807', '0.795', '0.771', '0.819', '0.771', '0.831', '0.735', '0.807', '0.831', '0.867', '0.807', '0.807', '0.771', '0.735', '0.819', '0.723', '0.783', '0.795', '0.687', '0.771']</text:p>
          </table:table-cell>
        </table:table-row>
        <table:table-row table:style-name="ro1">
          <table:table-cell office:value-type="string" calcext:value-type="string">
            <text:p>GER W2V CNT POS HGL </text:p>
          </table:table-cell>
          <table:table-cell office:value-type="float" office:value="0.787" calcext:value-type="float">
            <text:p>0.787</text:p>
          </table:table-cell>
          <table:table-cell office:value-type="float" office:value="0.034" calcext:value-type="float">
            <text:p>0.034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<text:s/>0.843 [ 20 ] ['0.831', '0.771', '0.795', '0.807', '0.783', '0.819', '0.771', '0.783', '0.843', '0.831', '0.771', '0.807', '0.771', '0.783', '0.795', '0.735', '0.747', '0.783', '0.699', '0.819']</text:p>
          </table:table-cell>
        </table:table-row>
        <table:table-row table:style-name="ro1">
          <table:table-cell office:value-type="string" calcext:value-type="string">
            <text:p>W2V CNT IND </text:p>
          </table:table-cell>
          <table:table-cell office:value-type="float" office:value="0.787" calcext:value-type="float">
            <text:p>0.787</text:p>
          </table:table-cell>
          <table:table-cell office:value-type="float" office:value="0.038" calcext:value-type="float">
            <text:p>0.038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<text:s/>0.843 [ 20 ] ['0.783', '0.843', '0.723', '0.807', '0.795', '0.735', '0.831', '0.735', '0.759', '0.831', '0.831', '0.747', '0.783', '0.819', '0.831', '0.819', '0.795', '0.771', '0.759', '0.735']</text:p>
          </table:table-cell>
        </table:table-row>
        <table:table-row table:style-name="ro1">
          <table:table-cell office:value-type="string" calcext:value-type="string">
            <text:p>CLU POS IND </text:p>
          </table:table-cell>
          <table:table-cell office:value-type="float" office:value="0.787" calcext:value-type="float">
            <text:p>0.787</text:p>
          </table:table-cell>
          <table:table-cell office:value-type="float" office:value="0.055" calcext:value-type="float">
            <text:p>0.055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<text:s/>0.892 [ 20 ] ['0.723', '0.819', '0.783', '0.843', '0.807', '0.711', '0.807', '0.759', '0.807', '0.795', '0.795', '0.747', '0.759', '0.843', '0.759', '0.783', '0.880', '0.783', '0.651', '0.892']</text:p>
          </table:table-cell>
        </table:table-row>
        <table:table-row table:style-name="ro1">
          <table:table-cell office:value-type="string" calcext:value-type="string">
            <text:p>GER W2V POS HGL </text:p>
          </table:table-cell>
          <table:table-cell office:value-type="float" office:value="0.786" calcext:value-type="float">
            <text:p>0.786</text:p>
          </table:table-cell>
          <table:table-cell office:value-type="float" office:value="0.053" calcext:value-type="float">
            <text:p>0.053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<text:s/>0.855 [ 20 ] ['0.747', '0.795', '0.795', '0.855', '0.855', '0.855', '0.843', '0.747', '0.807', '0.687', '0.855', '0.759', '0.819', '0.699', '0.699', '0.771', '0.759', '0.783', '0.759', '0.819']</text:p>
          </table:table-cell>
        </table:table-row>
        <table:table-row table:style-name="ro1">
          <table:table-cell office:value-type="string" calcext:value-type="string">
            <text:p>CLU GER W2V POS HGL </text:p>
          </table:table-cell>
          <table:table-cell office:value-type="float" office:value="0.786" calcext:value-type="float">
            <text:p>0.786</text:p>
          </table:table-cell>
          <table:table-cell office:value-type="float" office:value="0.039" calcext:value-type="float">
            <text:p>0.039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<text:s/>0.843 [ 20 ] ['0.831', '0.807', '0.795', '0.819', '0.747', '0.747', '0.771', '0.807', '0.843', '0.831', '0.783', '0.843', '0.759', '0.723', '0.807', '0.699', '0.759', '0.759', '0.783', '0.807']</text:p>
          </table:table-cell>
        </table:table-row>
        <table:table-row table:style-name="ro1">
          <table:table-cell office:value-type="string" calcext:value-type="string">
            <text:p>CLU GER CNT IND </text:p>
          </table:table-cell>
          <table:table-cell office:value-type="float" office:value="0.783" calcext:value-type="float">
            <text:p>0.783</text:p>
          </table:table-cell>
          <table:table-cell office:value-type="float" office:value="0.05" calcext:value-type="float">
            <text:p>0.05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<text:s/>0.880 [ 20 ] ['0.783', '0.711', '0.783', '0.831', '0.880', '0.807', '0.867', '0.759', '0.723', '0.711', '0.807', '0.771', '0.807', '0.735', '0.819', '0.747', '0.855', '0.771', '0.711', '0.771']</text:p>
          </table:table-cell>
        </table:table-row>
        <table:table-row table:style-name="ro1">
          <table:table-cell office:value-type="string" calcext:value-type="string">
            <text:p>GER W2V IND </text:p>
          </table:table-cell>
          <table:table-cell office:value-type="float" office:value="0.783" calcext:value-type="float">
            <text:p>0.783</text:p>
          </table:table-cell>
          <table:table-cell office:value-type="float" office:value="0.038" calcext:value-type="float">
            <text:p>0.038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<text:s/>0.855 [ 20 ] ['0.819', '0.855', '0.747', '0.747', '0.819', '0.795', '0.759', '0.747', '0.723', '0.783', '0.819', '0.735', '0.795', '0.783', '0.831', '0.771', '0.795', '0.819', '0.711', '0.807']</text:p>
          </table:table-cell>
        </table:table-row>
        <table:table-row table:style-name="ro1">
          <table:table-cell office:value-type="string" calcext:value-type="string">
            <text:p>W2V CNT POS </text:p>
          </table:table-cell>
          <table:table-cell office:value-type="float" office:value="0.783" calcext:value-type="float">
            <text:p>0.783</text:p>
          </table:table-cell>
          <table:table-cell office:value-type="float" office:value="0.044" calcext:value-type="float">
            <text:p>0.044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<text:s/>0.855 [ 20 ] ['0.771', '0.855', '0.723', '0.759', '0.783', '0.735', '0.807', '0.747', '0.783', '0.855', '0.831', '0.783', '0.699', '0.831', '0.831', '0.771', '0.807', '0.759', '0.723', '0.795']</text:p>
          </table:table-cell>
        </table:table-row>
        <table:table-row table:style-name="ro1">
          <table:table-cell office:value-type="string" calcext:value-type="string">
            <text:p>CLU POS </text:p>
          </table:table-cell>
          <table:table-cell office:value-type="float" office:value="0.783" calcext:value-type="float">
            <text:p>0.783</text:p>
          </table:table-cell>
          <table:table-cell office:value-type="float" office:value="0.048" calcext:value-type="float">
            <text:p>0.048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<text:s/>0.916 [ 20 ] ['0.747', '0.783', '0.795', '0.795', '0.807', '0.747', '0.687', '0.783', '0.916', '0.747', '0.783', '0.783', '0.759', '0.771', '0.783', '0.711', '0.795', '0.795', '0.807', '0.867']</text:p>
          </table:table-cell>
        </table:table-row>
        <table:table-row table:style-name="ro1">
          <table:table-cell office:value-type="string" calcext:value-type="string">
            <text:p>GER W2V IND HGL </text:p>
          </table:table-cell>
          <table:table-cell office:value-type="float" office:value="0.781" calcext:value-type="float">
            <text:p>0.781</text:p>
          </table:table-cell>
          <table:table-cell office:value-type="float" office:value="0.055" calcext:value-type="float">
            <text:p>0.055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0.880 [ 20 ] ['0.759', '0.759', '0.783', '0.819', '0.880', '0.807', '0.807', '0.783', '0.759', '0.699', '0.867', '0.735', '0.855', '0.735', '0.675', '0.747', '0.855', '0.819', '0.747', '0.735']</text:p>
          </table:table-cell>
        </table:table-row>
        <table:table-row table:style-name="ro1">
          <table:table-cell office:value-type="string" calcext:value-type="string">
            <text:p>GER W2V CNT </text:p>
          </table:table-cell>
          <table:table-cell office:value-type="float" office:value="0.781" calcext:value-type="float">
            <text:p>0.781</text:p>
          </table:table-cell>
          <table:table-cell office:value-type="float" office:value="0.041" calcext:value-type="float">
            <text:p>0.041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<text:s/>0.843 [ 20 ] ['0.783', '0.843', '0.711', '0.735', '0.831', '0.735', '0.819', '0.711', '0.771', '0.831', '0.783', '0.735', '0.783', '0.843', '0.795', '0.795', '0.807', '0.795', '0.759', '0.759']</text:p>
          </table:table-cell>
        </table:table-row>
        <table:table-row table:style-name="ro1">
          <table:table-cell office:value-type="string" calcext:value-type="string">
            <text:p>GER W2V CNT POS IND HGL </text:p>
          </table:table-cell>
          <table:table-cell office:value-type="float" office:value="0.78" calcext:value-type="float">
            <text:p>0.78</text:p>
          </table:table-cell>
          <table:table-cell office:value-type="float" office:value="0.044" calcext:value-type="float">
            <text:p>0.044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<text:s/>0.880 [ 22 ] ['0.771', '0.819', '0.723', '0.807', '0.723', '0.771', '0.843', '0.807', '0.795', '0.795', '0.711', '0.723', '0.771', '0.771', '0.771', '0.831', '0.795', '0.880', '0.807', '0.735', '0.711', '0.807']</text:p>
          </table:table-cell>
        </table:table-row>
        <table:table-row table:style-name="ro1">
          <table:table-cell office:value-type="string" calcext:value-type="string">
            <text:p>GER W2V POS IND </text:p>
          </table:table-cell>
          <table:table-cell office:value-type="float" office:value="0.779" calcext:value-type="float">
            <text:p>0.779</text:p>
          </table:table-cell>
          <table:table-cell office:value-type="float" office:value="0.05" calcext:value-type="float">
            <text:p>0.05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<text:s/>0.855 [ 20 ] ['0.711', '0.771', '0.831', '0.807', '0.831', '0.855', '0.819', '0.723', '0.807', '0.723', '0.855', '0.795', '0.807', '0.711', '0.723', '0.747', '0.759', '0.783', '0.699', '0.819']</text:p>
          </table:table-cell>
        </table:table-row>
        <table:table-row table:style-name="ro1">
          <table:table-cell office:value-type="string" calcext:value-type="string">
            <text:p>GER W2V CNT POS </text:p>
          </table:table-cell>
          <table:table-cell office:value-type="float" office:value="0.778" calcext:value-type="float">
            <text:p>0.778</text:p>
          </table:table-cell>
          <table:table-cell office:value-type="float" office:value="0.039" calcext:value-type="float">
            <text:p>0.039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<text:s/>0.855 [ 20 ] ['0.759', '0.759', '0.759', '0.819', '0.855', '0.831', '0.807', '0.699', '0.771', '0.771', '0.795', '0.759', '0.735', '0.735', '0.747', '0.819', '0.831', '0.807', '0.747', '0.759']</text:p>
          </table:table-cell>
        </table:table-row>
        <table:table-row table:style-name="ro1">
          <table:table-cell office:value-type="string" calcext:value-type="string">
            <text:p>CLU </text:p>
          </table:table-cell>
          <table:table-cell office:value-type="float" office:value="0.778" calcext:value-type="float">
            <text:p>0.778</text:p>
          </table:table-cell>
          <table:table-cell office:value-type="float" office:value="0.062" calcext:value-type="float">
            <text:p>0.062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<text:s/>0.892 [ 20 ] ['0.819', '0.759', '0.831', '0.831', '0.855', '0.759', '0.675', '0.759', '0.892', '0.711', '0.747', '0.663', '0.759', '0.867', '0.807', '0.783', '0.819', '0.699', '0.795', '0.735']</text:p>
          </table:table-cell>
        </table:table-row>
        <table:table-row table:style-name="ro1">
          <table:table-cell office:value-type="string" calcext:value-type="string">
            <text:p>CLU IND </text:p>
          </table:table-cell>
          <table:table-cell office:value-type="float" office:value="0.777" calcext:value-type="float">
            <text:p>0.777</text:p>
          </table:table-cell>
          <table:table-cell office:value-type="float" office:value="0.058" calcext:value-type="float">
            <text:p>0.058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<text:s/>0.880 [ 20 ] ['0.843', '0.747', '0.819', '0.831', '0.819', '0.747', '0.687', '0.747', '0.880', '0.711', '0.747', '0.663', '0.783', '0.880', '0.795', '0.771', '0.807', '0.735', '0.795', '0.735']</text:p>
          </table:table-cell>
        </table:table-row>
        <table:table-row table:style-name="ro1">
          <table:table-cell office:value-type="string" calcext:value-type="string">
            <text:p>CLU POS HGL </text:p>
          </table:table-cell>
          <table:table-cell office:value-type="float" office:value="0.774" calcext:value-type="float">
            <text:p>0.774</text:p>
          </table:table-cell>
          <table:table-cell office:value-type="float" office:value="0.048" calcext:value-type="float">
            <text:p>0.048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<text:s/>0.867 [ 20 ] ['0.699', '0.831', '0.795', '0.795', '0.771', '0.735', '0.771', '0.747', '0.783', '0.735', '0.783', '0.723', '0.747', '0.831', '0.723', '0.795', '0.867', '0.783', '0.699', '0.867']</text:p>
          </table:table-cell>
        </table:table-row>
        <table:table-row table:style-name="ro1">
          <table:table-cell office:value-type="string" calcext:value-type="string">
            <text:p>GER W2V POS </text:p>
          </table:table-cell>
          <table:table-cell office:value-type="float" office:value="0.773" calcext:value-type="float">
            <text:p>0.773</text:p>
          </table:table-cell>
          <table:table-cell office:value-type="float" office:value="0.043" calcext:value-type="float">
            <text:p>0.043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<text:s/>0.843 [ 20 ] ['0.771', '0.795', '0.723', '0.723', '0.843', '0.735', '0.843', '0.783', '0.795', '0.747', '0.795', '0.723', '0.759', '0.795', '0.795', '0.747', '0.831', '0.759', '0.687', '0.819']</text:p>
          </table:table-cell>
        </table:table-row>
        <table:table-row table:style-name="ro1">
          <table:table-cell office:value-type="string" calcext:value-type="string">
            <text:p>CLU IND HGL </text:p>
          </table:table-cell>
          <table:table-cell office:value-type="float" office:value="0.773" calcext:value-type="float">
            <text:p>0.773</text:p>
          </table:table-cell>
          <table:table-cell office:value-type="float" office:value="0.043" calcext:value-type="float">
            <text:p>0.043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0.831 [ 20 ] ['0.747', '0.807', '0.747', '0.807', '0.819', '0.759', '0.735', '0.711', '0.783', '0.831', '0.819', '0.675', '0.759', '0.759', '0.759', '0.819', '0.807', '0.807', '0.711', '0.807']</text:p>
          </table:table-cell>
        </table:table-row>
        <table:table-row table:style-name="ro1">
          <table:table-cell office:value-type="string" calcext:value-type="string">
            <text:p>CLU GER POS </text:p>
          </table:table-cell>
          <table:table-cell office:value-type="float" office:value="0.77" calcext:value-type="float">
            <text:p>0.77</text:p>
          </table:table-cell>
          <table:table-cell office:value-type="float" office:value="0.039" calcext:value-type="float">
            <text:p>0.039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0.819 [ 20 ] ['0.759', '0.783', '0.771', '0.795', '0.807', '0.771', '0.795', '0.687', '0.795', '0.735', '0.783', '0.759', '0.723', '0.819', '0.771', '0.771', '0.819', '0.759', '0.675', '0.819']</text:p>
          </table:table-cell>
        </table:table-row>
        <table:table-row table:style-name="ro1">
          <table:table-cell office:value-type="string" calcext:value-type="string">
            <text:p>W2V CNT HGL </text:p>
          </table:table-cell>
          <table:table-cell office:value-type="float" office:value="0.769" calcext:value-type="float">
            <text:p>0.769</text:p>
          </table:table-cell>
          <table:table-cell office:value-type="float" office:value="0.047" calcext:value-type="float">
            <text:p>0.047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0.867 [ 20 ] ['0.771', '0.867', '0.735', '0.771', '0.771', '0.675', '0.807', '0.711', '0.735', '0.867', '0.819', '0.735', '0.759', '0.795', '0.723', '0.783', '0.771', '0.747', '0.735', '0.795']</text:p>
          </table:table-cell>
        </table:table-row>
        <table:table-row table:style-name="ro1">
          <table:table-cell office:value-type="string" calcext:value-type="string">
            <text:p>GER W2V POS IND HGL </text:p>
          </table:table-cell>
          <table:table-cell office:value-type="float" office:value="0.769" calcext:value-type="float">
            <text:p>0.7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<text:s/>0.880 [ 20 ] ['0.783', '0.795', '0.759', '0.735', '0.687', '0.771', '0.723', '0.880', '0.843', '0.795', '0.747', '0.819', '0.759', '0.747', '0.783', '0.651', '0.795', '0.735', '0.735', '0.831']</text:p>
          </table:table-cell>
        </table:table-row>
        <table:table-row table:style-name="ro1">
          <table:table-cell office:value-type="string" calcext:value-type="string">
            <text:p>GER W2V CNT IND HGL </text:p>
          </table:table-cell>
          <table:table-cell office:value-type="float" office:value="0.768" calcext:value-type="float">
            <text:p>0.768</text:p>
          </table:table-cell>
          <table:table-cell office:value-type="float" office:value="0.043" calcext:value-type="float">
            <text:p>0.043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<text:s/>0.880 [ 20 ] ['0.759', '0.699', '0.807', '0.771', '0.759', '0.783', '0.711', '0.771', '0.843', '0.880', '0.759', '0.783', '0.771', '0.723', '0.735', '0.723', '0.759', '0.819', '0.735', '0.771']</text:p>
          </table:table-cell>
        </table:table-row>
        <table:table-row table:style-name="ro1">
          <table:table-cell office:value-type="string" calcext:value-type="string">
            <text:p>W2V CNT IND HGL </text:p>
          </table:table-cell>
          <table:table-cell office:value-type="float" office:value="0.766" calcext:value-type="float">
            <text:p>0.766</text:p>
          </table:table-cell>
          <table:table-cell office:value-type="float" office:value="0.048" calcext:value-type="float">
            <text:p>0.048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<text:s/>0.867 [ 20 ] ['0.783', '0.711', '0.819', '0.783', '0.783', '0.771', '0.699', '0.783', '0.843', '0.867', '0.747', '0.795', '0.759', '0.711', '0.711', '0.687', '0.783', '0.807', '0.723', '0.759']</text:p>
          </table:table-cell>
        </table:table-row>
        <table:table-row table:style-name="ro1">
          <table:table-cell office:value-type="string" calcext:value-type="string">
            <text:p>CLU GER </text:p>
          </table:table-cell>
          <table:table-cell office:value-type="float" office:value="0.764" calcext:value-type="float">
            <text:p>0.764</text:p>
          </table:table-cell>
          <table:table-cell office:value-type="float" office:value="0.054" calcext:value-type="float">
            <text:p>0.054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<text:s/>0.880 [ 20 ] ['0.759', '0.735', '0.819', '0.819', '0.771', '0.735', '0.663', '0.747', '0.880', '0.699', '0.735', '0.711', '0.795', '0.855', '0.819', '0.759', '0.723', '0.699', '0.795', '0.759']</text:p>
          </table:table-cell>
        </table:table-row>
        <table:table-row table:style-name="ro1">
          <table:table-cell office:value-type="string" calcext:value-type="string">
            <text:p>CLU GER HGL </text:p>
          </table:table-cell>
          <table:table-cell office:value-type="float" office:value="0.763" calcext:value-type="float">
            <text:p>0.763</text:p>
          </table:table-cell>
          <table:table-cell office:value-type="float" office:value="0.049" calcext:value-type="float">
            <text:p>0.049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0.855 [ 20 ] ['0.759', '0.771', '0.759', '0.783', '0.855', '0.807', '0.759', '0.675', '0.783', '0.831', '0.759', '0.675', '0.759', '0.795', '0.711', '0.807', '0.795', '0.759', '0.675', '0.735']</text:p>
          </table:table-cell>
        </table:table-row>
        <table:table-row table:style-name="ro1">
          <table:table-cell office:value-type="string" calcext:value-type="string">
            <text:p>GER W2V CNT HGL </text:p>
          </table:table-cell>
          <table:table-cell office:value-type="float" office:value="0.761" calcext:value-type="float">
            <text:p>0.761</text:p>
          </table:table-cell>
          <table:table-cell office:value-type="float" office:value="0.045" calcext:value-type="float">
            <text:p>0.045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<text:s/>0.855 [ 20 ] ['0.735', '0.711', '0.747', '0.795', '0.843', '0.783', '0.795', '0.735', '0.735', '0.735', '0.759', '0.735', '0.723', '0.747', '0.723', '0.771', '0.855', '0.855', '0.723', '0.723']</text:p>
          </table:table-cell>
        </table:table-row>
        <table:table-row table:style-name="ro1">
          <table:table-cell office:value-type="string" calcext:value-type="string">
            <text:p>CLU GER IND 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7" calcext:value-type="float">
            <text:p>0.037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<text:s/>0.843 [ 20 ] ['0.723', '0.783', '0.759', '0.795', '0.843', '0.771', '0.759', '0.687', '0.723', '0.771', '0.795', '0.699', '0.735', '0.783', '0.771', '0.795', '0.783', '0.747', '0.711', '0.747']</text:p>
          </table:table-cell>
        </table:table-row>
        <table:table-row table:style-name="ro1">
          <table:table-cell office:value-type="string" calcext:value-type="string">
            <text:p>GER W2V CNT IND 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6" calcext:value-type="float">
            <text:p>0.036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<text:s/>0.843 [ 20 ] ['0.735', '0.747', '0.747', '0.807', '0.807', '0.771', '0.795', '0.735', '0.735', '0.699', '0.747', '0.723', '0.759', '0.735', '0.759', '0.783', '0.843', '0.807', '0.723', '0.723']</text:p>
          </table:table-cell>
        </table:table-row>
        <table:table-row table:style-name="ro1">
          <table:table-cell office:value-type="string" calcext:value-type="string">
            <text:p>CLU GER POS IND HGL </text:p>
          </table:table-cell>
          <table:table-cell office:value-type="float" office:value="0.758" calcext:value-type="float">
            <text:p>0.758</text:p>
          </table:table-cell>
          <table:table-cell office:value-type="float" office:value="0.046" calcext:value-type="float">
            <text:p>0.046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0.855 [ 20 ] ['0.819', '0.735', '0.783', '0.759', '0.747', '0.771', '0.759', '0.795', '0.855', '0.747', '0.783', '0.843', '0.711', '0.747', '0.747', '0.675', '0.723', '0.675', '0.723', '0.771']</text:p>
          </table:table-cell>
        </table:table-row>
        <table:table-row table:style-name="ro1">
          <table:table-cell office:value-type="string" calcext:value-type="string">
            <text:p>CLU GER POS HGL </text:p>
          </table:table-cell>
          <table:table-cell office:value-type="float" office:value="0.758" calcext:value-type="float">
            <text:p>0.758</text:p>
          </table:table-cell>
          <table:table-cell office:value-type="float" office:value="0.058" calcext:value-type="float">
            <text:p>0.058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<text:s/>0.831 [ 20 ] ['0.663', '0.771', '0.735', '0.771', '0.819', '0.795', '0.783', '0.675', '0.831', '0.723', '0.831', '0.783', '0.795', '0.663', '0.711', '0.795', '0.831', '0.711', '0.675', '0.807']</text:p>
          </table:table-cell>
        </table:table-row>
        <table:table-row table:style-name="ro1">
          <table:table-cell office:value-type="string" calcext:value-type="string">
            <text:p>CLU POS IND HGL </text:p>
          </table:table-cell>
          <table:table-cell office:value-type="float" office:value="0.752" calcext:value-type="float">
            <text:p>0.752</text:p>
          </table:table-cell>
          <table:table-cell office:value-type="float" office:value="0.058" calcext:value-type="float">
            <text:p>0.058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<text:s/>0.855 [ 20 ] ['0.651', '0.711', '0.699', '0.783', '0.831', '0.795', '0.855', '0.723', '0.795', '0.687', '0.855', '0.747', '0.747', '0.675', '0.687', '0.747', '0.807', '0.723', '0.747', '0.771']</text:p>
          </table:table-cell>
        </table:table-row>
        <table:table-row table:style-name="ro1">
          <table:table-cell office:value-type="string" calcext:value-type="string">
            <text:p>GER CNT POS HGL </text:p>
          </table:table-cell>
          <table:table-cell office:value-type="float" office:value="0.751" calcext:value-type="float">
            <text:p>0.751</text:p>
          </table:table-cell>
          <table:table-cell office:value-type="float" office:value="0.047" calcext:value-type="float">
            <text:p>0.047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0.843 [ 20 ] ['0.783', '0.771', '0.735', '0.783', '0.747', '0.771', '0.699', '0.759', '0.831', '0.843', '0.711', '0.795', '0.747', '0.723', '0.795', '0.675', '0.687', '0.735', '0.675', '0.747']</text:p>
          </table:table-cell>
        </table:table-row>
        <table:table-row table:style-name="ro1">
          <table:table-cell office:value-type="string" calcext:value-type="string">
            <text:p>CLU GER POS IND </text:p>
          </table:table-cell>
          <table:table-cell office:value-type="float" office:value="0.75" calcext:value-type="float">
            <text:p>0.75</text:p>
          </table:table-cell>
          <table:table-cell office:value-type="float" office:value="0.057" calcext:value-type="float">
            <text:p>0.057</text:p>
          </table:table-cell>
          <table:table-cell office:value-type="float" office:value="0.639" calcext:value-type="float">
            <text:p>0.639</text:p>
          </table:table-cell>
          <table:table-cell office:value-type="string" calcext:value-type="string">
            <text:p><text:s/>0.843 [ 20 ] ['0.639', '0.735', '0.735', '0.771', '0.819', '0.771', '0.783', '0.651', '0.795', '0.747', '0.843', '0.771', '0.795', '0.651', '0.711', '0.759', '0.807', '0.747', '0.675', '0.795']</text:p>
          </table:table-cell>
        </table:table-row>
        <table:table-row table:style-name="ro1">
          <table:table-cell office:value-type="string" calcext:value-type="string">
            <text:p>GER CNT POS IND HGL </text:p>
          </table:table-cell>
          <table:table-cell office:value-type="float" office:value="0.748" calcext:value-type="float">
            <text:p>0.748</text:p>
          </table:table-cell>
          <table:table-cell office:value-type="float" office:value="0.048" calcext:value-type="float">
            <text:p>0.048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<text:s/>0.831 [ 20 ] ['0.771', '0.771', '0.735', '0.783', '0.747', '0.759', '0.675', '0.759', '0.831', '0.831', '0.723', '0.795', '0.759', '0.711', '0.795', '0.675', '0.675', '0.747', '0.663', '0.747']</text:p>
          </table:table-cell>
        </table:table-row>
        <table:table-row table:style-name="ro1">
          <table:table-cell office:value-type="string" calcext:value-type="string">
            <text:p>CLU GER IND HGL </text:p>
          </table:table-cell>
          <table:table-cell office:value-type="float" office:value="0.748" calcext:value-type="float">
            <text:p>0.7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639" calcext:value-type="float">
            <text:p>0.639</text:p>
          </table:table-cell>
          <table:table-cell office:value-type="string" calcext:value-type="string">
            <text:p><text:s/>0.855 [ 20 ] ['0.675', '0.735', '0.795', '0.771', '0.831', '0.747', '0.855', '0.735', '0.699', '0.723', '0.831', '0.735', '0.819', '0.687', '0.735', '0.639', '0.807', '0.723', '0.687', '0.723']</text:p>
          </table:table-cell>
        </table:table-row>
        <table:table-row table:style-name="ro1">
          <table:table-cell office:value-type="string" calcext:value-type="string">
            <text:p>GER CNT POS IND </text:p>
          </table:table-cell>
          <table:table-cell office:value-type="float" office:value="0.747" calcext:value-type="float">
            <text:p>0.747</text:p>
          </table:table-cell>
          <table:table-cell office:value-type="float" office:value="0.046" calcext:value-type="float">
            <text:p>0.046</text:p>
          </table:table-cell>
          <table:table-cell office:value-type="float" office:value="0.639" calcext:value-type="float">
            <text:p>0.639</text:p>
          </table:table-cell>
          <table:table-cell office:value-type="string" calcext:value-type="string">
            <text:p><text:s/>0.831 [ 20 ] ['0.771', '0.735', '0.759', '0.807', '0.759', '0.747', '0.639', '0.759', '0.831', '0.807', '0.711', '0.771', '0.747', '0.747', '0.771', '0.687', '0.699', '0.735', '0.675', '0.783']</text:p>
          </table:table-cell>
        </table:table-row>
        <table:table-row table:style-name="ro1">
          <table:table-cell office:value-type="string" calcext:value-type="string">
            <text:p>CNT POS IND HGL </text:p>
          </table:table-cell>
          <table:table-cell office:value-type="float" office:value="0.746" calcext:value-type="float">
            <text:p>0.7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<text:s/>0.855 [ 20 ] ['0.759', '0.723', '0.723', '0.795', '0.723', '0.747', '0.675', '0.759', '0.855', '0.831', '0.771', '0.795', '0.735', '0.771', '0.783', '0.651', '0.687', '0.735', '0.651', '0.759']</text:p>
          </table:table-cell>
        </table:table-row>
        <table:table-row table:style-name="ro1">
          <table:table-cell office:value-type="string" calcext:value-type="string">
            <text:p>CNT POS </text:p>
          </table:table-cell>
          <table:table-cell office:value-type="float" office:value="0.74" calcext:value-type="float">
            <text:p>0.74</text:p>
          </table:table-cell>
          <table:table-cell office:value-type="float" office:value="0.039" calcext:value-type="float">
            <text:p>0.039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0.843 [ 20 ] ['0.771', '0.759', '0.711', '0.711', '0.735', '0.687', '0.675', '0.771', '0.843', '0.735', '0.699', '0.759', '0.771', '0.723', '0.723', '0.723', '0.711', '0.747', '0.807', '0.747']</text:p>
          </table:table-cell>
        </table:table-row>
        <table:table-row table:style-name="ro1">
          <table:table-cell office:value-type="string" calcext:value-type="string">
            <text:p>CNT POS IND </text:p>
          </table:table-cell>
          <table:table-cell office:value-type="float" office:value="0.738" calcext:value-type="float">
            <text:p>0.738</text:p>
          </table:table-cell>
          <table:table-cell office:value-type="float" office:value="0.044" calcext:value-type="float">
            <text:p>0.044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<text:s/>0.807 [ 20 ] ['0.795', '0.747', '0.663', '0.783', '0.783', '0.771', '0.807', '0.711', '0.699', '0.759', '0.735', '0.687', '0.699', '0.687', '0.747', '0.759', '0.747', '0.687', '0.807', '0.687']</text:p>
          </table:table-cell>
        </table:table-row>
        <table:table-row table:style-name="ro1">
          <table:table-cell office:value-type="string" calcext:value-type="string">
            <text:p>GER CNT POS </text:p>
          </table:table-cell>
          <table:table-cell office:value-type="float" office:value="0.732" calcext:value-type="float">
            <text:p>0.732</text:p>
          </table:table-cell>
          <table:table-cell office:value-type="float" office:value="0.051" calcext:value-type="float">
            <text:p>0.051</text:p>
          </table:table-cell>
          <table:table-cell office:value-type="float" office:value="0.627" calcext:value-type="float">
            <text:p>0.627</text:p>
          </table:table-cell>
          <table:table-cell office:value-type="string" calcext:value-type="string">
            <text:p><text:s/>0.831 [ 20 ] ['0.723', '0.771', '0.699', '0.699', '0.735', '0.663', '0.747', '0.687', '0.747', '0.783', '0.675', '0.723', '0.699', '0.831', '0.795', '0.711', '0.819', '0.735', '0.627', '0.771']</text:p>
          </table:table-cell>
        </table:table-row>
        <table:table-row table:style-name="ro1">
          <table:table-cell office:value-type="string" calcext:value-type="string">
            <text:p>CNT POS HGL </text:p>
          </table:table-cell>
          <table:table-cell office:value-type="float" office:value="0.731" calcext:value-type="float">
            <text:p>0.731</text:p>
          </table:table-cell>
          <table:table-cell office:value-type="float" office:value="0.04" calcext:value-type="float">
            <text:p>0.04</text:p>
          </table:table-cell>
          <table:table-cell office:value-type="float" office:value="0.639" calcext:value-type="float">
            <text:p>0.639</text:p>
          </table:table-cell>
          <table:table-cell office:value-type="string" calcext:value-type="string">
            <text:p><text:s/>0.795 [ 20 ] ['0.771', '0.699', '0.675', '0.771', '0.735', '0.795', '0.771', '0.687', '0.711', '0.735', '0.759', '0.747', '0.711', '0.639', '0.687', '0.771', '0.759', '0.723', '0.771', '0.711']</text:p>
          </table:table-cell>
        </table:table-row>
        <table:table-row table:style-name="ro1">
          <table:table-cell office:value-type="string" calcext:value-type="string">
            <text:p>GER CNT IND HGL </text:p>
          </table:table-cell>
          <table:table-cell office:value-type="float" office:value="0.722" calcext:value-type="float">
            <text:p>0.722</text:p>
          </table:table-cell>
          <table:table-cell office:value-type="float" office:value="0.048" calcext:value-type="float">
            <text:p>0.048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<text:s/>0.831 [ 20 ] ['0.723', '0.687', '0.795', '0.735', '0.747', '0.711', '0.675', '0.687', '0.831', '0.819', '0.711', '0.747', '0.699', '0.687', '0.687', '0.687', '0.651', '0.771', '0.687', '0.699']</text:p>
          </table:table-cell>
        </table:table-row>
        <table:table-row table:style-name="ro1">
          <table:table-cell office:value-type="string" calcext:value-type="string">
            <text:p>CNT </text:p>
          </table:table-cell>
          <table:table-cell office:value-type="float" office:value="0.711" calcext:value-type="float">
            <text:p>0.711</text:p>
          </table:table-cell>
          <table:table-cell office:value-type="float" office:value="0.038" calcext:value-type="float">
            <text:p>0.038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<text:s/>0.807 [ 20 ] ['0.759', '0.735', '0.711', '0.771', '0.699', '0.699', '0.699', '0.675', '0.735', '0.687', '0.663', '0.663', '0.807', '0.747', '0.723', '0.675', '0.687', '0.711', '0.699', '0.675']</text:p>
          </table:table-cell>
        </table:table-row>
        <table:table-row table:style-name="ro1">
          <table:table-cell office:value-type="string" calcext:value-type="string">
            <text:p>GER CNT </text:p>
          </table:table-cell>
          <table:table-cell office:value-type="float" office:value="0.711" calcext:value-type="float">
            <text:p>0.711</text:p>
          </table:table-cell>
          <table:table-cell office:value-type="float" office:value="0.042" calcext:value-type="float">
            <text:p>0.042</text:p>
          </table:table-cell>
          <table:table-cell office:value-type="float" office:value="0.639" calcext:value-type="float">
            <text:p>0.639</text:p>
          </table:table-cell>
          <table:table-cell office:value-type="string" calcext:value-type="string">
            <text:p><text:s/>0.831 [ 20 ] ['0.759', '0.711', '0.711', '0.771', '0.723', '0.699', '0.711', '0.675', '0.747', '0.687', '0.699', '0.699', '0.831', '0.735', '0.711', '0.639', '0.663', '0.699', '0.687', '0.663']</text:p>
          </table:table-cell>
        </table:table-row>
        <table:table-row table:style-name="ro1">
          <table:table-cell office:value-type="string" calcext:value-type="string">
            <text:p>GER CNT IND </text:p>
          </table:table-cell>
          <table:table-cell office:value-type="float" office:value="0.71" calcext:value-type="float">
            <text:p>0.71</text:p>
          </table:table-cell>
          <table:table-cell office:value-type="float" office:value="0.047" calcext:value-type="float">
            <text:p>0.047</text:p>
          </table:table-cell>
          <table:table-cell office:value-type="float" office:value="0.627" calcext:value-type="float">
            <text:p>0.627</text:p>
          </table:table-cell>
          <table:table-cell office:value-type="string" calcext:value-type="string">
            <text:p><text:s/>0.807 [ 20 ] ['0.687', '0.807', '0.627', '0.675', '0.711', '0.675', '0.711', '0.639', '0.687', '0.771', '0.675', '0.651', '0.747', '0.771', '0.723', '0.735', '0.735', '0.771', '0.687', '0.711']</text:p>
          </table:table-cell>
        </table:table-row>
        <table:table-row table:style-name="ro1">
          <table:table-cell office:value-type="string" calcext:value-type="string">
            <text:p>CNT IND </text:p>
          </table:table-cell>
          <table:table-cell office:value-type="float" office:value="0.709" calcext:value-type="float">
            <text:p>0.709</text:p>
          </table:table-cell>
          <table:table-cell office:value-type="float" office:value="0.036" calcext:value-type="float">
            <text:p>0.036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<text:s/>0.807 [ 20 ] ['0.747', '0.735', '0.711', '0.747', '0.687', '0.711', '0.699', '0.675', '0.735', '0.687', '0.675', '0.651', '0.807', '0.747', '0.723', '0.675', '0.687', '0.711', '0.699', '0.675']</text:p>
          </table:table-cell>
        </table:table-row>
        <table:table-row table:style-name="ro1">
          <table:table-cell office:value-type="string" calcext:value-type="string">
            <text:p>CNT HGL </text:p>
          </table:table-cell>
          <table:table-cell office:value-type="float" office:value="0.708" calcext:value-type="float">
            <text:p>0.708</text:p>
          </table:table-cell>
          <table:table-cell office:value-type="float" office:value="0.042" calcext:value-type="float">
            <text:p>0.042</text:p>
          </table:table-cell>
          <table:table-cell office:value-type="float" office:value="0.639" calcext:value-type="float">
            <text:p>0.639</text:p>
          </table:table-cell>
          <table:table-cell office:value-type="string" calcext:value-type="string">
            <text:p><text:s/>0.807 [ 20 ] ['0.759', '0.723', '0.675', '0.759', '0.723', '0.663', '0.711', '0.675', '0.747', '0.687', '0.699', '0.687', '0.807', '0.747', '0.723', '0.639', '0.687', '0.723', '0.687', '0.639']</text:p>
          </table:table-cell>
        </table:table-row>
        <table:table-row table:style-name="ro1">
          <table:table-cell office:value-type="string" calcext:value-type="string">
            <text:p>GER CNT HGL </text:p>
          </table:table-cell>
          <table:table-cell office:value-type="float" office:value="0.699" calcext:value-type="float">
            <text:p>0.699</text:p>
          </table:table-cell>
          <table:table-cell office:value-type="float" office:value="0.051" calcext:value-type="float">
            <text:p>0.051</text:p>
          </table:table-cell>
          <table:table-cell office:value-type="float" office:value="0.614" calcext:value-type="float">
            <text:p>0.614</text:p>
          </table:table-cell>
          <table:table-cell office:value-type="string" calcext:value-type="string">
            <text:p><text:s/>0.819 [ 20 ] ['0.711', '0.819', '0.614', '0.639', '0.699', '0.675', '0.711', '0.699', '0.627', '0.735', '0.651', '0.627', '0.723', '0.747', '0.723', '0.735', '0.735', '0.759', '0.651', '0.711']</text:p>
          </table:table-cell>
        </table:table-row>
        <table:table-row table:style-name="ro1">
          <table:table-cell office:value-type="string" calcext:value-type="string">
            <text:p>CNT IND HGL </text:p>
          </table:table-cell>
          <table:table-cell office:value-type="float" office:value="0.688" calcext:value-type="float">
            <text:p>0.688</text:p>
          </table:table-cell>
          <table:table-cell office:value-type="float" office:value="0.044" calcext:value-type="float">
            <text:p>0.044</text:p>
          </table:table-cell>
          <table:table-cell office:value-type="float" office:value="0.578" calcext:value-type="float">
            <text:p>0.578</text:p>
          </table:table-cell>
          <table:table-cell office:value-type="string" calcext:value-type="string">
            <text:p><text:s/>0.783 [ 20 ] ['0.711', '0.627', '0.663', '0.771', '0.735', '0.699', '0.687', '0.663', '0.675', '0.675', '0.663', '0.699', '0.687', '0.578', '0.663', '0.699', '0.783', '0.711', '0.699', '0.675']</text:p>
          </table:table-cell>
        </table:table-row>
        <table:table-row table:style-name="ro1">
          <table:table-cell office:value-type="string" calcext:value-type="string">
            <text:p>POS IND </text:p>
          </table:table-cell>
          <table:table-cell office:value-type="float" office:value="0.66" calcext:value-type="float">
            <text:p>0.66</text:p>
          </table:table-cell>
          <table:table-cell office:value-type="float" office:value="0.043" calcext:value-type="float">
            <text:p>0.043</text:p>
          </table:table-cell>
          <table:table-cell office:value-type="float" office:value="0.554" calcext:value-type="float">
            <text:p>0.554</text:p>
          </table:table-cell>
          <table:table-cell office:value-type="string" calcext:value-type="string">
            <text:p><text:s/>0.723 [ 20 ] ['0.639', '0.675', '0.554', '0.651', '0.711', '0.614', '0.639', '0.627', '0.723', '0.651', '0.675', '0.699', '0.663', '0.687', '0.614', '0.687', '0.602', '0.699', '0.675', '0.723']</text:p>
          </table:table-cell>
        </table:table-row>
        <table:table-row table:style-name="ro1">
          <table:table-cell office:value-type="string" calcext:value-type="string">
            <text:p>POS </text:p>
          </table:table-cell>
          <table:table-cell office:value-type="float" office:value="0.658" calcext:value-type="float">
            <text:p>0.658</text:p>
          </table:table-cell>
          <table:table-cell office:value-type="float" office:value="0.041" calcext:value-type="float">
            <text:p>0.041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<text:s/>0.747 [ 20 ] ['0.675', '0.663', '0.614', '0.627', '0.711', '0.614', '0.651', '0.651', '0.747', '0.675', '0.639', '0.723', '0.627', '0.639', '0.614', '0.651', '0.590', '0.711', '0.639', '0.699']</text:p>
          </table:table-cell>
        </table:table-row>
        <table:table-row table:style-name="ro1">
          <table:table-cell office:value-type="string" calcext:value-type="string">
            <text:p>GER POS </text:p>
          </table:table-cell>
          <table:table-cell office:value-type="float" office:value="0.649" calcext:value-type="float">
            <text:p>0.649</text:p>
          </table:table-cell>
          <table:table-cell office:value-type="float" office:value="0.041" calcext:value-type="float">
            <text:p>0.041</text:p>
          </table:table-cell>
          <table:table-cell office:value-type="float" office:value="0.554" calcext:value-type="float">
            <text:p>0.554</text:p>
          </table:table-cell>
          <table:table-cell office:value-type="string" calcext:value-type="string">
            <text:p><text:s/>0.711 [ 20 ] ['0.602', '0.651', '0.651', '0.602', '0.699', '0.554', '0.590', '0.675', '0.711', '0.687', '0.651', '0.675', '0.639', '0.663', '0.602', '0.639', '0.639', '0.711', '0.675', '0.675']</text:p>
          </table:table-cell>
        </table:table-row>
        <table:table-row table:style-name="ro1">
          <table:table-cell office:value-type="string" calcext:value-type="string">
            <text:p>GER POS IND HGL </text:p>
          </table:table-cell>
          <table:table-cell office:value-type="float" office:value="0.645" calcext:value-type="float">
            <text:p>0.645</text:p>
          </table:table-cell>
          <table:table-cell office:value-type="float" office:value="0.045" calcext:value-type="float">
            <text:p>0.045</text:p>
          </table:table-cell>
          <table:table-cell office:value-type="float" office:value="0.554" calcext:value-type="float">
            <text:p>0.554</text:p>
          </table:table-cell>
          <table:table-cell office:value-type="string" calcext:value-type="string">
            <text:p><text:s/>0.723 [ 20 ] ['0.675', '0.687', '0.675', '0.590', '0.651', '0.614', '0.554', '0.675', '0.723', '0.614', '0.651', '0.711', '0.627', '0.675', '0.663', '0.578', '0.687', '0.663', '0.590', '0.602']</text:p>
          </table:table-cell>
        </table:table-row>
        <table:table-row table:style-name="ro1">
          <table:table-cell office:value-type="string" calcext:value-type="string">
            <text:p>GER POS HGL </text:p>
          </table:table-cell>
          <table:table-cell office:value-type="float" office:value="0.637" calcext:value-type="float">
            <text:p>0.637</text:p>
          </table:table-cell>
          <table:table-cell office:value-type="float" office:value="0.065" calcext:value-type="float">
            <text:p>0.065</text:p>
          </table:table-cell>
          <table:table-cell office:value-type="float" office:value="0.446" calcext:value-type="float">
            <text:p>0.446</text:p>
          </table:table-cell>
          <table:table-cell office:value-type="string" calcext:value-type="string">
            <text:p><text:s/>0.735 [ 20 ] ['0.578', '0.651', '0.687', '0.639', '0.687', '0.639', '0.627', '0.614', '0.663', '0.639', '0.554', '0.566', '0.578', '0.687', '0.675', '0.687', '0.735', '0.675', '0.446', '0.711']</text:p>
          </table:table-cell>
        </table:table-row>
        <table:table-row table:style-name="ro1">
          <table:table-cell office:value-type="string" calcext:value-type="string">
            <text:p>POS HGL </text:p>
          </table:table-cell>
          <table:table-cell office:value-type="float" office:value="0.633" calcext:value-type="float">
            <text:p>0.633</text:p>
          </table:table-cell>
          <table:table-cell office:value-type="float" office:value="0.057" calcext:value-type="float">
            <text:p>0.057</text:p>
          </table:table-cell>
          <table:table-cell office:value-type="float" office:value="0.518" calcext:value-type="float">
            <text:p>0.518</text:p>
          </table:table-cell>
          <table:table-cell office:value-type="string" calcext:value-type="string">
            <text:p><text:s/>0.735 [ 20 ] ['0.651', '0.614', '0.518', '0.602', '0.735', '0.530', '0.651', '0.711', '0.723', '0.614', '0.602', '0.675', '0.639', '0.627', '0.602', '0.590', '0.566', '0.639', '0.663', '0.699']</text:p>
          </table:table-cell>
        </table:table-row>
        <table:table-row table:style-name="ro1">
          <table:table-cell office:value-type="string" calcext:value-type="string">
            <text:p>GER POS IND </text:p>
          </table:table-cell>
          <table:table-cell office:value-type="float" office:value="0.632" calcext:value-type="float">
            <text:p>0.632</text:p>
          </table:table-cell>
          <table:table-cell office:value-type="float" office:value="0.057" calcext:value-type="float">
            <text:p>0.057</text:p>
          </table:table-cell>
          <table:table-cell office:value-type="float" office:value="0.494" calcext:value-type="float">
            <text:p>0.494</text:p>
          </table:table-cell>
          <table:table-cell office:value-type="string" calcext:value-type="string">
            <text:p><text:s/>0.735 [ 20 ] ['0.530', '0.687', '0.675', '0.590', '0.651', '0.627', '0.651', '0.602', '0.639', '0.651', '0.566', '0.639', '0.590', '0.687', '0.639', '0.614', '0.735', '0.663', '0.494', '0.711']</text:p>
          </table:table-cell>
        </table:table-row>
        <table:table-row table:style-name="ro1">
          <table:table-cell office:value-type="string" calcext:value-type="string">
            <text:p>POS IND HGL </text:p>
          </table:table-cell>
          <table:table-cell office:value-type="float" office:value="0.627" calcext:value-type="float">
            <text:p>0.627</text:p>
          </table:table-cell>
          <table:table-cell office:value-type="float" office:value="0.057" calcext:value-type="float">
            <text:p>0.057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<text:s/>0.747 [ 20 ] ['0.566', '0.614', '0.506', '0.639', '0.711', '0.663', '0.687', '0.566', '0.627', '0.542', '0.747', '0.675', '0.651', '0.578', '0.590', '0.602', '0.651', '0.639', '0.614', '0.675']</text:p>
          </table:table-cell>
        </table:table-row>
        <table:table-row table:style-name="ro1">
          <table:table-cell office:value-type="string" calcext:value-type="string">
            <text:p>GER IND HGL </text:p>
          </table:table-cell>
          <table:table-cell office:value-type="float" office:value="0.536" calcext:value-type="float">
            <text:p>0.536</text:p>
          </table:table-cell>
          <table:table-cell office:value-type="float" office:value="0.049" calcext:value-type="float">
            <text:p>0.049</text:p>
          </table:table-cell>
          <table:table-cell office:value-type="float" office:value="0.458" calcext:value-type="float">
            <text:p>0.458</text:p>
          </table:table-cell>
          <table:table-cell office:value-type="string" calcext:value-type="string">
            <text:p><text:s/>0.639 [ 20 ] ['0.494', '0.530', '0.506', '0.554', '0.639', '0.554', '0.566', '0.518', '0.482', '0.518', '0.578', '0.458', '0.506', '0.602', '0.530', '0.566', '0.627', '0.506', '0.458', '0.518']</text:p>
          </table:table-cell>
        </table:table-row>
        <table:table-row table:style-name="ro1">
          <table:table-cell office:value-type="string" calcext:value-type="string">
            <text:p>GER HGL </text:p>
          </table:table-cell>
          <table:table-cell office:value-type="float" office:value="0.533" calcext:value-type="float">
            <text:p>0.533</text:p>
          </table:table-cell>
          <table:table-cell office:value-type="float" office:value="0.063" calcext:value-type="float">
            <text:p>0.063</text:p>
          </table:table-cell>
          <table:table-cell office:value-type="float" office:value="0.434" calcext:value-type="float">
            <text:p>0.434</text:p>
          </table:table-cell>
          <table:table-cell office:value-type="string" calcext:value-type="string">
            <text:p><text:s/>0.687 [ 20 ] ['0.554', '0.494', '0.494', '0.530', '0.578', '0.518', '0.470', '0.590', '0.554', '0.434', '0.482', '0.506', '0.470', '0.614', '0.506', '0.494', '0.482', '0.687', '0.542', '0.651']</text:p>
          </table:table-cell>
        </table:table-row>
        <table:table-row table:style-name="ro1">
          <table:table-cell office:value-type="string" calcext:value-type="string">
            <text:p>GER IND </text:p>
          </table:table-cell>
          <table:table-cell office:value-type="float" office:value="0.517" calcext:value-type="float">
            <text:p>0.517</text:p>
          </table:table-cell>
          <table:table-cell office:value-type="float" office:value="0.069" calcext:value-type="float">
            <text:p>0.069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<text:s/>0.711 [ 20 ] ['0.506', '0.434', '0.458', '0.518', '0.566', '0.530', '0.434', '0.590', '0.627', '0.458', '0.482', '0.458', '0.542', '0.530', '0.518', '0.494', '0.422', '0.711', '0.530', '0.530']</text:p>
          </table:table-cell>
        </table:table-row>
        <table:table-row table:style-name="ro1">
          <table:table-cell office:value-type="string" calcext:value-type="string">
            <text:p>GER </text:p>
          </table:table-cell>
          <table:table-cell office:value-type="float" office:value="0.506" calcext:value-type="float">
            <text:p>0.506</text:p>
          </table:table-cell>
          <table:table-cell office:value-type="float" office:value="0.056" calcext:value-type="float">
            <text:p>0.056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0.614 [ 22 ] ['0.578', '0.518', '0.518', '0.410', '0.422', '0.494', '0.590', '0.518', '0.446', '0.566', '0.554', '0.458', '0.518', '0.470', '0.446', '0.554', '0.494', '0.458', '0.434', '0.614', '0.542', '0.530']</text:p>
          </table:table-cell>
        </table:table-row>
        <table:table-row table:style-name="ro1">
          <table:table-cell office:value-type="string" calcext:value-type="string">
            <text:p>IND HGL </text:p>
          </table:table-cell>
          <table:table-cell office:value-type="float" office:value="0.487" calcext:value-type="float">
            <text:p>0.487</text:p>
          </table:table-cell>
          <table:table-cell office:value-type="float" office:value="0.048" calcext:value-type="float">
            <text:p>0.048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0.554 [ 20 ] ['0.422', '0.506', '0.422', '0.482', '0.518', '0.554', '0.482', '0.494', '0.518', '0.410', '0.434', '0.422', '0.482', '0.554', '0.530', '0.458', '0.434', '0.542', '0.542', '0.530']</text:p>
          </table:table-cell>
        </table:table-row>
        <table:table-row table:style-name="ro1">
          <table:table-cell office:value-type="string" calcext:value-type="string">
            <text:p>HGL </text:p>
          </table:table-cell>
          <table:table-cell office:value-type="float" office:value="0.474" calcext:value-type="float">
            <text:p>0.474</text:p>
          </table:table-cell>
          <table:table-cell office:value-type="float" office:value="0.052" calcext:value-type="float">
            <text:p>0.052</text:p>
          </table:table-cell>
          <table:table-cell office:value-type="float" office:value="0.361" calcext:value-type="float">
            <text:p>0.361</text:p>
          </table:table-cell>
          <table:table-cell office:value-type="string" calcext:value-type="string">
            <text:p><text:s/>0.554 [ 20 ] ['0.494', '0.434', '0.398', '0.470', '0.542', '0.458', '0.434', '0.494', '0.494', '0.361', '0.446', '0.482', '0.398', '0.506', '0.530', '0.446', '0.470', '0.554', '0.518', '0.554']</text:p>
          </table:table-cell>
        </table:table-row>
        <table:table-row table:style-name="ro1">
          <table:table-cell office:value-type="string" calcext:value-type="string">
            <text:p>IND </text:p>
          </table:table-cell>
          <table:table-cell office:value-type="float" office:value="0.469" calcext:value-type="float">
            <text:p>0.469</text:p>
          </table:table-cell>
          <table:table-cell office:value-type="float" office:value="0.047" calcext:value-type="float">
            <text:p>0.047</text:p>
          </table:table-cell>
          <table:table-cell office:value-type="float" office:value="0.386" calcext:value-type="float">
            <text:p>0.386</text:p>
          </table:table-cell>
          <table:table-cell office:value-type="string" calcext:value-type="string">
            <text:p><text:s/>0.566 [ 20 ] ['0.398', '0.446', '0.434', '0.470', '0.494', '0.434', '0.386', '0.482', '0.494', '0.434', '0.458', '0.386', '0.482', '0.506', '0.518', '0.494', '0.482', '0.566', '0.530', '0.494']</text:p>
          </table:table-cell>
        </table:table-row>
        <table:table-row table:style-name="ro1" table:number-rows-repeated="105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'3 consent'.A1:'3 consent'.A234">
            <calcext:condition calcext:apply-style-name="Untitled1" calcext:value="contains-text(&quot;W2V&quot;)" calcext:base-cell-address="'3 consent'.A1"/>
          </calcext:conditional-format>
        </calcext:conditional-formats>
      </table:table>
      <table:named-expressions/>
      <table:database-ranges>
        <table:database-range table:name="__Anonymous_Sheet_DB__0" table:target-range-address="'2 consent'.A1:'2 consent'.E128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3 consent'.A1:'3 consent'.E128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11:42:09.554016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9:42:15.170010915</meta:creation-date>
    <dc:date>2018-11-29T14:10:00.947511505</dc:date>
    <meta:editing-duration>P1DT9H48M53S</meta:editing-duration>
    <meta:editing-cycles>5</meta:editing-cycles>
    <meta:generator>LibreOffice/5.1.6.2$Linux_X86_64 LibreOffice_project/10m0$Build-2</meta:generator>
    <meta:document-statistic meta:table-count="2" meta:cell-count="1279" meta:object-count="0"/>
  </office:meta>
</office:document-meta>
</file>